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96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0.34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4.43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.65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2.43mm"/>
    </style:style>
    <style:style style:name="co19" style:family="table-column">
      <style:table-column-properties fo:break-before="auto" style:column-width="0.88mm"/>
    </style:style>
    <style:style style:name="co20" style:family="table-column">
      <style:table-column-properties fo:break-before="auto" style:column-width="33.16mm"/>
    </style:style>
    <style:style style:name="co21" style:family="table-column">
      <style:table-column-properties fo:break-before="auto" style:column-width="17.23mm"/>
    </style:style>
    <style:style style:name="co22" style:family="table-column">
      <style:table-column-properties fo:break-before="auto" style:column-width="7.28mm"/>
    </style:style>
    <style:style style:name="co23" style:family="table-column">
      <style:table-column-properties fo:break-before="auto" style:column-width="75.18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ro7" style:family="table-row">
      <style:table-row-properties style:row-height="5.72mm" fo:break-before="auto" style:use-optimal-row-height="tru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2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一般_5f_WESRB00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一般_5f_WESRB00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6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2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3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4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7年(西元2018年)</text:p>
            </table:table-cell>
            <table:covered-table-cell table:number-columns-repeated="2" table:style-name="ce2"/>
            <table:table-cell table:style-name="ce36" table:number-columns-repeated="6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43755211.5555111" calcext:value-type="float">
            <text:p><text:s/>43,755,212 <text:s/></text:p>
          </table:table-cell>
          <table:table-cell table:style-name="ce42" office:value-type="float" office:value="5506335.52777778" calcext:value-type="float">
            <text:p><text:s/>5,506,336 <text:s/></text:p>
          </table:table-cell>
          <table:table-cell table:style-name="ce42" office:value-type="float" office:value="31490297.4166222" calcext:value-type="float">
            <text:p><text:s/>31,490,297 <text:s/></text:p>
          </table:table-cell>
          <table:table-cell table:style-name="ce42" office:value-type="float" office:value="205977.311111111" calcext:value-type="float">
            <text:p><text:s/>205,977 <text:s/></text:p>
          </table:table-cell>
          <table:table-cell table:style-name="ce42" office:value-type="float" office:value="6318897.74444444" calcext:value-type="float">
            <text:p><text:s/>6,318,89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3703.555555556" calcext:value-type="float">
            <text:p><text:s/>233,70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19741.4" calcext:value-type="float">
            <text:p><text:s/>19,74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93.4" calcext:value-type="float">
            <text:p><text:s/>1,09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648" calcext:value-type="float">
            <text:p><text:s/>18,64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557992.643333333" calcext:value-type="float">
            <text:p><text:s/>-557,993 <text:s/></text:p>
          </table:table-cell>
          <table:table-cell table:style-name="ce42" office:value-type="float" office:value="1847.52444444454" calcext:value-type="float">
            <text:p><text:s/>1,848 <text:s/></text:p>
          </table:table-cell>
          <table:table-cell table:style-name="ce42" office:value-type="float" office:value="-385356.29" calcext:value-type="float">
            <text:p><text:s/>-385,356 <text:s/></text:p>
          </table:table-cell>
          <table:table-cell table:style-name="ce42" office:value-type="float" office:value="-4413.04444444444" calcext:value-type="float">
            <text:p><text:s/>-4,413 <text:s/></text:p>
          </table:table-cell>
          <table:table-cell table:style-name="ce42" office:value-type="float" office:value="-170616.833333333" calcext:value-type="float">
            <text:p><text:s/>-170,61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45.999999999999" calcext:value-type="float">
            <text:p><text:s/>54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44293462.7988444" calcext:value-type="float">
            <text:p><text:s/>44,293,463 <text:s/></text:p>
          </table:table-cell>
          <table:table-cell table:style-name="ce43" office:value-type="float" office:value="5504488.00333333" calcext:value-type="float">
            <text:p><text:s/>5,504,488 <text:s/></text:p>
          </table:table-cell>
          <table:table-cell table:style-name="ce43" office:value-type="float" office:value="31875653.7066222" calcext:value-type="float">
            <text:p><text:s/>31,875,654 <text:s/></text:p>
          </table:table-cell>
          <table:table-cell table:style-name="ce43" office:value-type="float" office:value="209296.955555556" calcext:value-type="float">
            <text:p><text:s/>209,297 <text:s/></text:p>
          </table:table-cell>
          <table:table-cell table:style-name="ce43" office:value-type="float" office:value="6489514.57777778" calcext:value-type="float">
            <text:p><text:s/>6,489,515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14509.555555556" calcext:value-type="float">
            <text:p><text:s/>214,510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188413.199538889" calcext:value-type="float">
            <text:p><text:s/>188,413 <text:s/></text:p>
          </table:table-cell>
          <table:table-cell table:style-name="ce43" office:value-type="float" office:value="219905.257777778" calcext:value-type="float">
            <text:p><text:s/>219,905 <text:s/></text:p>
          </table:table-cell>
          <table:table-cell table:style-name="ce43" office:value-type="float" office:value="-465050.480461111" calcext:value-type="float">
            <text:p><text:s/>-465,050 <text:s/></text:p>
          </table:table-cell>
          <table:table-cell table:style-name="ce43" office:value-type="float" office:value="-16712.6111111111" calcext:value-type="float">
            <text:p><text:s/>-16,713 <text:s/></text:p>
          </table:table-cell>
          <table:table-cell table:style-name="ce43" office:value-type="float" office:value="524088.366666666" calcext:value-type="float">
            <text:p><text:s/>524,088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73817.3333333333" calcext:value-type="float">
            <text:p><text:s/>-73,817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45357473.8539291" calcext:value-type="float">
            <text:p><text:s/>45,357,474 <text:s/></text:p>
          </table:table-cell>
          <table:table-cell table:style-name="ce42" office:value-type="float" office:value="5284582.74555556" calcext:value-type="float">
            <text:p><text:s/>5,284,583 <text:s/></text:p>
          </table:table-cell>
          <table:table-cell table:style-name="ce42" office:value-type="float" office:value="28666097.2626712" calcext:value-type="float">
            <text:p><text:s/>28,666,09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965426.21111111" calcext:value-type="float">
            <text:p><text:s/>5,965,42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54859.77777778" calcext:value-type="float">
            <text:p><text:s/>4,254,86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6788450.26378556" calcext:value-type="float">
            <text:p><text:s/>6,788,450 <text:s/></text:p>
          </table:table-cell>
          <table:table-cell table:style-name="ce42" office:value-type="float" office:value="5284582.74555556" calcext:value-type="float">
            <text:p><text:s/>5,284,583 <text:s/></text:p>
          </table:table-cell>
          <table:table-cell table:style-name="ce42" office:value-type="float" office:value="1503867.51823" calcext:value-type="float">
            <text:p><text:s/>1,503,86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5674315.91111111" calcext:value-type="float">
            <text:p><text:s/>5,674,31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19456.13333333" calcext:value-type="float">
            <text:p><text:s/>1,419,45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254859.77777778" calcext:value-type="float">
            <text:p><text:s/>4,254,86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2239866.6" calcext:value-type="float">
            <text:p><text:s/>22,239,86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443681.1" calcext:value-type="float">
            <text:p><text:s/>16,443,68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796185.5" calcext:value-type="float">
            <text:p><text:s/>5,796,18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style-name="ce42" office:value-type="float" office:value="382230.026453333" calcext:value-type="float">
            <text:p><text:s/>382,23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2230.026453333" calcext:value-type="float">
            <text:p><text:s/>382,23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508352.781724445" calcext:value-type="float">
            <text:p><text:s/>508,35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08352.781724445" calcext:value-type="float">
            <text:p><text:s/>508,35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9764258.27085467" calcext:value-type="float">
            <text:p><text:s/>9,764,258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8408509.70293012" calcext:value-type="float">
            <text:p><text:s/>8,408,51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69240.711111111" calcext:value-type="float">
            <text:p><text:s/>169,241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8602101.67911111" calcext:value-type="float">
            <text:p><text:s/>8,602,10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934695.11111111" calcext:value-type="float">
            <text:p><text:s/>4,934,69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8602101.67911111" calcext:value-type="float">
            <text:p><text:s/>8,602,10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934695.11111111" calcext:value-type="float">
            <text:p><text:s/>4,934,69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276702.35" calcext:value-type="float">
            <text:p><text:s/>1,276,702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618947.844666667" calcext:value-type="float">
            <text:p><text:s/>618,948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657754.505333333" calcext:value-type="float">
            <text:p><text:s/>657,755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109037.294333333" calcext:value-type="float">
            <text:p><text:s/>109,037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93699.6666666667" calcext:value-type="float">
            <text:p><text:s/>93,700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963937.78015422" calcext:value-type="float">
            <text:p><text:s/>5,963,938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674606.9244121" calcext:value-type="float">
            <text:p><text:s/>3,674,607 <text:s/></text:p>
          </table:table-cell>
          <table:table-cell table:style-name="ce44" office:value-type="float" office:value="226009.566666667" calcext:value-type="float">
            <text:p><text:s/>226,010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874462.555555556" calcext:value-type="float">
            <text:p><text:s/>874,463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544307.91348755" calcext:value-type="float">
            <text:p><text:s/>5,544,308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674606.9244121" calcext:value-type="float">
            <text:p><text:s/>3,674,607 <text:s/></text:p>
          </table:table-cell>
          <table:table-cell table:style-name="ce44" office:value-type="float" office:value="174315.255555556" calcext:value-type="float">
            <text:p><text:s/>174,315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506527" calcext:value-type="float">
            <text:p><text:s/>506,527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5544307.91348755" calcext:value-type="float">
            <text:p><text:s/>5,544,30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674606.9244121" calcext:value-type="float">
            <text:p><text:s/>3,674,607 <text:s/></text:p>
          </table:table-cell>
          <table:table-cell table:style-name="ce42" office:value-type="float" office:value="174315.255555556" calcext:value-type="float">
            <text:p><text:s/>174,31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6527" calcext:value-type="float">
            <text:p><text:s/>506,52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44161.7422222222" calcext:value-type="float">
            <text:p><text:s/>44,16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4161.7422222222" calcext:value-type="float">
            <text:p><text:s/>44,16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349250.27093126" calcext:value-type="float">
            <text:p><text:s/>349,25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9250.27093126" calcext:value-type="float">
            <text:p><text:s/>349,25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533908.335892273" calcext:value-type="float">
            <text:p><text:s/>533,90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33908.335892273" calcext:value-type="float">
            <text:p><text:s/>533,90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1685019.84533968" calcext:value-type="float">
            <text:p><text:s/>1,685,02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78479.97867301" calcext:value-type="float">
            <text:p><text:s/>1,678,48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297294.39734449" calcext:value-type="float">
            <text:p><text:s/>1,297,29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97294.39734449" calcext:value-type="float">
            <text:p><text:s/>1,297,29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37414.6236603008" calcext:value-type="float">
            <text:p>( 37,415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37414.6236603008" calcext:value-type="float">
            <text:p>( 37,415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1259879.77368419" calcext:value-type="float">
            <text:p>( 1,259,880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259879.77368419" calcext:value-type="float">
            <text:p>( 1,259,880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297347.588383572" calcext:value-type="float">
            <text:p><text:s/>297,34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7347.588383572" calcext:value-type="float">
            <text:p><text:s/>297,34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83837.9929449444" calcext:value-type="float">
            <text:p><text:s/>83,83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3837.9929449444" calcext:value-type="float">
            <text:p><text:s/>83,83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6539.86666666667" calcext:value-type="float">
            <text:p><text:s/>6,540 <text:s/></text:p>
          </table:table-cell>
          <table:table-cell table:number-columns-repeated="8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12948.3733333333" calcext:value-type="float">
            <text:p><text:s/>12,94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948.3733333333" calcext:value-type="float">
            <text:p><text:s/>12,94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4082.38222222222" calcext:value-type="float">
            <text:p><text:s/>4,08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082.38222222222" calcext:value-type="float">
            <text:p><text:s/>4,08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4316.3733333333" calcext:value-type="float">
            <text:p><text:s/>14,316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14316.3733333333" calcext:value-type="float">
            <text:p><text:s/>14,316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021377.17333333" calcext:value-type="float">
            <text:p><text:s/>1,021,37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21377.17333333" calcext:value-type="float">
            <text:p><text:s/>1,021,37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986064.533333333" calcext:value-type="float">
            <text:p><text:s/>986,06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86064.533333333" calcext:value-type="float">
            <text:p><text:s/>986,06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35312.64" calcext:value-type="float">
            <text:p><text:s/>35,31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312.64" calcext:value-type="float">
            <text:p><text:s/>35,31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863161.12240878" calcext:value-type="float">
            <text:p><text:s/>1,863,16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4315.255555556" calcext:value-type="float">
            <text:p><text:s/>174,31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6527" calcext:value-type="float">
            <text:p><text:s/>506,52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863161.12240878" calcext:value-type="float">
            <text:p><text:s/>1,863,16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4315.255555556" calcext:value-type="float">
            <text:p><text:s/>174,31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6527" calcext:value-type="float">
            <text:p><text:s/>506,52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6082.2944711111" calcext:value-type="float">
            <text:p><text:s/>16,08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082.2944711111" calcext:value-type="float">
            <text:p><text:s/>16,08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419629.866666667" calcext:value-type="float">
            <text:p><text:s/>419,63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694.3111111111" calcext:value-type="float">
            <text:p><text:s/>51,69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7935.555555556" calcext:value-type="float">
            <text:p><text:s/>367,93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419629.866666667" calcext:value-type="float">
            <text:p><text:s/>419,63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694.3111111111" calcext:value-type="float">
            <text:p><text:s/>51,69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7935.555555556" calcext:value-type="float">
            <text:p><text:s/>367,93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31261978.770837" calcext:value-type="float">
            <text:p><text:s/>131,261,97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1251321.508053" calcext:value-type="float">
            <text:p><text:s/>101,251,32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463176.645126" calcext:value-type="float">
            <text:p><text:s/>25,463,17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95972186.387" calcext:value-type="float">
            <text:p><text:s/>95,972,18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0939066.736747" calcext:value-type="float">
            <text:p><text:s/>70,939,06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033119.650253" calcext:value-type="float">
            <text:p><text:s/>25,033,12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style-name="ce42" office:value-type="float" office:value="1984678.784787" calcext:value-type="float">
            <text:p><text:s/>1,984,67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84678.784787" calcext:value-type="float">
            <text:p><text:s/>1,984,67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1692282.536993" calcext:value-type="float">
            <text:p><text:s/>1,692,28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92282.536993" calcext:value-type="float">
            <text:p><text:s/>1,692,28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31612831.062057" calcext:value-type="float">
            <text:p><text:s/>31,612,83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635293.449526" calcext:value-type="float">
            <text:p><text:s/>26,635,29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30056.994873" calcext:value-type="float">
            <text:p><text:s/>430,05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27983311.823192" calcext:value-type="float">
            <text:p><text:s/>27,983,31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316354.303343" calcext:value-type="float">
            <text:p><text:s/>26,316,35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3651.240625" calcext:value-type="float">
            <text:p><text:s/>263,65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27983311.823192" calcext:value-type="float">
            <text:p><text:s/>27,983,312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6316354.303343" calcext:value-type="float">
            <text:p><text:s/>26,316,354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63651.240625" calcext:value-type="float">
            <text:p><text:s/>263,651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7年(西元2018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41" office:value-type="float" office:value="78960.4003377445" calcext:value-type="float">
            <text:p><text:s/>78,960 <text:s/></text:p>
          </table:table-cell>
          <table:table-cell table:style-name="ce41" office:value-type="float" office:value="4677" calcext:value-type="float">
            <text:p><text:s/>4,677 <text:s/></text:p>
          </table:table-cell>
          <table:table-cell table:style-name="ce41" office:value-type="float" office:value="74283.4003377445" calcext:value-type="float">
            <text:p><text:s/>74,283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1526078.0462912" calcext:value-type="float">
            <text:p><text:s/>71,526,078 <text:s/></text:p>
          </table:table-cell>
          <table:table-cell table:style-name="ce42" office:value-type="float" office:value="51075091.273" calcext:value-type="float">
            <text:p><text:s/>51,075,09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3139.844" calcext:value-type="float">
            <text:p><text:s/>353,14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31955.29001174" calcext:value-type="float">
            <text:p><text:s/>2,331,95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503843.6607225" calcext:value-type="float">
            <text:p><text:s/>20,503,84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0437.067" calcext:value-type="float">
            <text:p><text:s/>480,43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7241.83941727" calcext:value-type="float">
            <text:p><text:s/>107,24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06871.27951111" calcext:value-type="float">
            <text:p><text:s/>1,306,87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33952.76888889" calcext:value-type="float">
            <text:p><text:s/>3,233,95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538102.880333583" calcext:value-type="float">
            <text:p><text:s/>-538,103 <text:s/></text:p>
          </table:table-cell>
          <table:table-cell table:style-name="ce42" office:value-type="float" office:value="-534098.563" calcext:value-type="float">
            <text:p><text:s/>-534,099 <text:s/></text:p>
          </table:table-cell>
          <table:table-cell table:style-name="ce42" office:value-type="float" office:value="-1154.1888336996" calcext:value-type="float">
            <text:p><text:s/>-1,154 <text:s/></text:p>
          </table:table-cell>
          <table:table-cell table:style-name="ce42" office:value-type="float" office:value="-303142.104" calcext:value-type="float">
            <text:p><text:s/>-303,142 <text:s/></text:p>
          </table:table-cell>
          <table:table-cell table:style-name="ce42" office:value-type="float" office:value="-0.000000000003" calcext:value-type="float">
            <text:p><text:s/>-0 <text:s/></text:p>
          </table:table-cell>
          <table:table-cell table:style-name="ce42" office:value-type="float" office:value="67412.0091804501" calcext:value-type="float">
            <text:p><text:s/>67,41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7098473.61784" calcext:value-type="float">
            <text:p><text:s/>47,098,474 <text:s/></text:p>
          </table:table-cell>
          <table:table-cell table:style-name="ce43" office:value-type="float" office:value="51613866.836" calcext:value-type="float">
            <text:p><text:s/>51,613,867 <text:s/></text:p>
          </table:table-cell>
          <table:table-cell table:style-name="ce43" office:value-type="float" office:value="75437.5891714441" calcext:value-type="float">
            <text:p><text:s/>75,438 <text:s/></text:p>
          </table:table-cell>
          <table:table-cell table:style-name="ce43" office:value-type="float" office:value="175844.881" calcext:value-type="float">
            <text:p><text:s/>175,845 <text:s/></text:p>
          </table:table-cell>
          <table:table-cell table:style-name="ce43" office:value-type="float" office:value="0.000000000003" calcext:value-type="float">
            <text:p><text:s/>0 <text:s/></text:p>
          </table:table-cell>
          <table:table-cell table:style-name="ce43" office:value-type="float" office:value="2157301.44141402" calcext:value-type="float">
            <text:p><text:s/>2,157,30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44515.29086333" calcext:value-type="float">
            <text:p><text:s/>3,744,51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6592.63493" calcext:value-type="float">
            <text:p><text:s/>176,59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0.0000000000483327" calcext:value-type="float">
            <text:p><text:s/>-0 <text:s/></text:p>
          </table:table-cell>
          <table:table-cell table:style-name="ce43" office:value-type="float" office:value="-0.00000000002097" calcext:value-type="float">
            <text:p><text:s/>-0 <text:s/></text:p>
          </table:table-cell>
          <table:table-cell table:style-name="ce43" office:value-type="float" office:value="0.000000000000123" calcext:value-type="float">
            <text:p><text:s/>0 <text:s/></text:p>
          </table:table-cell>
          <table:table-cell table:style-name="ce43" office:value-type="float" office:value="-70651.2442323891" calcext:value-type="float">
            <text:p><text:s/>-70,651 <text:s/></text:p>
          </table:table-cell>
          <table:table-cell table:style-name="ce43" office:value-type="float" office:value="-2732.998" calcext:value-type="float">
            <text:p><text:s/>-2,733 <text:s/></text:p>
          </table:table-cell>
          <table:table-cell table:style-name="ce43" office:value-type="float" office:value="113.8078182621" calcext:value-type="float">
            <text:p><text:s/>114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64.367260458917" calcext:value-type="float">
            <text:p><text:s/>16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335724.551789709" calcext:value-type="float">
            <text:p><text:s/>335,725 <text:s/></text:p>
          </table:table-cell>
          <table:table-cell table:style-name="ce42" office:value-type="float" office:value="697045.857976976" calcext:value-type="float">
            <text:p><text:s/>697,046 <text:s/></text:p>
          </table:table-cell>
          <table:table-cell table:style-name="ce42" office:value-type="float" office:value="153737.447046754" calcext:value-type="float">
            <text:p><text:s/>153,737 <text:s/></text:p>
          </table:table-cell>
          <table:table-cell table:style-name="ce42" office:value-type="float" office:value="54355931.5762372" calcext:value-type="float">
            <text:p><text:s/>54,355,932 <text:s/></text:p>
          </table:table-cell>
          <table:table-cell table:style-name="ce42" office:value-type="float" office:value="51616599.834" calcext:value-type="float">
            <text:p><text:s/>51,616,600 <text:s/></text:p>
          </table:table-cell>
          <table:table-cell table:style-name="ce42" office:value-type="float" office:value="75323.781353182" calcext:value-type="float">
            <text:p><text:s/>75,324 <text:s/></text:p>
          </table:table-cell>
          <table:table-cell table:style-name="ce42" office:value-type="float" office:value="353139.844" calcext:value-type="float">
            <text:p><text:s/>353,140 <text:s/></text:p>
          </table:table-cell>
          <table:table-cell table:style-name="ce42" office:value-type="float" office:value="276170.078240109" calcext:value-type="float">
            <text:p><text:s/>276,170 <text:s/></text:p>
          </table:table-cell>
          <table:table-cell table:style-name="ce42" office:value-type="float" office:value="1702.58880726871" calcext:value-type="float">
            <text:p><text:s/>1,70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045063.4593532" calcext:value-type="float">
            <text:p><text:s/>52,045,063 <text:s/></text:p>
          </table:table-cell>
          <table:table-cell table:style-name="ce42" office:value-type="float" office:value="51616599.834" calcext:value-type="float">
            <text:p><text:s/>51,616,600 <text:s/></text:p>
          </table:table-cell>
          <table:table-cell table:style-name="ce42" office:value-type="float" office:value="75323.781353182" calcext:value-type="float">
            <text:p><text:s/>75,324 <text:s/></text:p>
          </table:table-cell>
          <table:table-cell table:style-name="ce42" office:value-type="float" office:value="353139.844" calcext:value-type="float">
            <text:p><text:s/>353,14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00213.2" calcext:value-type="float">
            <text:p><text:s/>1,800,21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65.36026666667" calcext:value-type="float">
            <text:p><text:s/>2,16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272.3904" calcext:value-type="float">
            <text:p><text:s/>13,27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335724.551789709" calcext:value-type="float">
            <text:p><text:s/>335,725 <text:s/></text:p>
          </table:table-cell>
          <table:table-cell table:style-name="ce43" office:value-type="float" office:value="697045.857976976" calcext:value-type="float">
            <text:p><text:s/>697,046 <text:s/></text:p>
          </table:table-cell>
          <table:table-cell table:style-name="ce43" office:value-type="float" office:value="153737.447046754" calcext:value-type="float">
            <text:p><text:s/>153,737 <text:s/></text:p>
          </table:table-cell>
          <table:table-cell table:style-name="ce43" office:value-type="float" office:value="495217.166217391" calcext:value-type="float">
            <text:p><text:s/>495,217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76170.078240109" calcext:value-type="float">
            <text:p><text:s/>276,170 <text:s/></text:p>
          </table:table-cell>
          <table:table-cell table:style-name="ce43" office:value-type="float" office:value="1702.58880726871" calcext:value-type="float">
            <text:p><text:s/>1,70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444296" calcext:value-type="float">
            <text:p><text:s/>1,444,296 <text:s/></text:p>
          </table:table-cell>
          <table:table-cell table:style-name="ce42" office:value-type="float" office:value="1932058.674" calcext:value-type="float">
            <text:p><text:s/>1,932,059 <text:s/></text:p>
          </table:table-cell>
          <table:table-cell table:style-name="ce42" office:value-type="float" office:value="291051.894" calcext:value-type="float">
            <text:p><text:s/>291,052 <text:s/></text:p>
          </table:table-cell>
          <table:table-cell table:style-name="ce42" office:value-type="float" office:value="57967823.9600537" calcext:value-type="float">
            <text:p><text:s/>57,967,82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6091.963" calcext:value-type="float">
            <text:p><text:s/>236,092 <text:s/></text:p>
          </table:table-cell>
          <table:table-cell table:style-name="ce42" office:value-type="float" office:value="2929792.85536289" calcext:value-type="float">
            <text:p><text:s/>2,929,793 <text:s/></text:p>
          </table:table-cell>
          <table:table-cell table:style-name="ce42" office:value-type="float" office:value="1594731.70004472" calcext:value-type="float">
            <text:p><text:s/>1,594,73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444296" calcext:value-type="float">
            <text:p><text:s/>1,444,296 <text:s/></text:p>
          </table:table-cell>
          <table:table-cell table:style-name="ce42" office:value-type="float" office:value="1932058.674" calcext:value-type="float">
            <text:p><text:s/>1,932,059 <text:s/></text:p>
          </table:table-cell>
          <table:table-cell table:style-name="ce42" office:value-type="float" office:value="291051.894" calcext:value-type="float">
            <text:p><text:s/>291,052 <text:s/></text:p>
          </table:table-cell>
          <table:table-cell table:style-name="ce42" office:value-type="float" office:value="54537242.7208349" calcext:value-type="float">
            <text:p><text:s/>54,537,24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6091.963" calcext:value-type="float">
            <text:p><text:s/>236,092 <text:s/></text:p>
          </table:table-cell>
          <table:table-cell table:style-name="ce42" office:value-type="float" office:value="2929792.85536289" calcext:value-type="float">
            <text:p><text:s/>2,929,793 <text:s/></text:p>
          </table:table-cell>
          <table:table-cell table:style-name="ce42" office:value-type="float" office:value="1514375.24123122" calcext:value-type="float">
            <text:p><text:s/>1,514,37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430581.23921884" calcext:value-type="float">
            <text:p><text:s/>3,430,581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80356.458813504" calcext:value-type="float">
            <text:p><text:s/>80,35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54619.866666667" calcext:value-type="float">
            <text:p><text:s/>254,620 <text:s/></text:p>
          </table:table-cell>
          <table:table-cell table:style-name="ce42" office:value-type="float" office:value="950422.946666667" calcext:value-type="float">
            <text:p><text:s/>950,423 <text:s/></text:p>
          </table:table-cell>
          <table:table-cell table:style-name="ce42" office:value-type="float" office:value="71659.5366666667" calcext:value-type="float">
            <text:p><text:s/>71,660 <text:s/></text:p>
          </table:table-cell>
          <table:table-cell table:style-name="ce42" office:value-type="float" office:value="3296539.38901462" calcext:value-type="float">
            <text:p><text:s/>3,296,53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80255.31670157" calcext:value-type="float">
            <text:p><text:s/>2,480,255 <text:s/></text:p>
          </table:table-cell>
          <table:table-cell table:style-name="ce42" office:value-type="float" office:value="142868.09641608" calcext:value-type="float">
            <text:p><text:s/>142,86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225503.6" calcext:value-type="float">
            <text:p><text:s/>225,504 <text:s/></text:p>
          </table:table-cell>
          <table:table-cell table:style-name="ce42" office:value-type="float" office:value="321784.708" calcext:value-type="float">
            <text:p><text:s/>321,785 <text:s/></text:p>
          </table:table-cell>
          <table:table-cell table:style-name="ce42" office:value-type="float" office:value="71659.5366666667" calcext:value-type="float">
            <text:p><text:s/>71,66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29116.2666666667" calcext:value-type="float">
            <text:p><text:s/>29,116 <text:s/></text:p>
          </table:table-cell>
          <table:table-cell table:style-name="ce42" office:value-type="float" office:value="628638.238666667" calcext:value-type="float">
            <text:p><text:s/>628,63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92433.10814795" calcext:value-type="float">
            <text:p><text:s/>3,292,43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80255.31670157" calcext:value-type="float">
            <text:p><text:s/>2,480,255 <text:s/></text:p>
          </table:table-cell>
          <table:table-cell table:style-name="ce42" office:value-type="float" office:value="142868.09641608" calcext:value-type="float">
            <text:p><text:s/>142,86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22.50226666667" calcext:value-type="float">
            <text:p><text:s/>1,62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66.66666666667" calcext:value-type="float">
            <text:p><text:s/>1,06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417.11193333333" calcext:value-type="float">
            <text:p><text:s/>1,417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6.53333333333333" calcext:value-type="float">
            <text:p><text:s/>7 <text:s/></text:p>
          </table:table-cell>
          <table:table-cell table:style-name="ce44" office:value-type="float" office:value="12478.7926666667" calcext:value-type="float">
            <text:p><text:s/>12,479 <text:s/></text:p>
          </table:table-cell>
          <table:table-cell table:style-name="ce44" office:value-type="float" office:value="2852.30166666667" calcext:value-type="float">
            <text:p><text:s/>2,852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853945.048210291" calcext:value-type="float">
            <text:p><text:s/>853,945 <text:s/></text:p>
          </table:table-cell>
          <table:table-cell table:style-name="ce44" office:value-type="float" office:value="272111.076689691" calcext:value-type="float">
            <text:p><text:s/>272,111 <text:s/></text:p>
          </table:table-cell>
          <table:table-cell table:style-name="ce44" office:value-type="float" office:value="62802.6086199129" calcext:value-type="float">
            <text:p><text:s/>62,803 <text:s/></text:p>
          </table:table-cell>
          <table:table-cell table:style-name="ce44" office:value-type="float" office:value="43739962.5660109" calcext:value-type="float">
            <text:p><text:s/>43,739,963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58797" calcext:value-type="float">
            <text:p><text:s/>58,797 <text:s/></text:p>
          </table:table-cell>
          <table:table-cell table:style-name="ce44" office:value-type="float" office:value="173367.460421215" calcext:value-type="float">
            <text:p><text:s/>173,367 <text:s/></text:p>
          </table:table-cell>
          <table:table-cell table:style-name="ce44" office:value-type="float" office:value="3430705.45404493" calcext:value-type="float">
            <text:p><text:s/>3,430,705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853945.048210291" calcext:value-type="float">
            <text:p><text:s/>853,945 <text:s/></text:p>
          </table:table-cell>
          <table:table-cell table:style-name="ce44" office:value-type="float" office:value="272111.076689691" calcext:value-type="float">
            <text:p><text:s/>272,111 <text:s/></text:p>
          </table:table-cell>
          <table:table-cell table:style-name="ce44" office:value-type="float" office:value="62802.6086199129" calcext:value-type="float">
            <text:p><text:s/>62,803 <text:s/></text:p>
          </table:table-cell>
          <table:table-cell table:style-name="ce44" office:value-type="float" office:value="17774837.2826065" calcext:value-type="float">
            <text:p><text:s/>17,774,837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73367.460421215" calcext:value-type="float">
            <text:p><text:s/>173,367 <text:s/></text:p>
          </table:table-cell>
          <table:table-cell table:style-name="ce44" office:value-type="float" office:value="1643803.57366337" calcext:value-type="float">
            <text:p><text:s/>1,643,80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853945.048210291" calcext:value-type="float">
            <text:p><text:s/>853,945 <text:s/></text:p>
          </table:table-cell>
          <table:table-cell table:style-name="ce42" office:value-type="float" office:value="272111.076689691" calcext:value-type="float">
            <text:p><text:s/>272,111 <text:s/></text:p>
          </table:table-cell>
          <table:table-cell table:style-name="ce42" office:value-type="float" office:value="62802.6086199129" calcext:value-type="float">
            <text:p><text:s/>62,803 <text:s/></text:p>
          </table:table-cell>
          <table:table-cell table:style-name="ce42" office:value-type="float" office:value="2020552.32028266" calcext:value-type="float">
            <text:p><text:s/>2,020,55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3367.460421215" calcext:value-type="float">
            <text:p><text:s/>173,367 <text:s/></text:p>
          </table:table-cell>
          <table:table-cell table:style-name="ce42" office:value-type="float" office:value="307267.053128431" calcext:value-type="float">
            <text:p><text:s/>307,26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459.97165003334" calcext:value-type="float">
            <text:p><text:s/>8,46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168.8383167" calcext:value-type="float">
            <text:p><text:s/>2,16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4123.532921933" calcext:value-type="float">
            <text:p><text:s/>194,12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670.48064077" calcext:value-type="float">
            <text:p><text:s/>16,67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7525.763618033" calcext:value-type="float">
            <text:p><text:s/>157,52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395.9516847" calcext:value-type="float">
            <text:p><text:s/>10,39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198.61933433333" calcext:value-type="float">
            <text:p><text:s/>9,1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05.446001" calcext:value-type="float">
            <text:p><text:s/>2,00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08.92520953333" calcext:value-type="float">
            <text:p><text:s/>1,20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1.4268762" calcext:value-type="float">
            <text:p><text:s/>13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3785.0000480781" calcext:value-type="float">
            <text:p><text:s/>63,78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174.5478669" calcext:value-type="float">
            <text:p><text:s/>2,17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03.93592548667" calcext:value-type="float">
            <text:p><text:s/>3,60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90.11265882" calcext:value-type="float">
            <text:p><text:s/>2,89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6539.86666666667" calcext:value-type="float">
            <text:p><text:s/>6,54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87651.347802034" calcext:value-type="float">
            <text:p><text:s/>787,65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3367.460421215" calcext:value-type="float">
            <text:p><text:s/>173,367 <text:s/></text:p>
          </table:table-cell>
          <table:table-cell table:style-name="ce42" office:value-type="float" office:value="173596.551545731" calcext:value-type="float">
            <text:p><text:s/>173,59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2079.946895771" calcext:value-type="float">
            <text:p><text:s/>512,08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0745.86614694" calcext:value-type="float">
            <text:p><text:s/>170,746 <text:s/></text:p>
          </table:table-cell>
          <table:table-cell table:style-name="ce42" office:value-type="float" office:value="70317.7712344313" calcext:value-type="float">
            <text:p><text:s/>70,31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67762.805166492" calcext:value-type="float">
            <text:p>( 67,763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49739.0950375" calcext:value-type="float">
            <text:p>( 49,739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440407.808395946" calcext:value-type="float">
            <text:p>( 440,408 <text:s/>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70745.86614694" calcext:value-type="float">
            <text:p>( 170,746 <text:s/>)</text:p>
          </table:table-cell>
          <table:table-cell table:style-name="ce45" office:value-type="float" office:value="20578.6761969313" calcext:value-type="float">
            <text:p>( 20,579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3909.33333333333" calcext:value-type="float">
            <text:p>( 3,909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7920.433449267" calcext:value-type="float">
            <text:p><text:s/>107,92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21.59427427495" calcext:value-type="float">
            <text:p><text:s/>2,62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4636.313479696" calcext:value-type="float">
            <text:p><text:s/>64,63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88.126334" calcext:value-type="float">
            <text:p><text:s/>488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6539.86666666667" calcext:value-type="float">
            <text:p><text:s/>6,540 <text:s/>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03014.6539773" calcext:value-type="float">
            <text:p><text:s/>103,015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102790.6539773" calcext:value-type="float">
            <text:p><text:s/>102,79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9154.4074971189" calcext:value-type="float">
            <text:p><text:s/>59,15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792.90700823" calcext:value-type="float">
            <text:p><text:s/>8,79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521.3911984567" calcext:value-type="float">
            <text:p><text:s/>21,52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72.26293179" calcext:value-type="float">
            <text:p><text:s/>2,272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55547.9152330767" calcext:value-type="float">
            <text:p><text:s/>55,548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10616.65796641" calcext:value-type="float">
            <text:p><text:s/>10,61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2176.154992187" calcext:value-type="float">
            <text:p><text:s/>272,17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933.83012552" calcext:value-type="float">
            <text:p><text:s/>7,93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731.6153333333" calcext:value-type="float">
            <text:p><text:s/>36,73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5444.539658853" calcext:value-type="float">
            <text:p><text:s/>235,44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933.83012552" calcext:value-type="float">
            <text:p><text:s/>7,93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9069.77092512" calcext:value-type="float">
            <text:p>( 19,070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5737.77092512" calcext:value-type="float">
            <text:p>( 5,738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160801.568733733" calcext:value-type="float">
            <text:p>( 160,802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2196.0592004" calcext:value-type="float">
            <text:p>( 2,196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847405.181543625" calcext:value-type="float">
            <text:p><text:s/>847,405 <text:s/></text:p>
          </table:table-cell>
          <table:table-cell table:style-name="ce42" office:value-type="float" office:value="272111.076689691" calcext:value-type="float">
            <text:p><text:s/>272,111 <text:s/></text:p>
          </table:table-cell>
          <table:table-cell table:style-name="ce42" office:value-type="float" office:value="62802.6086199129" calcext:value-type="float">
            <text:p><text:s/>62,803 <text:s/></text:p>
          </table:table-cell>
          <table:table-cell table:style-name="ce42" office:value-type="float" office:value="196082.677653223" calcext:value-type="float">
            <text:p><text:s/>196,08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304.29571989" calcext:value-type="float">
            <text:p><text:s/>20,30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847405.181543625" calcext:value-type="float">
            <text:p><text:s/>847,405 <text:s/></text:p>
          </table:table-cell>
          <table:table-cell table:style-name="ce42" office:value-type="float" office:value="272111.076689691" calcext:value-type="float">
            <text:p><text:s/>272,111 <text:s/></text:p>
          </table:table-cell>
          <table:table-cell table:style-name="ce42" office:value-type="float" office:value="62802.6086199129" calcext:value-type="float">
            <text:p><text:s/>62,803 <text:s/></text:p>
          </table:table-cell>
          <table:table-cell table:style-name="ce42" office:value-type="float" office:value="156807.875999083" calcext:value-type="float">
            <text:p><text:s/>156,80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032.73406575" calcext:value-type="float">
            <text:p><text:s/>11,03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274.80165414" calcext:value-type="float">
            <text:p><text:s/>39,27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271.56165414" calcext:value-type="float">
            <text:p><text:s/>9,27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31745.1285785333" calcext:value-type="float">
            <text:p>( 31,745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8621.6352452" calcext:value-type="float">
            <text:p>( 8,622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8002.19563771" calcext:value-type="float">
            <text:p><text:s/>58,00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207.09183771" calcext:value-type="float">
            <text:p><text:s/>25,207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7400.88523573" calcext:value-type="float">
            <text:p><text:s/>7,401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4595.51643573" calcext:value-type="float">
            <text:p><text:s/>4,59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461.1753961267" calcext:value-type="float">
            <text:p><text:s/>21,46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257.87652946" calcext:value-type="float">
            <text:p><text:s/>5,25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111.3767894333" calcext:value-type="float">
            <text:p><text:s/>16,11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380.7372561" calcext:value-type="float">
            <text:p><text:s/>3,38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089.65656975" calcext:value-type="float">
            <text:p><text:s/>27,09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884.07356975" calcext:value-type="float">
            <text:p><text:s/>11,88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.496345" calcext:value-type="float">
            <text:p><text:s/>3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1.496345" calcext:value-type="float">
            <text:p><text:s/>3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21.82713333333" calcext:value-type="float">
            <text:p><text:s/>4,02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334.82072518133" calcext:value-type="float">
            <text:p><text:s/>5,33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0.35651182" calcext:value-type="float">
            <text:p><text:s/>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379.4350896333" calcext:value-type="float">
            <text:p><text:s/>20,37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37.3325563" calcext:value-type="float">
            <text:p><text:s/>337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6791.1850666667" calcext:value-type="float">
            <text:p><text:s/>46,791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174388.0005961" calcext:value-type="float">
            <text:p><text:s/>13,174,38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2071.2081072478" calcext:value-type="float">
            <text:p><text:s/>32,07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8521.438222222" calcext:value-type="float">
            <text:p><text:s/>108,52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989690.7010406" calcext:value-type="float">
            <text:p><text:s/>12,989,69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2071.2081072478" calcext:value-type="float">
            <text:p><text:s/>32,07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870.6666666667" calcext:value-type="float">
            <text:p><text:s/>19,87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6305.1946666667" calcext:value-type="float">
            <text:p><text:s/>56,30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37698.952666667" calcext:value-type="float">
            <text:p><text:s/>537,69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4920.5456" calcext:value-type="float">
            <text:p><text:s/>74,92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62778.407066667" calcext:value-type="float">
            <text:p><text:s/>462,778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53202.030943778" calcext:value-type="float">
            <text:p><text:s/>853,20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5469.334310445" calcext:value-type="float">
            <text:p><text:s/>115,46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8280.797718236" calcext:value-type="float">
            <text:p><text:s/>218,28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52.20051823598" calcext:value-type="float">
            <text:p><text:s/>2,05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7643.252907257" calcext:value-type="float">
            <text:p><text:s/>117,64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8810.175618368" calcext:value-type="float">
            <text:p><text:s/>108,81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469.9715027333" calcext:value-type="float">
            <text:p><text:s/>28,47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08.4776694" calcext:value-type="float">
            <text:p><text:s/>80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8.940666666667" calcext:value-type="float">
            <text:p><text:s/>24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151.2134" calcext:value-type="float">
            <text:p><text:s/>9,15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92.547422222222" calcext:value-type="float">
            <text:p><text:s/>99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446.89863300548" calcext:value-type="float">
            <text:p><text:s/>5,44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68.884233005479" calcext:value-type="float">
            <text:p><text:s/>26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520.8125490757" calcext:value-type="float">
            <text:p><text:s/>17,52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7.796615742374" calcext:value-type="float">
            <text:p><text:s/>14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4458.481768939" calcext:value-type="float">
            <text:p><text:s/>364,45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.81448005" calcext:value-type="float">
            <text:p><text:s/>12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90989.1143756432" calcext:value-type="float">
            <text:p><text:s/>90,989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3369.98517564324" calcext:value-type="float">
            <text:p><text:s/>3,370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188995.97811725" calcext:value-type="float">
            <text:p><text:s/>1,188,996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188995.97811725" calcext:value-type="float">
            <text:p><text:s/>1,188,99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965125.2834044" calcext:value-type="float">
            <text:p><text:s/>25,965,12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8797" calcext:value-type="float">
            <text:p><text:s/>58,79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86901.88038156" calcext:value-type="float">
            <text:p><text:s/>1,786,90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965125.2834044" calcext:value-type="float">
            <text:p><text:s/>25,965,12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8797" calcext:value-type="float">
            <text:p><text:s/>58,79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86901.88038156" calcext:value-type="float">
            <text:p><text:s/>1,786,90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2055532.9227816" calcext:value-type="float">
            <text:p>( 22,055,533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786901.88038156" calcext:value-type="float">
            <text:p>( 1,786,902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263901.361625" calcext:value-type="float">
            <text:p><text:s/>1,263,901 <text:s/></text:p>
          </table:table-cell>
          <table:table-cell table:style-name="ce42" office:value-type="float" office:value="2688540.889335" calcext:value-type="float">
            <text:p><text:s/>2,688,541 <text:s/></text:p>
          </table:table-cell>
          <table:table-cell table:style-name="ce42" office:value-type="float" office:value="595038.366698" calcext:value-type="float">
            <text:p><text:s/>595,038 <text:s/></text:p>
          </table:table-cell>
          <table:table-cell table:style-name="ce42" office:value-type="float" office:value="8172433.645753" calcext:value-type="float">
            <text:p><text:s/>8,172,43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48349.523989" calcext:value-type="float">
            <text:p><text:s/>748,35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750636.925" calcext:value-type="float">
            <text:p><text:s/>6,750,63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583.215212" calcext:value-type="float">
            <text:p><text:s/>43,58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277.113662" calcext:value-type="float">
            <text:p><text:s/>37,27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1263901.361625" calcext:value-type="float">
            <text:p><text:s/>1,263,901 <text:s/></text:p>
          </table:table-cell>
          <table:table-cell table:style-name="ce42" office:value-type="float" office:value="2688540.889335" calcext:value-type="float">
            <text:p><text:s/>2,688,541 <text:s/></text:p>
          </table:table-cell>
          <table:table-cell table:style-name="ce42" office:value-type="float" office:value="595038.366698" calcext:value-type="float">
            <text:p><text:s/>595,038 <text:s/></text:p>
          </table:table-cell>
          <table:table-cell table:style-name="ce42" office:value-type="float" office:value="1340936.391879" calcext:value-type="float">
            <text:p><text:s/>1,340,93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48349.523989" calcext:value-type="float">
            <text:p><text:s/>748,35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326209.982304" calcext:value-type="float">
            <text:p><text:s/>326,210 <text:s/></text:p>
          </table:table-cell>
          <table:table-cell table:style-name="ce42" office:value-type="float" office:value="873618.465798" calcext:value-type="float">
            <text:p><text:s/>873,618 <text:s/></text:p>
          </table:table-cell>
          <table:table-cell table:style-name="ce42" office:value-type="float" office:value="203477.831122" calcext:value-type="float">
            <text:p><text:s/>203,478 <text:s/></text:p>
          </table:table-cell>
          <table:table-cell table:style-name="ce42" office:value-type="float" office:value="3005086.352086" calcext:value-type="float">
            <text:p><text:s/>3,005,08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07538.695417" calcext:value-type="float">
            <text:p><text:s/>1,107,539 <text:s/></text:p>
          </table:table-cell>
          <table:table-cell table:style-name="ce42" office:value-type="float" office:value="65276.493" calcext:value-type="float">
            <text:p><text:s/>65,276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326209.982304" calcext:value-type="float">
            <text:p><text:s/>326,210 <text:s/></text:p>
          </table:table-cell>
          <table:table-cell table:style-name="ce43" office:value-type="float" office:value="873618.465798" calcext:value-type="float">
            <text:p><text:s/>873,618 <text:s/></text:p>
          </table:table-cell>
          <table:table-cell table:style-name="ce43" office:value-type="float" office:value="203477.831122" calcext:value-type="float">
            <text:p><text:s/>203,478 <text:s/></text:p>
          </table:table-cell>
          <table:table-cell table:style-name="ce43" office:value-type="float" office:value="3005086.352086" calcext:value-type="float">
            <text:p><text:s/>3,005,086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107538.695417" calcext:value-type="float">
            <text:p><text:s/>1,107,539 <text:s/></text:p>
          </table:table-cell>
          <table:table-cell table:style-name="ce43" office:value-type="float" office:value="65276.493" calcext:value-type="float">
            <text:p><text:s/>65,276 <text:s/></text:p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7年(西元2018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54" office:value-type="float" office:value="24" calcext:value-type="float">
              <text:p>24</text:p>
            </table:table-cell>
            <table:table-cell table:style-name="ce54" office:value-type="float" office:value="25" calcext:value-type="float">
              <text:p>25</text:p>
            </table:table-cell>
            <table:table-cell table:style-name="ce54" office:value-type="float" office:value="26" calcext:value-type="float">
              <text:p>26</text:p>
            </table:table-cell>
            <table:table-cell table:style-name="ce54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867829.2825333" calcext:value-type="float">
            <text:p><text:s/>12,867,829 <text:s/></text:p>
          </table:table-cell>
          <table:table-cell table:number-columns-repeated="2" table:style-name="ce42" office:value-type="float" office:value="115321.9262" calcext:value-type="float">
            <text:p><text:s/>115,32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5077.417777778" calcext:value-type="float">
            <text:p><text:s/>165,07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602436.78266667" calcext:value-type="float">
            <text:p><text:s/>4,602,43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66968.75644444" calcext:value-type="float">
            <text:p><text:s/>1,066,96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3233952.76888889" calcext:value-type="float">
            <text:p><text:s/>3,233,95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5530.032333333" calcext:value-type="float">
            <text:p><text:s/>125,530 <text:s/></text:p>
          </table:table-cell>
          <table:table-cell table:number-columns-repeated="2" table:style-name="ce42" office:value-type="float" office:value="73881.3209333334" calcext:value-type="float">
            <text:p><text:s/>73,88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99.49599999998" calcext:value-type="float">
            <text:p><text:s/>1,199 <text:s/></text:p>
          </table:table-cell>
          <table:table-cell table:style-name="ce42" office:value-type="float" office:value="944.341500000001" calcext:value-type="float">
            <text:p><text:s/>94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2742299.2502" calcext:value-type="float">
            <text:p><text:s/>12,742,299 <text:s/></text:p>
          </table:table-cell>
          <table:table-cell table:number-columns-repeated="2" table:style-name="ce43" office:value-type="float" office:value="-4560996.1774" calcext:value-type="float">
            <text:p><text:s/>-4,560,996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4137043.60355556" calcext:value-type="float">
            <text:p><text:s/>-4,137,044 <text:s/></text:p>
          </table:table-cell>
          <table:table-cell table:style-name="ce43" office:value-type="float" office:value="-944.341500000001" calcext:value-type="float">
            <text:p><text:s/>-94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51813.26666667" calcext:value-type="float">
            <text:p><text:s/>3,051,813 <text:s/></text:p>
          </table:table-cell>
          <table:table-cell table:number-columns-repeated="2" table:style-name="ce42" office:value-type="float" office:value="31929.3788666667" calcext:value-type="float">
            <text:p><text:s/>31,92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275.2204444444" calcext:value-type="float">
            <text:p><text:s/>45,275 <text:s/></text:p>
          </table:table-cell>
          <table:table-cell table:style-name="ce42" office:value-type="float" office:value="34" calcext:value-type="float">
            <text:p><text:s/>3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74464.6638666673" calcext:value-type="float">
            <text:p><text:s/>74,465 <text:s/></text:p>
          </table:table-cell>
          <table:table-cell table:style-name="ce43" office:value-type="float" office:value="-104893.6746" calcext:value-type="float">
            <text:p><text:s/>-104,894 <text:s/></text:p>
          </table:table-cell>
          <table:table-cell table:style-name="ce43" office:value-type="float" office:value="-104893.6746" calcext:value-type="float">
            <text:p><text:s/>-104,894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89629.4586666671" calcext:value-type="float">
            <text:p><text:s/>89,629 <text:s/></text:p>
          </table:table-cell>
          <table:table-cell table:style-name="ce43" office:value-type="float" office:value="11.6978888888886" calcext:value-type="float">
            <text:p><text:s/>1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652609.7227333" calcext:value-type="float">
            <text:p><text:s/>10,652,610 <text:s/></text:p>
          </table:table-cell>
          <table:table-cell table:number-columns-repeated="2" table:style-name="ce42" office:value-type="float" office:value="13164082.8982" calcext:value-type="float">
            <text:p><text:s/>13,164,08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45278.50222222" calcext:value-type="float">
            <text:p><text:s/>4,545,279 <text:s/></text:p>
          </table:table-cell>
          <table:table-cell table:style-name="ce42" office:value-type="float" office:value="5446.96622222222" calcext:value-type="float">
            <text:p><text:s/>5,44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652609.7227333" calcext:value-type="float">
            <text:p><text:s/>10,652,610 <text:s/></text:p>
          </table:table-cell>
          <table:table-cell table:number-columns-repeated="2" table:style-name="ce42" office:value-type="float" office:value="9915910.12573067" calcext:value-type="float">
            <text:p><text:s/>9,915,91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45278.50222222" calcext:value-type="float">
            <text:p><text:s/>4,545,279 <text:s/></text:p>
          </table:table-cell>
          <table:table-cell table:style-name="ce42" office:value-type="float" office:value="5446.96622222222" calcext:value-type="float">
            <text:p><text:s/>5,44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3248172.77246933" calcext:value-type="float">
            <text:p><text:s/>3,248,17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528.81966666667" calcext:value-type="float">
            <text:p><text:s/>3,52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59044444444444" calcext:value-type="float">
            <text:p><text:s/>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893.8244" calcext:value-type="float">
            <text:p><text:s/>1,89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59044444444444" calcext:value-type="float">
            <text:p><text:s/>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622.50226666667" calcext:value-type="float">
            <text:p><text:s/>1,62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12.493" calcext:value-type="float">
            <text:p><text:s/>12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0268631.0424" calcext:value-type="float">
            <text:p><text:s/>20,268,631 <text:s/></text:p>
          </table:table-cell>
          <table:table-cell table:number-columns-repeated="2" table:style-name="ce44" office:value-type="float" office:value="8672522.19686667" calcext:value-type="float">
            <text:p><text:s/>8,672,522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73330.219555556" calcext:value-type="float">
            <text:p><text:s/>273,330 <text:s/></text:p>
          </table:table-cell>
          <table:table-cell table:style-name="ce44" office:value-type="float" office:value="4455.33638888889" calcext:value-type="float">
            <text:p><text:s/>4,455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number-columns-repeated="2" table:style-name="ce44" office:value-type="float" office:value="8672522.19686667" calcext:value-type="float">
            <text:p><text:s/>8,672,522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73330.219555556" calcext:value-type="float">
            <text:p><text:s/>273,330 <text:s/></text:p>
          </table:table-cell>
          <table:table-cell table:style-name="ce44" office:value-type="float" office:value="4455.33638888889" calcext:value-type="float">
            <text:p><text:s/>4,45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128.76173333333" calcext:value-type="float">
            <text:p><text:s/>5,12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30.222222222222" calcext:value-type="float">
            <text:p><text:s/>83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03.922" calcext:value-type="float">
            <text:p><text:s/>10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.68926666666667" calcext:value-type="float">
            <text:p><text:s/>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.55233333333333" calcext:value-type="float">
            <text:p><text:s/>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9.1132" calcext:value-type="float">
            <text:p><text:s/>6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.99646666666667" calcext:value-type="float">
            <text:p><text:s/>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26.6666666666667" calcext:value-type="float">
            <text:p><text:s/>2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26.6666666666667" calcext:value-type="float">
            <text:p><text:s/>2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32.054" calcext:value-type="float">
            <text:p><text:s/>13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03.555555555556" calcext:value-type="float">
            <text:p><text:s/>80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.94866666666667" calcext:value-type="float">
            <text:p><text:s/>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2.93713333333333" calcext:value-type="float">
            <text:p><text:s/>3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3.429" calcext:value-type="float">
            <text:p><text:s/>1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.97173333333333" calcext:value-type="float">
            <text:p><text:s/>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.45726666666667" calcext:value-type="float">
            <text:p><text:s/>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number-columns-repeated="2" table:style-name="ce47" office:value-type="float" office:value="4.45726666666667" calcext:value-type="float">
            <text:p>( 4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3.9543333333333" calcext:value-type="float">
            <text:p><text:s/>5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3.9543333333333" calcext:value-type="float">
            <text:p><text:s/>5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.44313333333333" calcext:value-type="float">
            <text:p><text:s/>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194.705333333333" calcext:value-type="float">
            <text:p><text:s/>195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23.7106" calcext:value-type="float">
            <text:p><text:s/>12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1.6962" calcext:value-type="float">
            <text:p><text:s/>4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861.9334" calcext:value-type="float">
            <text:p><text:s/>3,86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1.1315333333333" calcext:value-type="float">
            <text:p><text:s/>3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40.5492" calcext:value-type="float">
            <text:p><text:s/>44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2.6921333333333" calcext:value-type="float">
            <text:p><text:s/>8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623429.70666667" calcext:value-type="float">
            <text:p><text:s/>8,623,43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8521.438222222" calcext:value-type="float">
            <text:p><text:s/>108,52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108521.438222222" calcext:value-type="float">
            <text:p><text:s/>108,52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623429.70666667" calcext:value-type="float">
            <text:p><text:s/>8,623,43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943.53373333333" calcext:value-type="float">
            <text:p><text:s/>8,9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943.53373333333" calcext:value-type="float">
            <text:p><text:s/>8,9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5020.1947333333" calcext:value-type="float">
            <text:p><text:s/>35,02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3978.559111111" calcext:value-type="float">
            <text:p><text:s/>163,979 <text:s/></text:p>
          </table:table-cell>
          <table:table-cell table:style-name="ce42" office:value-type="float" office:value="4455.33638888889" calcext:value-type="float">
            <text:p><text:s/>4,45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23.706266666667" calcext:value-type="float">
            <text:p><text:s/>12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88.52288888889" calcext:value-type="float">
            <text:p><text:s/>1,18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61.579" calcext:value-type="float">
            <text:p><text:s/>76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66.8135" calcext:value-type="float">
            <text:p><text:s/>3,26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428.3014" calcext:value-type="float">
            <text:p><text:s/>7,42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41.364" calcext:value-type="float">
            <text:p><text:s/>74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4.424888888889" calcext:value-type="float">
            <text:p><text:s/>19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073.2052" calcext:value-type="float">
            <text:p><text:s/>3,07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26.253133333333" calcext:value-type="float">
            <text:p><text:s/>82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1822.242" calcext:value-type="float">
            <text:p><text:s/>21,82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3780.400888889" calcext:value-type="float">
            <text:p><text:s/>163,78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243.543733333333" calcext:value-type="float">
            <text:p><text:s/>244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.73333333333333" calcext:value-type="float">
            <text:p><text:s/>4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268631.0424" calcext:value-type="float">
            <text:p><text:s/>20,268,63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268631.0424" calcext:value-type="float">
            <text:p><text:s/>20,268,63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0268631.0424" calcext:value-type="float">
            <text:p>( 20,268,631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2" table:number-columns-repeated="9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7年(西元2018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94015.7952" calcext:value-type="float">
            <text:p><text:s/>2,394,016 <text:s/></text:p>
          </table:table-cell>
          <table:table-cell table:style-name="ce42" office:value-type="float" office:value="1922.745" calcext:value-type="float">
            <text:p><text:s/>1,923 <text:s/></text:p>
          </table:table-cell>
          <table:table-cell table:style-name="ce42" office:value-type="float" office:value="376211.2" calcext:value-type="float">
            <text:p><text:s/>376,211 <text:s/></text:p>
          </table:table-cell>
          <table:table-cell table:style-name="ce42" office:value-type="float" office:value="119668.888888889" calcext:value-type="float">
            <text:p><text:s/>119,669 <text:s/></text:p>
          </table:table-cell>
          <table:table-cell table:style-name="ce42" office:value-type="float" office:value="1509465.83923497" calcext:value-type="float">
            <text:p><text:s/>1,509,466 <text:s/></text:p>
          </table:table-cell>
          <table:table-cell table:style-name="ce42" office:value-type="float" office:value="122198" calcext:value-type="float">
            <text:p><text:s/>122,198 <text:s/></text:p>
          </table:table-cell>
          <table:table-cell table:style-name="ce42" office:value-type="float" office:value="42455.0444444444" calcext:value-type="float">
            <text:p><text:s/>42,455 <text:s/></text:p>
          </table:table-cell>
          <table:table-cell table:style-name="ce42" office:value-type="float" office:value="51725.5" calcext:value-type="float">
            <text:p><text:s/>51,72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10492997.7674667" calcext:value-type="float">
            <text:p><text:s/>10,492,998 <text:s/></text:p>
          </table:table-cell>
          <table:table-cell table:style-name="ce42" office:value-type="float" office:value="2091481.9136" calcext:value-type="float">
            <text:p><text:s/>2,091,48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04163.2" calcext:value-type="float">
            <text:p><text:s/>604,163 <text:s/></text:p>
          </table:table-cell>
          <table:table-cell table:style-name="ce42" office:value-type="float" office:value="260008.888888889" calcext:value-type="float">
            <text:p><text:s/>260,009 <text:s/></text:p>
          </table:table-cell>
          <table:table-cell table:style-name="ce42" office:value-type="float" office:value="115677.495897707" calcext:value-type="float">
            <text:p><text:s/>115,677 <text:s/></text:p>
          </table:table-cell>
          <table:table-cell table:style-name="ce42" office:value-type="float" office:value="9462" calcext:value-type="float">
            <text:p><text:s/>9,462 <text:s/></text:p>
          </table:table-cell>
          <table:table-cell table:style-name="ce42" office:value-type="float" office:value="570572.554888889" calcext:value-type="float">
            <text:p><text:s/>570,573 <text:s/></text:p>
          </table:table-cell>
          <table:table-cell table:style-name="ce42" office:value-type="float" office:value="102395.394452" calcext:value-type="float">
            <text:p><text:s/>102,39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137376.2292" calcext:value-type="float">
            <text:p><text:s/>137,376 <text:s/></text:p>
          </table:table-cell>
          <table:table-cell table:style-name="ce42" office:value-type="float" office:value="1166150.6592" calcext:value-type="float">
            <text:p><text:s/>1,166,151 <text:s/></text:p>
          </table:table-cell>
          <table:table-cell table:style-name="ce42" office:value-type="float" office:value="147.6" calcext:value-type="float">
            <text:p><text:s/>14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63.99111111111" calcext:value-type="float">
            <text:p><text:s/>3,06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2.8" calcext:value-type="float">
            <text:p><text:s/>13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23773.796533333" calcext:value-type="float">
            <text:p><text:s/>123,774 <text:s/></text:p>
          </table:table-cell>
          <table:table-cell table:style-name="ce42" office:value-type="float" office:value="-210298.5088" calcext:value-type="float">
            <text:p><text:s/>-210,299 <text:s/></text:p>
          </table:table-cell>
          <table:table-cell table:style-name="ce42" office:value-type="float" office:value="-202.796" calcext:value-type="float">
            <text:p><text:s/>-203 <text:s/></text:p>
          </table:table-cell>
          <table:table-cell table:style-name="ce42" office:value-type="float" office:value="1766.38826666666" calcext:value-type="float">
            <text:p><text:s/>1,766 <text:s/></text:p>
          </table:table-cell>
          <table:table-cell table:style-name="ce42" office:value-type="float" office:value="-9527.48333333335" calcext:value-type="float">
            <text:p><text:s/>-9,527 <text:s/></text:p>
          </table:table-cell>
          <table:table-cell table:style-name="ce42" office:value-type="float" office:value="-5582.42322222222" calcext:value-type="float">
            <text:p><text:s/>-5,58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31.62235555556" calcext:value-type="float">
            <text:p><text:s/>2,632 <text:s/></text:p>
          </table:table-cell>
          <table:table-cell table:style-name="ce42" office:value-type="float" office:value="128764.179753" calcext:value-type="float">
            <text:p><text:s/>128,76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10754147.7932" calcext:value-type="float">
            <text:p><text:s/>-10,754,148 <text:s/></text:p>
          </table:table-cell>
          <table:table-cell table:style-name="ce43" office:value-type="float" office:value="-653318.2688" calcext:value-type="float">
            <text:p><text:s/>-653,318 <text:s/></text:p>
          </table:table-cell>
          <table:table-cell table:style-name="ce43" office:value-type="float" office:value="1977.941" calcext:value-type="float">
            <text:p><text:s/>1,978 <text:s/></text:p>
          </table:table-cell>
          <table:table-cell table:style-name="ce43" office:value-type="float" office:value="-229718.388266667" calcext:value-type="float">
            <text:p><text:s/>-229,718 <text:s/></text:p>
          </table:table-cell>
          <table:table-cell table:style-name="ce43" office:value-type="float" office:value="-130812.516666667" calcext:value-type="float">
            <text:p><text:s/>-130,813 <text:s/></text:p>
          </table:table-cell>
          <table:table-cell table:style-name="ce43" office:value-type="float" office:value="1396306.77544838" calcext:value-type="float">
            <text:p><text:s/>1,396,307 <text:s/></text:p>
          </table:table-cell>
          <table:table-cell table:style-name="ce43" office:value-type="float" office:value="112736" calcext:value-type="float">
            <text:p><text:s/>112,736 <text:s/></text:p>
          </table:table-cell>
          <table:table-cell table:style-name="ce43" office:value-type="float" office:value="-530749.1328" calcext:value-type="float">
            <text:p><text:s/>-530,749 <text:s/></text:p>
          </table:table-cell>
          <table:table-cell table:style-name="ce43" office:value-type="float" office:value="-179566.874205" calcext:value-type="float">
            <text:p><text:s/>-179,56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44488.2666666667" calcext:value-type="float">
            <text:p><text:s/>44,488 <text:s/></text:p>
          </table:table-cell>
          <table:table-cell table:style-name="ce42" office:value-type="float" office:value="389079.053866667" calcext:value-type="float">
            <text:p><text:s/>389,079 <text:s/></text:p>
          </table:table-cell>
          <table:table-cell table:style-name="ce42" office:value-type="float" office:value="1357.45" calcext:value-type="float">
            <text:p><text:s/>1,357 <text:s/></text:p>
          </table:table-cell>
          <table:table-cell table:style-name="ce42" office:value-type="float" office:value="495.7504" calcext:value-type="float">
            <text:p><text:s/>49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97.39402222222" calcext:value-type="float">
            <text:p><text:s/>1,59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52.875" calcext:value-type="float">
            <text:p><text:s/>1,85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102574.332933333" calcext:value-type="float">
            <text:p><text:s/>-102,574 <text:s/></text:p>
          </table:table-cell>
          <table:table-cell table:style-name="ce43" office:value-type="float" office:value="-24834.2342" calcext:value-type="float">
            <text:p><text:s/>-24,834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90597.587753428" calcext:value-type="float">
            <text:p><text:s/>90,598 <text:s/></text:p>
          </table:table-cell>
          <table:table-cell table:style-name="ce42" office:value-type="float" office:value="1831972.49873321" calcext:value-type="float">
            <text:p><text:s/>1,831,97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5566.0144" calcext:value-type="float">
            <text:p><text:s/>95,566 <text:s/></text:p>
          </table:table-cell>
          <table:table-cell table:style-name="ce42" office:value-type="float" office:value="14859.3489500409" calcext:value-type="float">
            <text:p><text:s/>14,85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88981.2" calcext:value-type="float">
            <text:p><text:s/>88,981 <text:s/></text:p>
          </table:table-cell>
          <table:table-cell table:style-name="ce42" office:value-type="float" office:value="1711232" calcext:value-type="float">
            <text:p><text:s/>1,711,23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style-name="ce42" office:value-type="float" office:value="98.8717333333333" calcext:value-type="float">
            <text:p><text:s/>99 <text:s/></text:p>
          </table:table-cell>
          <table:table-cell table:style-name="ce42" office:value-type="float" office:value="2066.48853333333" calcext:value-type="float">
            <text:p><text:s/>2,06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272.3904" calcext:value-type="float">
            <text:p><text:s/>13,27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517.51602009467" calcext:value-type="float">
            <text:p><text:s/>1,518 <text:s/></text:p>
          </table:table-cell>
          <table:table-cell table:style-name="ce43" office:value-type="float" office:value="105401.619799878" calcext:value-type="float">
            <text:p><text:s/>105,402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95566.0144" calcext:value-type="float">
            <text:p><text:s/>95,566 <text:s/></text:p>
          </table:table-cell>
          <table:table-cell table:style-name="ce43" office:value-type="float" office:value="14859.3489500409" calcext:value-type="float">
            <text:p><text:s/>14,85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6091804.9385333" calcext:value-type="float">
            <text:p><text:s/>16,091,805 <text:s/></text:p>
          </table:table-cell>
          <table:table-cell table:style-name="ce42" office:value-type="float" office:value="4677688.75566667" calcext:value-type="float">
            <text:p><text:s/>4,677,689 <text:s/></text:p>
          </table:table-cell>
          <table:table-cell table:style-name="ce42" office:value-type="float" office:value="890.509" calcext:value-type="float">
            <text:p><text:s/>891 <text:s/></text:p>
          </table:table-cell>
          <table:table-cell table:style-name="ce42" office:value-type="float" office:value="818292.734933333" calcext:value-type="float">
            <text:p><text:s/>818,293 <text:s/></text:p>
          </table:table-cell>
          <table:table-cell table:style-name="ce42" office:value-type="float" office:value="652411.894444444" calcext:value-type="float">
            <text:p><text:s/>652,412 <text:s/></text:p>
          </table:table-cell>
          <table:table-cell table:style-name="ce42" office:value-type="float" office:value="47179.2565555556" calcext:value-type="float">
            <text:p><text:s/>47,17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62853.84444444" calcext:value-type="float">
            <text:p><text:s/>1,162,854 <text:s/></text:p>
          </table:table-cell>
          <table:table-cell table:style-name="ce42" office:value-type="float" office:value="1388667.41869056" calcext:value-type="float">
            <text:p><text:s/>1,388,66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6044932.771728" calcext:value-type="float">
            <text:p><text:s/>16,044,933 <text:s/></text:p>
          </table:table-cell>
          <table:table-cell table:style-name="ce42" office:value-type="float" office:value="4677688.75566667" calcext:value-type="float">
            <text:p><text:s/>4,677,689 <text:s/></text:p>
          </table:table-cell>
          <table:table-cell table:style-name="ce42" office:value-type="float" office:value="890.509" calcext:value-type="float">
            <text:p><text:s/>891 <text:s/></text:p>
          </table:table-cell>
          <table:table-cell table:style-name="ce42" office:value-type="float" office:value="818292.734933333" calcext:value-type="float">
            <text:p><text:s/>818,293 <text:s/></text:p>
          </table:table-cell>
          <table:table-cell table:style-name="ce42" office:value-type="float" office:value="652411.894444444" calcext:value-type="float">
            <text:p><text:s/>652,412 <text:s/></text:p>
          </table:table-cell>
          <table:table-cell table:style-name="ce42" office:value-type="float" office:value="47179.2565555556" calcext:value-type="float">
            <text:p><text:s/>47,17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62853.84444444" calcext:value-type="float">
            <text:p><text:s/>1,162,854 <text:s/></text:p>
          </table:table-cell>
          <table:table-cell table:style-name="ce42" office:value-type="float" office:value="1333487.57755989" calcext:value-type="float">
            <text:p><text:s/>1,333,48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46872.1668053333" calcext:value-type="float">
            <text:p><text:s/>46,872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55179.8411306667" calcext:value-type="float">
            <text:p><text:s/>55,18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30427.0717333333" calcext:value-type="float">
            <text:p><text:s/>30,427 <text:s/></text:p>
          </table:table-cell>
          <table:table-cell table:style-name="ce42" office:value-type="float" office:value="107560.224869237" calcext:value-type="float">
            <text:p><text:s/>107,56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03605.529244445" calcext:value-type="float">
            <text:p><text:s/>503,606 <text:s/></text:p>
          </table:table-cell>
          <table:table-cell table:style-name="ce42" office:value-type="float" office:value="28292.739938848" calcext:value-type="float">
            <text:p><text:s/>28,29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30419.7861333333" calcext:value-type="float">
            <text:p><text:s/>30,420 <text:s/></text:p>
          </table:table-cell>
          <table:table-cell table:style-name="ce42" office:value-type="float" office:value="105096.224869237" calcext:value-type="float">
            <text:p><text:s/>105,09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03605.529244445" calcext:value-type="float">
            <text:p><text:s/>503,606 <text:s/></text:p>
          </table:table-cell>
          <table:table-cell table:style-name="ce42" office:value-type="float" office:value="28292.739938848" calcext:value-type="float">
            <text:p><text:s/>28,29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66.66666666667" calcext:value-type="float">
            <text:p><text:s/>1,06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7.2856" calcext:value-type="float">
            <text:p><text:s/>7 <text:s/></text:p>
          </table:table-cell>
          <table:table-cell table:style-name="ce43" office:value-type="float" office:value="1397.33333333333" calcext:value-type="float">
            <text:p><text:s/>1,397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274718.55211324" calcext:value-type="float">
            <text:p><text:s/>5,274,719 <text:s/></text:p>
          </table:table-cell>
          <table:table-cell table:style-name="ce44" office:value-type="float" office:value="1720592.94359755" calcext:value-type="float">
            <text:p><text:s/>1,720,593 <text:s/></text:p>
          </table:table-cell>
          <table:table-cell table:style-name="ce44" office:value-type="float" office:value="1511" calcext:value-type="float">
            <text:p><text:s/>1,511 <text:s/></text:p>
          </table:table-cell>
          <table:table-cell table:style-name="ce44" office:value-type="float" office:value="588078.596266667" calcext:value-type="float">
            <text:p><text:s/>588,079 <text:s/></text:p>
          </table:table-cell>
          <table:table-cell table:style-name="ce44" office:value-type="float" office:value="521599.377777778" calcext:value-type="float">
            <text:p><text:s/>521,599 <text:s/></text:p>
          </table:table-cell>
          <table:table-cell table:style-name="ce44" office:value-type="float" office:value="1441888.63798171" calcext:value-type="float">
            <text:p><text:s/>1,441,889 <text:s/></text:p>
          </table:table-cell>
          <table:table-cell table:style-name="ce44" office:value-type="float" office:value="112736" calcext:value-type="float">
            <text:p><text:s/>112,736 <text:s/></text:p>
          </table:table-cell>
          <table:table-cell table:style-name="ce44" office:value-type="float" office:value="32933.168" calcext:value-type="float">
            <text:p><text:s/>32,933 <text:s/></text:p>
          </table:table-cell>
          <table:table-cell table:style-name="ce44" office:value-type="float" office:value="1164095.58059667" calcext:value-type="float">
            <text:p><text:s/>1,164,096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274718.55211324" calcext:value-type="float">
            <text:p><text:s/>5,274,719 <text:s/></text:p>
          </table:table-cell>
          <table:table-cell table:style-name="ce44" office:value-type="float" office:value="1720592.94359755" calcext:value-type="float">
            <text:p><text:s/>1,720,593 <text:s/>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0.000000000001" calcext:value-type="float">
            <text:p><text:s/>0 <text:s/></text:p>
          </table:table-cell>
          <table:table-cell table:style-name="ce44" office:value-type="float" office:value="12047" calcext:value-type="float">
            <text:p><text:s/>12,04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106266.971979905" calcext:value-type="float">
            <text:p><text:s/>106,267 <text:s/></text:p>
          </table:table-cell>
          <table:table-cell table:style-name="ce42" office:value-type="float" office:value="1415644.85079755" calcext:value-type="float">
            <text:p><text:s/>1,415,64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0.000000000001" calcext:value-type="float">
            <text:p><text:s/>0 <text:s/></text:p>
          </table:table-cell>
          <table:table-cell table:style-name="ce42" office:value-type="float" office:value="12047" calcext:value-type="float">
            <text:p><text:s/>12,04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2483.13333333333" calcext:value-type="float">
            <text:p><text:s/>2,483 <text:s/></text:p>
          </table:table-cell>
          <table:table-cell table:style-name="ce42" office:value-type="float" office:value="3808" calcext:value-type="float">
            <text:p><text:s/>3,80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5580.9761333333" calcext:value-type="float">
            <text:p><text:s/>15,581 <text:s/></text:p>
          </table:table-cell>
          <table:table-cell table:style-name="ce42" office:value-type="float" office:value="161768.154147829" calcext:value-type="float">
            <text:p><text:s/>161,76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463.4" calcext:value-type="float">
            <text:p><text:s/>463 <text:s/></text:p>
          </table:table-cell>
          <table:table-cell table:style-name="ce42" office:value-type="float" office:value="146663.722666667" calcext:value-type="float">
            <text:p><text:s/>146,66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193.17333333333" calcext:value-type="float">
            <text:p><text:s/>7,19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62.8926666666667" calcext:value-type="float">
            <text:p><text:s/>63 <text:s/></text:p>
          </table:table-cell>
          <table:table-cell table:style-name="ce42" office:value-type="float" office:value="1012.05333333333" calcext:value-type="float">
            <text:p><text:s/>1,01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788.341866666667" calcext:value-type="float">
            <text:p><text:s/>788 <text:s/></text:p>
          </table:table-cell>
          <table:table-cell table:style-name="ce42" office:value-type="float" office:value="60752.9971145114" calcext:value-type="float">
            <text:p><text:s/>60,75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116.893466666667" calcext:value-type="float">
            <text:p><text:s/>117 <text:s/></text:p>
          </table:table-cell>
          <table:table-cell table:style-name="ce42" office:value-type="float" office:value="590.933333333333" calcext:value-type="float">
            <text:p><text:s/>59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55787.723766544" calcext:value-type="float">
            <text:p><text:s/>55,788 <text:s/></text:p>
          </table:table-cell>
          <table:table-cell table:style-name="ce42" office:value-type="float" office:value="384872.945401877" calcext:value-type="float">
            <text:p><text:s/>384,87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0.000000000001" calcext:value-type="float">
            <text:p><text:s/>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53084.64" calcext:value-type="float">
            <text:p><text:s/>53,085 <text:s/></text:p>
          </table:table-cell>
          <table:table-cell table:style-name="ce42" office:value-type="float" office:value="217931.6695144" calcext:value-type="float">
            <text:p><text:s/>217,93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0.000000000001" calcext:value-type="float">
            <text:p><text:s/>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8023.710128992" calcext:value-type="float">
            <text:p>( 18,024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53084.64" calcext:value-type="float">
            <text:p>( 53,085 <text:s/>)</text:p>
          </table:table-cell>
          <table:table-cell table:style-name="ce45" office:value-type="float" office:value="195998.626052075" calcext:value-type="float">
            <text:p>( 195,999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0.000000000001" calcext:value-type="float">
            <text:p>( 0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3909.33333333333" calcext:value-type="float">
            <text:p>( 3,909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58.203766544" calcext:value-type="float">
            <text:p><text:s/>58 <text:s/></text:p>
          </table:table-cell>
          <table:table-cell table:style-name="ce42" office:value-type="float" office:value="105240.635408448" calcext:value-type="float">
            <text:p><text:s/>105,24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2420.88" calcext:value-type="float">
            <text:p><text:s/>2,421 <text:s/></text:p>
          </table:table-cell>
          <table:table-cell table:style-name="ce42" office:value-type="float" office:value="61700.6404790293" calcext:value-type="float">
            <text:p><text:s/>61,70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224" calcext:value-type="float">
            <text:p><text:s/>224 <text:s/></text:p>
          </table:table-cell>
          <table:table-cell table:number-columns-repeated="8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428.26" calcext:value-type="float">
            <text:p><text:s/>428 <text:s/></text:p>
          </table:table-cell>
          <table:table-cell table:style-name="ce42" office:value-type="float" office:value="48997.6309333333" calcext:value-type="float">
            <text:p><text:s/>48,99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17.1929333333333" calcext:value-type="float">
            <text:p><text:s/>17 <text:s/></text:p>
          </table:table-cell>
          <table:table-cell table:style-name="ce42" office:value-type="float" office:value="19226.9866666667" calcext:value-type="float">
            <text:p><text:s/>19,22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0.7734666666667" calcext:value-type="float">
            <text:p><text:s/>11 <text:s/></text:p>
          </table:table-cell>
          <table:table-cell table:style-name="ce46" office:value-type="float" office:value="44917.5466666667" calcext:value-type="float">
            <text:p><text:s/>44,918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3369.5678666667" calcext:value-type="float">
            <text:p><text:s/>13,370 <text:s/></text:p>
          </table:table-cell>
          <table:table-cell table:style-name="ce42" office:value-type="float" office:value="250859.328" calcext:value-type="float">
            <text:p><text:s/>250,85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1837.0756" calcext:value-type="float">
            <text:p><text:s/>11,837 <text:s/></text:p>
          </table:table-cell>
          <table:table-cell table:style-name="ce42" office:value-type="float" office:value="24885.568" calcext:value-type="float">
            <text:p><text:s/>24,88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1532.49226666667" calcext:value-type="float">
            <text:p><text:s/>1,532 <text:s/></text:p>
          </table:table-cell>
          <table:table-cell table:style-name="ce42" office:value-type="float" office:value="225973.76" calcext:value-type="float">
            <text:p><text:s/>225,97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554.4" calcext:value-type="float">
            <text:p>( 554 <text:s/>)</text:p>
          </table:table-cell>
          <table:table-cell table:style-name="ce45" office:value-type="float" office:value="12777.6" calcext:value-type="float">
            <text:p>( 12,778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877.1056" calcext:value-type="float">
            <text:p>( 877 <text:s/>)</text:p>
          </table:table-cell>
          <table:table-cell table:style-name="ce47" office:value-type="float" office:value="157723.946666667" calcext:value-type="float">
            <text:p>( 157,724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6177.26013333333" calcext:value-type="float">
            <text:p><text:s/>6,177 <text:s/></text:p>
          </table:table-cell>
          <table:table-cell table:style-name="ce42" office:value-type="float" office:value="157500.167466667" calcext:value-type="float">
            <text:p><text:s/>157,50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2047" calcext:value-type="float">
            <text:p><text:s/>12,047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6067.03346666667" calcext:value-type="float">
            <text:p><text:s/>6,067 <text:s/></text:p>
          </table:table-cell>
          <table:table-cell table:style-name="ce42" office:value-type="float" office:value="127607.154133333" calcext:value-type="float">
            <text:p><text:s/>127,60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2047" calcext:value-type="float">
            <text:p><text:s/>12,047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110.226666666667" calcext:value-type="float">
            <text:p><text:s/>110 <text:s/></text:p>
          </table:table-cell>
          <table:table-cell table:style-name="ce42" office:value-type="float" office:value="29893.0133333333" calcext:value-type="float">
            <text:p><text:s/>29,89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.186666666666667" calcext:value-type="float">
            <text:p>( 0 <text:s/>)</text:p>
          </table:table-cell>
          <table:table-cell table:style-name="ce45" office:value-type="float" office:value="23123.3066666667" calcext:value-type="float">
            <text:p>( 23,123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302.740666666667" calcext:value-type="float">
            <text:p><text:s/>303 <text:s/></text:p>
          </table:table-cell>
          <table:table-cell table:style-name="ce42" office:value-type="float" office:value="32489.92" calcext:value-type="float">
            <text:p><text:s/>32,49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251.410133333333" calcext:value-type="float">
            <text:p><text:s/>251 <text:s/></text:p>
          </table:table-cell>
          <table:table-cell table:style-name="ce46" office:value-type="float" office:value="2359.25333333333" calcext:value-type="float">
            <text:p><text:s/>2,359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6393.87093333333" calcext:value-type="float">
            <text:p><text:s/>6,394 <text:s/></text:p>
          </table:table-cell>
          <table:table-cell table:style-name="ce42" office:value-type="float" office:value="9685.71733333333" calcext:value-type="float">
            <text:p><text:s/>9,68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2" office:value-type="float" office:value="6163.29" calcext:value-type="float">
            <text:p><text:s/>6,163 <text:s/></text:p>
          </table:table-cell>
          <table:table-cell table:style-name="ce42" office:value-type="float" office:value="6525.65333333333" calcext:value-type="float">
            <text:p><text:s/>6,52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2167.75626666667" calcext:value-type="float">
            <text:p><text:s/>2,168 <text:s/></text:p>
          </table:table-cell>
          <table:table-cell table:style-name="ce42" office:value-type="float" office:value="9175.89333333333" calcext:value-type="float">
            <text:p><text:s/>9,17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43.7089333333333" calcext:value-type="float">
            <text:p><text:s/>44 <text:s/></text:p>
          </table:table-cell>
          <table:table-cell table:style-name="ce42" office:value-type="float" office:value="3946.98666666667" calcext:value-type="float">
            <text:p><text:s/>3,94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519.579013361333" calcext:value-type="float">
            <text:p><text:s/>520 <text:s/></text:p>
          </table:table-cell>
          <table:table-cell table:style-name="ce42" office:value-type="float" office:value="4374.336" calcext:value-type="float">
            <text:p><text:s/>4,37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1301.4904" calcext:value-type="float">
            <text:p><text:s/>1,301 <text:s/></text:p>
          </table:table-cell>
          <table:table-cell table:style-name="ce42" office:value-type="float" office:value="18657.92" calcext:value-type="float">
            <text:p><text:s/>18,65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46791.1850666667" calcext:value-type="float">
            <text:p><text:s/>46,791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4367490.18626667" calcext:value-type="float">
            <text:p><text:s/>4,367,490 <text:s/></text:p>
          </table:table-cell>
          <table:table-cell table:style-name="ce42" office:value-type="float" office:value="42875.4613333333" calcext:value-type="float">
            <text:p><text:s/>42,87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4334189.78626667" calcext:value-type="float">
            <text:p><text:s/>4,334,190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19870.6666666667" calcext:value-type="float">
            <text:p><text:s/>19,871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13429.7333333333" calcext:value-type="float">
            <text:p><text:s/>13,430 <text:s/></text:p>
          </table:table-cell>
          <table:table-cell table:style-name="ce42" office:value-type="float" office:value="42875.4613333333" calcext:value-type="float">
            <text:p><text:s/>42,87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502220.176266667" calcext:value-type="float">
            <text:p><text:s/>502,220 <text:s/></text:p>
          </table:table-cell>
          <table:table-cell table:style-name="ce42" office:value-type="float" office:value="26535.2426666667" calcext:value-type="float">
            <text:p><text:s/>26,53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64402.0785333333" calcext:value-type="float">
            <text:p><text:s/>64,402 <text:s/></text:p>
          </table:table-cell>
          <table:table-cell table:style-name="ce42" office:value-type="float" office:value="1574.93333333333" calcext:value-type="float">
            <text:p><text:s/>1,57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437818.097733333" calcext:value-type="float">
            <text:p><text:s/>437,818 <text:s/></text:p>
          </table:table-cell>
          <table:table-cell table:style-name="ce43" office:value-type="float" office:value="24960.3093333333" calcext:value-type="float">
            <text:p><text:s/>24,960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298741.2176" calcext:value-type="float">
            <text:p><text:s/>298,741 <text:s/></text:p>
          </table:table-cell>
          <table:table-cell table:style-name="ce42" office:value-type="float" office:value="235537.3888" calcext:value-type="float">
            <text:p><text:s/>235,53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style-name="ce42" office:value-type="float" office:value="45283.3705333333" calcext:value-type="float">
            <text:p><text:s/>45,283 <text:s/></text:p>
          </table:table-cell>
          <table:table-cell table:style-name="ce42" office:value-type="float" office:value="170945.226666667" calcext:value-type="float">
            <text:p><text:s/>170,94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886.8748" calcext:value-type="float">
            <text:p><text:s/>887 <text:s/></text:p>
          </table:table-cell>
          <table:table-cell table:style-name="ce42" office:value-type="float" office:value="6633.97333333333" calcext:value-type="float">
            <text:p><text:s/>6,63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19563.768" calcext:value-type="float">
            <text:p><text:s/>19,564 <text:s/></text:p>
          </table:table-cell>
          <table:table-cell table:style-name="ce42" office:value-type="float" office:value="4069.33333333333" calcext:value-type="float">
            <text:p><text:s/>4,06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158.914" calcext:value-type="float">
            <text:p><text:s/>159 <text:s/></text:p>
          </table:table-cell>
          <table:table-cell table:style-name="ce42" office:value-type="float" office:value="90.0266666666667" calcext:value-type="float">
            <text:p><text:s/>9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1722.93333333333" calcext:value-type="float">
            <text:p><text:s/>1,723 <text:s/></text:p>
          </table:table-cell>
          <table:table-cell table:style-name="ce42" office:value-type="float" office:value="-0.0213333333333333" calcext:value-type="float">
            <text:p><text:s/>-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47.1585333333333" calcext:value-type="float">
            <text:p><text:s/>47 <text:s/></text:p>
          </table:table-cell>
          <table:table-cell table:style-name="ce42" office:value-type="float" office:value="9.6" calcext:value-type="float">
            <text:p><text:s/>1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style-name="ce42" office:value-type="float" office:value="1176.8092" calcext:value-type="float">
            <text:p><text:s/>1,177 <text:s/></text:p>
          </table:table-cell>
          <table:table-cell table:style-name="ce42" office:value-type="float" office:value="928" calcext:value-type="float">
            <text:p><text:s/>92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style-name="ce42" office:value-type="float" office:value="6527.18733333333" calcext:value-type="float">
            <text:p><text:s/>6,527 <text:s/></text:p>
          </table:table-cell>
          <table:table-cell table:style-name="ce42" office:value-type="float" office:value="10019.5754666667" calcext:value-type="float">
            <text:p><text:s/>10,02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75775.011066667" calcext:value-type="float">
            <text:p><text:s/>175,775 <text:s/></text:p>
          </table:table-cell>
          <table:table-cell table:style-name="ce42" office:value-type="float" office:value="3069.01333333333" calcext:value-type="float">
            <text:p><text:s/>3,06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47599.1908" calcext:value-type="float">
            <text:p><text:s/>47,599 <text:s/></text:p>
          </table:table-cell>
          <table:table-cell table:style-name="ce43" office:value-type="float" office:value="39772.6613333333" calcext:value-type="float">
            <text:p><text:s/>39,773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11" calcext:value-type="float">
            <text:p><text:s/>1,511 <text:s/></text:p>
          </table:table-cell>
          <table:table-cell table:style-name="ce42" office:value-type="float" office:value="588078.596266667" calcext:value-type="float">
            <text:p><text:s/>588,079 <text:s/></text:p>
          </table:table-cell>
          <table:table-cell table:style-name="ce42" office:value-type="float" office:value="521599.377777778" calcext:value-type="float">
            <text:p><text:s/>521,599 <text:s/></text:p>
          </table:table-cell>
          <table:table-cell table:style-name="ce42" office:value-type="float" office:value="1441888.63798171" calcext:value-type="float">
            <text:p><text:s/>1,441,889 <text:s/></text:p>
          </table:table-cell>
          <table:table-cell table:style-name="ce42" office:value-type="float" office:value="112736" calcext:value-type="float">
            <text:p><text:s/>112,736 <text:s/></text:p>
          </table:table-cell>
          <table:table-cell table:style-name="ce42" office:value-type="float" office:value="32933.168" calcext:value-type="float">
            <text:p><text:s/>32,933 <text:s/></text:p>
          </table:table-cell>
          <table:table-cell table:style-name="ce42" office:value-type="float" office:value="1152048.58059667" calcext:value-type="float">
            <text:p><text:s/>1,152,049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11" calcext:value-type="float">
            <text:p><text:s/>1,511 <text:s/></text:p>
          </table:table-cell>
          <table:table-cell table:style-name="ce42" office:value-type="float" office:value="588078.596266667" calcext:value-type="float">
            <text:p><text:s/>588,079 <text:s/></text:p>
          </table:table-cell>
          <table:table-cell table:style-name="ce42" office:value-type="float" office:value="521599.377777778" calcext:value-type="float">
            <text:p><text:s/>521,599 <text:s/></text:p>
          </table:table-cell>
          <table:table-cell table:style-name="ce42" office:value-type="float" office:value="1441888.63798171" calcext:value-type="float">
            <text:p><text:s/>1,441,889 <text:s/></text:p>
          </table:table-cell>
          <table:table-cell table:style-name="ce42" office:value-type="float" office:value="112736" calcext:value-type="float">
            <text:p><text:s/>112,736 <text:s/></text:p>
          </table:table-cell>
          <table:table-cell table:style-name="ce42" office:value-type="float" office:value="32933.168" calcext:value-type="float">
            <text:p><text:s/>32,933 <text:s/></text:p>
          </table:table-cell>
          <table:table-cell table:style-name="ce42" office:value-type="float" office:value="1152048.58059667" calcext:value-type="float">
            <text:p><text:s/>1,152,049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73646.722737312" calcext:value-type="float">
            <text:p><text:s/>373,647 <text:s/></text:p>
          </table:table-cell>
          <table:table-cell table:style-name="ce42" office:value-type="float" office:value="6724023.64369569" calcext:value-type="float">
            <text:p><text:s/>6,724,02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8565.323782" calcext:value-type="float">
            <text:p><text:s/>278,565 <text:s/></text:p>
          </table:table-cell>
          <table:table-cell table:style-name="ce42" office:value-type="float" office:value="47848.431549" calcext:value-type="float">
            <text:p><text:s/>47,848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33646.297929312" calcext:value-type="float">
            <text:p><text:s/>333,646 <text:s/></text:p>
          </table:table-cell>
          <table:table-cell table:style-name="ce42" office:value-type="float" office:value="6416990.62707069" calcext:value-type="float">
            <text:p><text:s/>6,416,99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style-name="ce42" office:value-type="float" office:value="35776.899315" calcext:value-type="float">
            <text:p><text:s/>35,777 <text:s/></text:p>
          </table:table-cell>
          <table:table-cell table:style-name="ce42" office:value-type="float" office:value="7806.315897" calcext:value-type="float">
            <text:p><text:s/>7,80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277.113662" calcext:value-type="float">
            <text:p><text:s/>37,27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4223.525493" calcext:value-type="float">
            <text:p><text:s/>4,224 <text:s/></text:p>
          </table:table-cell>
          <table:table-cell table:style-name="ce42" office:value-type="float" office:value="261949.587066" calcext:value-type="float">
            <text:p><text:s/>261,95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8565.323782" calcext:value-type="float">
            <text:p><text:s/>278,565 <text:s/></text:p>
          </table:table-cell>
          <table:table-cell table:style-name="ce42" office:value-type="float" office:value="47848.431549" calcext:value-type="float">
            <text:p><text:s/>47,848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1391.831114" calcext:value-type="float">
            <text:p><text:s/>1,392 <text:s/></text:p>
          </table:table-cell>
          <table:table-cell table:style-name="ce42" office:value-type="float" office:value="1478412.575677" calcext:value-type="float">
            <text:p><text:s/>1,478,41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2417.916766" calcext:value-type="float">
            <text:p><text:s/>332,418 <text:s/></text:p>
          </table:table-cell>
          <table:table-cell table:style-name="ce42" office:value-type="float" office:value="20048.840112" calcext:value-type="float">
            <text:p><text:s/>20,049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1391.831114" calcext:value-type="float">
            <text:p><text:s/>1,392 <text:s/></text:p>
          </table:table-cell>
          <table:table-cell table:style-name="ce43" office:value-type="float" office:value="1478412.575677" calcext:value-type="float">
            <text:p><text:s/>1,478,413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332417.916766" calcext:value-type="float">
            <text:p><text:s/>332,418 <text:s/></text:p>
          </table:table-cell>
          <table:table-cell table:style-name="ce43" office:value-type="float" office:value="20048.840112" calcext:value-type="float">
            <text:p><text:s/>20,049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number-columns-repeated="2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5" table:default-cell-style-name="ce13"/>
        <table:table-column table:style-name="co16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7年(西元2018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36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175632.729777778" calcext:value-type="float">
            <text:p><text:s/>175,633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680542.9895868" calcext:value-type="float">
            <text:p><text:s/>1,680,543 <text:s/></text:p>
          </table:table-cell>
          <table:table-cell table:style-name="ce41" office:value-type="float" office:value="175002.638786023" calcext:value-type="float">
            <text:p><text:s/>175,003 <text:s/></text:p>
          </table:table-cell>
          <table:table-cell table:style-name="ce41" office:value-type="float" office:value="167838.531106667" calcext:value-type="float">
            <text:p><text:s/>167,839 <text:s/></text:p>
          </table:table-cell>
          <table:table-cell table:style-name="ce41" office:value-type="float" office:value="56.1866666666667" calcext:value-type="float">
            <text:p><text:s/>56 <text:s/></text:p>
          </table:table-cell>
          <table:table-cell table:style-name="ce41" office:value-type="float" office:value="7107.92101269" calcext:value-type="float">
            <text:p><text:s/>7,108 <text:s/></text:p>
          </table:table-cell>
          <table:table-cell table:style-name="ce41" office:value-type="float" office:value="1505540.35080078" calcext:value-type="float">
            <text:p><text:s/>1,505,540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22430784.5219755" calcext:value-type="float">
            <text:p><text:s/>22,430,78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430784.5219755" calcext:value-type="float">
            <text:p><text:s/>22,430,785 <text:s/></text:p>
          </table:table-cell>
          <table:table-cell table:number-columns-repeated="2" table:style-name="ce42" office:value-type="float" office:value="8888.81052777778" calcext:value-type="float">
            <text:p><text:s/>8,889 <text:s/></text:p>
          </table:table-cell>
          <table:table-cell table:style-name="ce42" office:value-type="float" office:value="8818.09286111111" calcext:value-type="float">
            <text:p><text:s/>8,818 <text:s/></text:p>
          </table:table-cell>
          <table:table-cell table:style-name="ce42" office:value-type="float" office:value="70.7176666666667" calcext:value-type="float">
            <text:p><text:s/>7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306472.256014449" calcext:value-type="float">
            <text:p><text:s/>306,472 <text:s/></text:p>
          </table:table-cell>
          <table:table-cell table:style-name="ce42" office:value-type="float" office:value="133585.749444444" calcext:value-type="float">
            <text:p><text:s/>133,586 <text:s/></text:p>
          </table:table-cell>
          <table:table-cell table:style-name="ce42" office:value-type="float" office:value="172886.506570005" calcext:value-type="float">
            <text:p><text:s/>172,887 <text:s/></text:p>
          </table:table-cell>
          <table:table-cell table:number-columns-repeated="2" table:style-name="ce42" office:value-type="float" office:value="1.67050000000001" calcext:value-type="float">
            <text:p><text:s/>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.67050000000001" calcext:value-type="float">
            <text:p><text:s/>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22299944.9957389" calcext:value-type="float">
            <text:p><text:s/>22,299,945 <text:s/></text:p>
          </table:table-cell>
          <table:table-cell table:style-name="ce43" office:value-type="float" office:value="42046.9803333334" calcext:value-type="float">
            <text:p><text:s/>42,047 <text:s/></text:p>
          </table:table-cell>
          <table:table-cell table:style-name="ce43" office:value-type="float" office:value="22257898.0154055" calcext:value-type="float">
            <text:p><text:s/>22,257,898 <text:s/></text:p>
          </table:table-cell>
          <table:table-cell table:style-name="ce43" office:value-type="float" office:value="1689430.12961458" calcext:value-type="float">
            <text:p><text:s/>1,689,430 <text:s/></text:p>
          </table:table-cell>
          <table:table-cell table:style-name="ce43" office:value-type="float" office:value="183889.778813801" calcext:value-type="float">
            <text:p><text:s/>183,890 <text:s/></text:p>
          </table:table-cell>
          <table:table-cell table:style-name="ce43" office:value-type="float" office:value="176656.623967778" calcext:value-type="float">
            <text:p><text:s/>176,657 <text:s/></text:p>
          </table:table-cell>
          <table:table-cell table:style-name="ce43" office:value-type="float" office:value="125.233833333333" calcext:value-type="float">
            <text:p><text:s/>125 <text:s/></text:p>
          </table:table-cell>
          <table:table-cell table:style-name="ce43" office:value-type="float" office:value="7107.92101269" calcext:value-type="float">
            <text:p><text:s/>7,108 <text:s/></text:p>
          </table:table-cell>
          <table:table-cell table:style-name="ce43" office:value-type="float" office:value="1505540.35080078" calcext:value-type="float">
            <text:p><text:s/>1,505,54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23815443.9924055" calcext:value-type="float">
            <text:p><text:s/>23,815,44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815443.9924055" calcext:value-type="float">
            <text:p><text:s/>23,815,444 <text:s/></text:p>
          </table:table-cell>
          <table:table-cell table:number-columns-repeated="2" table:style-name="ce42" office:value-type="float" office:value="125.3515" calcext:value-type="float">
            <text:p><text:s/>12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5.3515" calcext:value-type="float">
            <text:p><text:s/>12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27747.8302222225" calcext:value-type="float">
            <text:p><text:s/>-27,748 <text:s/></text:p>
          </table:table-cell>
          <table:table-cell table:style-name="ce43" office:value-type="float" office:value="628.76977777774" calcext:value-type="float">
            <text:p><text:s/>629 <text:s/></text:p>
          </table:table-cell>
          <table:table-cell table:style-name="ce43" office:value-type="float" office:value="-28376.6000000003" calcext:value-type="float">
            <text:p><text:s/>-28,377 <text:s/></text:p>
          </table:table-cell>
          <table:table-cell table:style-name="ce43" office:value-type="float" office:value="-0.117666666596077" calcext:value-type="float">
            <text:p><text:s/>-0 <text:s/></text:p>
          </table:table-cell>
          <table:table-cell table:style-name="ce43" office:value-type="float" office:value="-0.117666666668077" calcext:value-type="float">
            <text:p><text:s/>-0 <text:s/></text:p>
          </table:table-cell>
          <table:table-cell table:style-name="ce43" office:value-type="float" office:value="-0.0000000000014" calcext:value-type="float">
            <text:p><text:s/>-0 <text:s/></text:p>
          </table:table-cell>
          <table:table-cell table:style-name="ce43" office:value-type="float" office:value="-0.117666666666677" calcext:value-type="float">
            <text:p><text:s/>-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72" calcext:value-type="float">
            <text:p><text:s/>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7814664.4671728" calcext:value-type="float">
            <text:p><text:s/>17,814,664 <text:s/></text:p>
          </table:table-cell>
          <table:table-cell table:style-name="ce42" office:value-type="float" office:value="622.933701635556" calcext:value-type="float">
            <text:p><text:s/>623 <text:s/></text:p>
          </table:table-cell>
          <table:table-cell table:style-name="ce42" office:value-type="float" office:value="17814041.5334712" calcext:value-type="float">
            <text:p><text:s/>17,814,042 <text:s/></text:p>
          </table:table-cell>
          <table:table-cell table:style-name="ce42" office:value-type="float" office:value="1252196.92721689" calcext:value-type="float">
            <text:p><text:s/>1,252,197 <text:s/></text:p>
          </table:table-cell>
          <table:table-cell table:style-name="ce42" office:value-type="float" office:value="53045.5397863234" calcext:value-type="float">
            <text:p><text:s/>53,046 <text:s/></text:p>
          </table:table-cell>
          <table:table-cell table:style-name="ce42" office:value-type="float" office:value="46679.5504481068" calcext:value-type="float">
            <text:p><text:s/>46,68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365.98933821657" calcext:value-type="float">
            <text:p><text:s/>6,366 <text:s/></text:p>
          </table:table-cell>
          <table:table-cell table:style-name="ce42" office:value-type="float" office:value="1199151.38743057" calcext:value-type="float">
            <text:p><text:s/>1,199,15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style-name="ce42" office:value-type="float" office:value="74002.556" calcext:value-type="float">
            <text:p><text:s/>74,00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4002.556" calcext:value-type="float">
            <text:p><text:s/>74,00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7647706" calcext:value-type="float">
            <text:p><text:s/>17,647,70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647706" calcext:value-type="float">
            <text:p><text:s/>17,647,70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350.06717712" calcext:value-type="float">
            <text:p><text:s/>6,35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350.06717712" calcext:value-type="float">
            <text:p><text:s/>6,35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187.715" calcext:value-type="float">
            <text:p><text:s/>37,18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7187.715" calcext:value-type="float">
            <text:p><text:s/>37,18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92955.9111728256" calcext:value-type="float">
            <text:p><text:s/>92,956 <text:s/></text:p>
          </table:table-cell>
          <table:table-cell table:style-name="ce43" office:value-type="float" office:value="622.933701635556" calcext:value-type="float">
            <text:p><text:s/>623 <text:s/></text:p>
          </table:table-cell>
          <table:table-cell table:style-name="ce43" office:value-type="float" office:value="92332.97747119" calcext:value-type="float">
            <text:p><text:s/>92,333 <text:s/></text:p>
          </table:table-cell>
          <table:table-cell table:style-name="ce43" office:value-type="float" office:value="1208659.14503977" calcext:value-type="float">
            <text:p><text:s/>1,208,659 <text:s/></text:p>
          </table:table-cell>
          <table:table-cell table:style-name="ce43" office:value-type="float" office:value="46695.4726092034" calcext:value-type="float">
            <text:p><text:s/>46,695 <text:s/></text:p>
          </table:table-cell>
          <table:table-cell table:style-name="ce43" office:value-type="float" office:value="46679.5504481068" calcext:value-type="float">
            <text:p><text:s/>46,68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5.92216109657" calcext:value-type="float">
            <text:p><text:s/>16 <text:s/></text:p>
          </table:table-cell>
          <table:table-cell table:style-name="ce43" office:value-type="float" office:value="1161963.67243057" calcext:value-type="float">
            <text:p><text:s/>1,161,96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24007513.306" calcext:value-type="float">
            <text:p><text:s/>24,007,513 <text:s/></text:p>
          </table:table-cell>
          <table:table-cell table:style-name="ce42" office:value-type="float" office:value="1557545.977" calcext:value-type="float">
            <text:p><text:s/>1,557,546 <text:s/></text:p>
          </table:table-cell>
          <table:table-cell table:style-name="ce42" office:value-type="float" office:value="22449967.329" calcext:value-type="float">
            <text:p><text:s/>22,449,96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24007513.306" calcext:value-type="float">
            <text:p><text:s/>24,007,513 <text:s/></text:p>
          </table:table-cell>
          <table:table-cell table:style-name="ce43" office:value-type="float" office:value="1557545.977" calcext:value-type="float">
            <text:p><text:s/>1,557,546 <text:s/></text:p>
          </table:table-cell>
          <table:table-cell table:style-name="ce43" office:value-type="float" office:value="22449967.329" calcext:value-type="float">
            <text:p><text:s/>22,449,967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379733.239679623" calcext:value-type="float">
            <text:p><text:s/>379,733 <text:s/></text:p>
          </table:table-cell>
          <table:table-cell table:style-name="ce42" office:value-type="float" office:value="1625.46133333333" calcext:value-type="float">
            <text:p><text:s/>1,625 <text:s/></text:p>
          </table:table-cell>
          <table:table-cell table:style-name="ce42" office:value-type="float" office:value="378107.77834629" calcext:value-type="float">
            <text:p><text:s/>378,108 <text:s/></text:p>
          </table:table-cell>
          <table:table-cell table:number-columns-repeated="3" table:style-name="ce42" office:value-type="float" office:value="-0.000000000001" calcext:value-type="float">
            <text:p><text:s/>-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379039.514235179" calcext:value-type="float">
            <text:p><text:s/>379,040 <text:s/></text:p>
          </table:table-cell>
          <table:table-cell table:style-name="ce42" office:value-type="float" office:value="931.776888888889" calcext:value-type="float">
            <text:p><text:s/>932 <text:s/></text:p>
          </table:table-cell>
          <table:table-cell table:style-name="ce42" office:value-type="float" office:value="378107.73734629" calcext:value-type="float">
            <text:p><text:s/>378,10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80.4204444444444" calcext:value-type="float">
            <text:p><text:s/>8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613.305" calcext:value-type="float">
            <text:p><text:s/>613 <text:s/></text:p>
          </table:table-cell>
          <table:table-cell table:style-name="ce43" office:value-type="float" office:value="613.264" calcext:value-type="float">
            <text:p><text:s/>613 <text:s/></text:p>
          </table:table-cell>
          <table:table-cell table:style-name="ce43" office:value-type="float" office:value="0.041" calcext:value-type="float">
            <text:p><text:s/>0 <text:s/></text:p>
          </table:table-cell>
          <table:table-cell table:number-columns-repeated="3" table:style-name="ce43" office:value-type="float" office:value="-0.000000000001" calcext:value-type="float">
            <text:p><text:s/>-0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325364.43270311" calcext:value-type="float">
            <text:p><text:s/>4,325,364 <text:s/></text:p>
          </table:table-cell>
          <table:table-cell table:style-name="ce44" office:value-type="float" office:value="1596715.79252059" calcext:value-type="float">
            <text:p><text:s/>1,596,716 <text:s/></text:p>
          </table:table-cell>
          <table:table-cell table:style-name="ce44" office:value-type="float" office:value="2728648.64018252" calcext:value-type="float">
            <text:p><text:s/>2,728,649 <text:s/></text:p>
          </table:table-cell>
          <table:table-cell table:style-name="ce44" office:value-type="float" office:value="437107.968564352" calcext:value-type="float">
            <text:p><text:s/>437,108 <text:s/></text:p>
          </table:table-cell>
          <table:table-cell table:style-name="ce44" office:value-type="float" office:value="130719.005194144" calcext:value-type="float">
            <text:p><text:s/>130,719 <text:s/></text:p>
          </table:table-cell>
          <table:table-cell table:style-name="ce44" office:value-type="float" office:value="129977.073519671" calcext:value-type="float">
            <text:p><text:s/>129,97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741.93167447343" calcext:value-type="float">
            <text:p><text:s/>742 <text:s/></text:p>
          </table:table-cell>
          <table:table-cell table:style-name="ce44" office:value-type="float" office:value="306388.963370208" calcext:value-type="float">
            <text:p><text:s/>306,389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325364.43270311" calcext:value-type="float">
            <text:p><text:s/>4,325,364 <text:s/></text:p>
          </table:table-cell>
          <table:table-cell table:style-name="ce44" office:value-type="float" office:value="1596715.79252059" calcext:value-type="float">
            <text:p><text:s/>1,596,716 <text:s/></text:p>
          </table:table-cell>
          <table:table-cell table:style-name="ce44" office:value-type="float" office:value="2728648.64018252" calcext:value-type="float">
            <text:p><text:s/>2,728,649 <text:s/></text:p>
          </table:table-cell>
          <table:table-cell table:style-name="ce44" office:value-type="float" office:value="437107.968564352" calcext:value-type="float">
            <text:p><text:s/>437,108 <text:s/></text:p>
          </table:table-cell>
          <table:table-cell table:style-name="ce44" office:value-type="float" office:value="130719.005194144" calcext:value-type="float">
            <text:p><text:s/>130,719 <text:s/></text:p>
          </table:table-cell>
          <table:table-cell table:style-name="ce44" office:value-type="float" office:value="129977.073519671" calcext:value-type="float">
            <text:p><text:s/>129,97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741.93167447343" calcext:value-type="float">
            <text:p><text:s/>742 <text:s/></text:p>
          </table:table-cell>
          <table:table-cell table:style-name="ce44" office:value-type="float" office:value="306388.963370208" calcext:value-type="float">
            <text:p><text:s/>306,38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3077108.99748088" calcext:value-type="float">
            <text:p><text:s/>3,077,109 <text:s/></text:p>
          </table:table-cell>
          <table:table-cell table:style-name="ce42" office:value-type="float" office:value="539305.074298365" calcext:value-type="float">
            <text:p><text:s/>539,305 <text:s/></text:p>
          </table:table-cell>
          <table:table-cell table:style-name="ce42" office:value-type="float" office:value="2537803.92318252" calcext:value-type="float">
            <text:p><text:s/>2,537,804 <text:s/></text:p>
          </table:table-cell>
          <table:table-cell table:style-name="ce42" office:value-type="float" office:value="437107.968564352" calcext:value-type="float">
            <text:p><text:s/>437,108 <text:s/></text:p>
          </table:table-cell>
          <table:table-cell table:style-name="ce42" office:value-type="float" office:value="130719.005194144" calcext:value-type="float">
            <text:p><text:s/>130,719 <text:s/></text:p>
          </table:table-cell>
          <table:table-cell table:style-name="ce42" office:value-type="float" office:value="129977.073519671" calcext:value-type="float">
            <text:p><text:s/>129,97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41.93167447343" calcext:value-type="float">
            <text:p><text:s/>742 <text:s/></text:p>
          </table:table-cell>
          <table:table-cell table:style-name="ce42" office:value-type="float" office:value="306388.963370208" calcext:value-type="float">
            <text:p><text:s/>306,38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32940.526965031" calcext:value-type="float">
            <text:p><text:s/>132,941 <text:s/></text:p>
          </table:table-cell>
          <table:table-cell table:style-name="ce42" office:value-type="float" office:value="48657.4689650311" calcext:value-type="float">
            <text:p><text:s/>48,657 <text:s/></text:p>
          </table:table-cell>
          <table:table-cell table:style-name="ce42" office:value-type="float" office:value="84283.058" calcext:value-type="float">
            <text:p><text:s/>84,283 <text:s/></text:p>
          </table:table-cell>
          <table:table-cell table:number-columns-repeated="3" table:style-name="ce42" office:value-type="float" office:value="17059.1516282655" calcext:value-type="float">
            <text:p><text:s/>17,05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128678.469111111" calcext:value-type="float">
            <text:p><text:s/>128,678 <text:s/></text:p>
          </table:table-cell>
          <table:table-cell table:style-name="ce42" office:value-type="float" office:value="32857.7991111111" calcext:value-type="float">
            <text:p><text:s/>32,858 <text:s/></text:p>
          </table:table-cell>
          <table:table-cell table:style-name="ce42" office:value-type="float" office:value="95820.67" calcext:value-type="float">
            <text:p><text:s/>95,82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1439.56222222222" calcext:value-type="float">
            <text:p><text:s/>1,440 <text:s/></text:p>
          </table:table-cell>
          <table:table-cell table:style-name="ce42" office:value-type="float" office:value="591.814222222222" calcext:value-type="float">
            <text:p><text:s/>592 <text:s/></text:p>
          </table:table-cell>
          <table:table-cell table:style-name="ce42" office:value-type="float" office:value="847.748" calcext:value-type="float">
            <text:p><text:s/>84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4386.26644444445" calcext:value-type="float">
            <text:p><text:s/>4,386 <text:s/></text:p>
          </table:table-cell>
          <table:table-cell table:style-name="ce42" office:value-type="float" office:value="2008.69244444444" calcext:value-type="float">
            <text:p><text:s/>2,009 <text:s/></text:p>
          </table:table-cell>
          <table:table-cell table:style-name="ce42" office:value-type="float" office:value="2377.574" calcext:value-type="float">
            <text:p><text:s/>2,37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44256.8284444444" calcext:value-type="float">
            <text:p><text:s/>44,257 <text:s/></text:p>
          </table:table-cell>
          <table:table-cell table:style-name="ce42" office:value-type="float" office:value="10543.5084444444" calcext:value-type="float">
            <text:p><text:s/>10,544 <text:s/></text:p>
          </table:table-cell>
          <table:table-cell table:style-name="ce42" office:value-type="float" office:value="33713.32" calcext:value-type="float">
            <text:p><text:s/>33,713 <text:s/></text:p>
          </table:table-cell>
          <table:table-cell table:style-name="ce42" office:value-type="float" office:value="132334.693572943" calcext:value-type="float">
            <text:p><text:s/>132,335 <text:s/></text:p>
          </table:table-cell>
          <table:table-cell table:number-columns-repeated="2" table:style-name="ce42" office:value-type="float" office:value="112899.877854727" calcext:value-type="float">
            <text:p><text:s/>112,90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434.815718216" calcext:value-type="float">
            <text:p><text:s/>19,43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5127.098" calcext:value-type="float">
            <text:p><text:s/>5,127 <text:s/></text:p>
          </table:table-cell>
          <table:table-cell table:style-name="ce42" office:value-type="float" office:value="1736.824" calcext:value-type="float">
            <text:p><text:s/>1,737 <text:s/></text:p>
          </table:table-cell>
          <table:table-cell table:style-name="ce42" office:value-type="float" office:value="3390.274" calcext:value-type="float">
            <text:p><text:s/>3,39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866868.827747623" calcext:value-type="float">
            <text:p><text:s/>866,869 <text:s/></text:p>
          </table:table-cell>
          <table:table-cell table:style-name="ce42" office:value-type="float" office:value="54656.0853333333" calcext:value-type="float">
            <text:p><text:s/>54,656 <text:s/></text:p>
          </table:table-cell>
          <table:table-cell table:style-name="ce42" office:value-type="float" office:value="812212.74241429" calcext:value-type="float">
            <text:p><text:s/>812,213 <text:s/></text:p>
          </table:table-cell>
          <table:table-cell table:style-name="ce42" office:value-type="float" office:value="773.113417592758" calcext:value-type="float">
            <text:p><text:s/>773 <text:s/></text:p>
          </table:table-cell>
          <table:table-cell table:style-name="ce42" office:value-type="float" office:value="759.97571115215" calcext:value-type="float">
            <text:p><text:s/>760 <text:s/></text:p>
          </table:table-cell>
          <table:table-cell table:style-name="ce42" office:value-type="float" office:value="18.04403667872" calcext:value-type="float">
            <text:p><text:s/>1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41.93167447343" calcext:value-type="float">
            <text:p><text:s/>742 <text:s/></text:p>
          </table:table-cell>
          <table:table-cell table:style-name="ce42" office:value-type="float" office:value="13.1377064406078" calcext:value-type="float">
            <text:p><text:s/>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619609.555529177" calcext:value-type="float">
            <text:p><text:s/>619,610 <text:s/></text:p>
          </table:table-cell>
          <table:table-cell table:style-name="ce42" office:value-type="float" office:value="10631.8746666667" calcext:value-type="float">
            <text:p><text:s/>10,632 <text:s/></text:p>
          </table:table-cell>
          <table:table-cell table:style-name="ce42" office:value-type="float" office:value="608977.68086251" calcext:value-type="float">
            <text:p><text:s/>608,978 <text:s/></text:p>
          </table:table-cell>
          <table:table-cell table:number-columns-repeated="2" table:style-name="ce42" office:value-type="float" office:value="741.93167447343" calcext:value-type="float">
            <text:p><text:s/>74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41.93167447343" calcext:value-type="float">
            <text:p><text:s/>74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115709.807570544" calcext:value-type="float">
            <text:p>( 115,710 <text:s/>)</text:p>
          </table:table-cell>
          <table:table-cell table:style-name="ce45" office:value-type="float" office:value="7855.74844444444" calcext:value-type="float">
            <text:p>( 7,856 <text:s/>)</text:p>
          </table:table-cell>
          <table:table-cell table:style-name="ce45" office:value-type="float" office:value="107854.0591261" calcext:value-type="float">
            <text:p>( 107,854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503627.494291966" calcext:value-type="float">
            <text:p>( 503,627 <text:s/>)</text:p>
          </table:table-cell>
          <table:table-cell table:style-name="ce45" office:value-type="float" office:value="2749.89155555556" calcext:value-type="float">
            <text:p>( 2,750 <text:s/>)</text:p>
          </table:table-cell>
          <table:table-cell table:style-name="ce45" office:value-type="float" office:value="500877.60273641" calcext:value-type="float">
            <text:p>( 500,878 <text:s/>)</text:p>
          </table:table-cell>
          <table:table-cell table:number-columns-repeated="2" table:style-name="ce45" office:value-type="float" office:value="741.93167447343" calcext:value-type="float">
            <text:p>( 742 <text:s/>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741.93167447343" calcext:value-type="float">
            <text:p>( 742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style-name="ce45" office:value-type="float" office:value="272.253666666667" calcext:value-type="float">
            <text:p>( 272 <text:s/>)</text:p>
          </table:table-cell>
          <table:table-cell table:style-name="ce45" office:value-type="float" office:value="26.2346666666667" calcext:value-type="float">
            <text:p>( 26 <text:s/>)</text:p>
          </table:table-cell>
          <table:table-cell table:style-name="ce45" office:value-type="float" office:value="246.019" calcext:value-type="float">
            <text:p>( 246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60171.3336666667" calcext:value-type="float">
            <text:p><text:s/>60,171 <text:s/></text:p>
          </table:table-cell>
          <table:table-cell table:style-name="ce42" office:value-type="float" office:value="26165.1786666667" calcext:value-type="float">
            <text:p><text:s/>26,165 <text:s/></text:p>
          </table:table-cell>
          <table:table-cell table:style-name="ce42" office:value-type="float" office:value="34006.155" calcext:value-type="float">
            <text:p><text:s/>34,006 <text:s/></text:p>
          </table:table-cell>
          <table:table-cell table:number-columns-repeated="3" table:style-name="ce42" office:value-type="float" office:value="18.04403667872" calcext:value-type="float">
            <text:p><text:s/>1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183386.47755178" calcext:value-type="float">
            <text:p><text:s/>183,386 <text:s/></text:p>
          </table:table-cell>
          <table:table-cell table:style-name="ce42" office:value-type="float" office:value="17859.032" calcext:value-type="float">
            <text:p><text:s/>17,859 <text:s/></text:p>
          </table:table-cell>
          <table:table-cell table:style-name="ce42" office:value-type="float" office:value="165527.44555178" calcext:value-type="float">
            <text:p><text:s/>165,527 <text:s/></text:p>
          </table:table-cell>
          <table:table-cell table:style-name="ce42" office:value-type="float" office:value="13.1377064406078" calcext:value-type="float">
            <text:p><text:s/>1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.1377064406078" calcext:value-type="float">
            <text:p><text:s/>13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3701.461" calcext:value-type="float">
            <text:p><text:s/>3,701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3701.461" calcext:value-type="float">
            <text:p><text:s/>3,701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54464.0907777778" calcext:value-type="float">
            <text:p><text:s/>54,464 <text:s/></text:p>
          </table:table-cell>
          <table:table-cell table:style-name="ce42" office:value-type="float" office:value="22080.3857777778" calcext:value-type="float">
            <text:p><text:s/>22,080 <text:s/></text:p>
          </table:table-cell>
          <table:table-cell table:style-name="ce42" office:value-type="float" office:value="32383.705" calcext:value-type="float">
            <text:p><text:s/>32,38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77706.3516666667" calcext:value-type="float">
            <text:p><text:s/>77,706 <text:s/></text:p>
          </table:table-cell>
          <table:table-cell table:style-name="ce42" office:value-type="float" office:value="5647.77866666667" calcext:value-type="float">
            <text:p><text:s/>5,648 <text:s/></text:p>
          </table:table-cell>
          <table:table-cell table:style-name="ce42" office:value-type="float" office:value="72058.573" calcext:value-type="float">
            <text:p><text:s/>72,05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84478.035444444" calcext:value-type="float">
            <text:p><text:s/>184,478 <text:s/></text:p>
          </table:table-cell>
          <table:table-cell table:style-name="ce46" office:value-type="float" office:value="14680.5324444444" calcext:value-type="float">
            <text:p><text:s/>14,681 <text:s/></text:p>
          </table:table-cell>
          <table:table-cell table:style-name="ce46" office:value-type="float" office:value="169797.503" calcext:value-type="float">
            <text:p><text:s/>169,798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52763.38" calcext:value-type="float">
            <text:p><text:s/>252,763 <text:s/></text:p>
          </table:table-cell>
          <table:table-cell table:style-name="ce42" office:value-type="float" office:value="149967.696" calcext:value-type="float">
            <text:p><text:s/>149,968 <text:s/></text:p>
          </table:table-cell>
          <table:table-cell table:style-name="ce42" office:value-type="float" office:value="102795.684" calcext:value-type="float">
            <text:p><text:s/>102,79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2077.38411111111" calcext:value-type="float">
            <text:p><text:s/>2,077 <text:s/></text:p>
          </table:table-cell>
          <table:table-cell table:style-name="ce42" office:value-type="float" office:value="454.887111111111" calcext:value-type="float">
            <text:p><text:s/>455 <text:s/></text:p>
          </table:table-cell>
          <table:table-cell table:style-name="ce42" office:value-type="float" office:value="1622.497" calcext:value-type="float">
            <text:p><text:s/>1,62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50685.995888889" calcext:value-type="float">
            <text:p><text:s/>250,686 <text:s/></text:p>
          </table:table-cell>
          <table:table-cell table:style-name="ce42" office:value-type="float" office:value="149512.808888889" calcext:value-type="float">
            <text:p><text:s/>149,513 <text:s/></text:p>
          </table:table-cell>
          <table:table-cell table:style-name="ce42" office:value-type="float" office:value="101173.187" calcext:value-type="float">
            <text:p><text:s/>101,17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136240.334111111" calcext:value-type="float">
            <text:p>( 136,240 <text:s/>)</text:p>
          </table:table-cell>
          <table:table-cell table:style-name="ce45" office:value-type="float" office:value="112483.367111111" calcext:value-type="float">
            <text:p>( 112,483 <text:s/>)</text:p>
          </table:table-cell>
          <table:table-cell table:style-name="ce45" office:value-type="float" office:value="23756.967" calcext:value-type="float">
            <text:p>( 23,757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91361.5353333333" calcext:value-type="float">
            <text:p>( 91,362 <text:s/>)</text:p>
          </table:table-cell>
          <table:table-cell table:style-name="ce47" office:value-type="float" office:value="34068.1973333333" calcext:value-type="float">
            <text:p>( 34,068 <text:s/>)</text:p>
          </table:table-cell>
          <table:table-cell table:style-name="ce47" office:value-type="float" office:value="57293.338" calcext:value-type="float">
            <text:p>( 57,293 <text:s/>)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570863.060546008" calcext:value-type="float">
            <text:p><text:s/>570,863 <text:s/></text:p>
          </table:table-cell>
          <table:table-cell table:style-name="ce42" office:value-type="float" office:value="31263.2737777778" calcext:value-type="float">
            <text:p><text:s/>31,263 <text:s/></text:p>
          </table:table-cell>
          <table:table-cell table:style-name="ce42" office:value-type="float" office:value="539599.78676823" calcext:value-type="float">
            <text:p><text:s/>539,60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485463.372879341" calcext:value-type="float">
            <text:p><text:s/>485,463 <text:s/></text:p>
          </table:table-cell>
          <table:table-cell table:style-name="ce42" office:value-type="float" office:value="18921.9031111111" calcext:value-type="float">
            <text:p><text:s/>18,922 <text:s/></text:p>
          </table:table-cell>
          <table:table-cell table:style-name="ce42" office:value-type="float" office:value="466541.46976823" calcext:value-type="float">
            <text:p><text:s/>466,54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85399.6876666667" calcext:value-type="float">
            <text:p><text:s/>85,400 <text:s/></text:p>
          </table:table-cell>
          <table:table-cell table:style-name="ce42" office:value-type="float" office:value="12341.3706666667" calcext:value-type="float">
            <text:p><text:s/>12,341 <text:s/></text:p>
          </table:table-cell>
          <table:table-cell table:style-name="ce42" office:value-type="float" office:value="73058.317" calcext:value-type="float">
            <text:p><text:s/>73,05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58572.8634444444" calcext:value-type="float">
            <text:p>( 58,573 <text:s/>)</text:p>
          </table:table-cell>
          <table:table-cell table:style-name="ce45" office:value-type="float" office:value="3795.48444444444" calcext:value-type="float">
            <text:p>( 3,795 <text:s/>)</text:p>
          </table:table-cell>
          <table:table-cell table:style-name="ce45" office:value-type="float" office:value="54777.379" calcext:value-type="float">
            <text:p>( 54,777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189498.991666667" calcext:value-type="float">
            <text:p><text:s/>189,499 <text:s/></text:p>
          </table:table-cell>
          <table:table-cell table:style-name="ce42" office:value-type="float" office:value="20933.4666666667" calcext:value-type="float">
            <text:p><text:s/>20,933 <text:s/></text:p>
          </table:table-cell>
          <table:table-cell table:style-name="ce42" office:value-type="float" office:value="168565.525" calcext:value-type="float">
            <text:p><text:s/>168,56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6529.27755555556" calcext:value-type="float">
            <text:p><text:s/>6,529 <text:s/></text:p>
          </table:table-cell>
          <table:table-cell table:style-name="ce46" office:value-type="float" office:value="3845.01155555556" calcext:value-type="float">
            <text:p><text:s/>3,845 <text:s/></text:p>
          </table:table-cell>
          <table:table-cell table:style-name="ce46" office:value-type="float" office:value="2684.266" calcext:value-type="float">
            <text:p><text:s/>2,684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315352.065555556" calcext:value-type="float">
            <text:p><text:s/>315,352 <text:s/></text:p>
          </table:table-cell>
          <table:table-cell table:style-name="ce42" office:value-type="float" office:value="115524.771555556" calcext:value-type="float">
            <text:p><text:s/>115,525 <text:s/></text:p>
          </table:table-cell>
          <table:table-cell table:style-name="ce42" office:value-type="float" office:value="199827.294" calcext:value-type="float">
            <text:p><text:s/>199,82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2" office:value-type="float" office:value="211733.642111111" calcext:value-type="float">
            <text:p><text:s/>211,734 <text:s/></text:p>
          </table:table-cell>
          <table:table-cell table:style-name="ce42" office:value-type="float" office:value="104953.527111111" calcext:value-type="float">
            <text:p><text:s/>104,954 <text:s/></text:p>
          </table:table-cell>
          <table:table-cell table:style-name="ce42" office:value-type="float" office:value="106780.115" calcext:value-type="float">
            <text:p><text:s/>106,78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41803.5211111111" calcext:value-type="float">
            <text:p><text:s/>41,804 <text:s/></text:p>
          </table:table-cell>
          <table:table-cell table:style-name="ce42" office:value-type="float" office:value="18764.6951111111" calcext:value-type="float">
            <text:p><text:s/>18,765 <text:s/></text:p>
          </table:table-cell>
          <table:table-cell table:style-name="ce42" office:value-type="float" office:value="23038.826" calcext:value-type="float">
            <text:p><text:s/>23,03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2" table:style-name="ce42" office:value-type="float" office:value="48.9057777777778" calcext:value-type="float">
            <text:p><text:s/>4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188442.858555556" calcext:value-type="float">
            <text:p><text:s/>188,443 <text:s/></text:p>
          </table:table-cell>
          <table:table-cell table:style-name="ce42" office:value-type="float" office:value="4449.34755555556" calcext:value-type="float">
            <text:p><text:s/>4,449 <text:s/></text:p>
          </table:table-cell>
          <table:table-cell table:style-name="ce42" office:value-type="float" office:value="183993.511" calcext:value-type="float">
            <text:p><text:s/>183,99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8479.389" calcext:value-type="float">
            <text:p><text:s/>8,47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479.389" calcext:value-type="float">
            <text:p><text:s/>8,479 <text:s/></text:p>
          </table:table-cell>
          <table:table-cell table:style-name="ce42" office:value-type="float" office:value="286941.009945551" calcext:value-type="float">
            <text:p><text:s/>286,94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6941.009945551" calcext:value-type="float">
            <text:p><text:s/>286,94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59.5431111111111" calcext:value-type="float">
            <text:p><text:s/>6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2921.94777777778" calcext:value-type="float">
            <text:p><text:s/>2,922 <text:s/></text:p>
          </table:table-cell>
          <table:table-cell table:style-name="ce43" office:value-type="float" office:value="987.473777777778" calcext:value-type="float">
            <text:p><text:s/>987 <text:s/></text:p>
          </table:table-cell>
          <table:table-cell table:style-name="ce43" office:value-type="float" office:value="1934.474" calcext:value-type="float">
            <text:p><text:s/>1,934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4355.855" calcext:value-type="float">
            <text:p><text:s/>4,35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355.855" calcext:value-type="float">
            <text:p><text:s/>4,35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4355.855" calcext:value-type="float">
            <text:p><text:s/>4,35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355.855" calcext:value-type="float">
            <text:p><text:s/>4,35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461963.666222222" calcext:value-type="float">
            <text:p><text:s/>461,964 <text:s/></text:p>
          </table:table-cell>
          <table:table-cell table:style-name="ce42" office:value-type="float" office:value="336824.822222222" calcext:value-type="float">
            <text:p><text:s/>336,825 <text:s/></text:p>
          </table:table-cell>
          <table:table-cell table:style-name="ce42" office:value-type="float" office:value="125138.844" calcext:value-type="float">
            <text:p><text:s/>125,13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style-name="ce42" office:value-type="float" office:value="32271.1666666667" calcext:value-type="float">
            <text:p><text:s/>32,271 <text:s/></text:p>
          </table:table-cell>
          <table:table-cell table:style-name="ce42" office:value-type="float" office:value="28078.2586666667" calcext:value-type="float">
            <text:p><text:s/>28,078 <text:s/></text:p>
          </table:table-cell>
          <table:table-cell table:style-name="ce42" office:value-type="float" office:value="4192.908" calcext:value-type="float">
            <text:p><text:s/>4,19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289108.152444444" calcext:value-type="float">
            <text:p><text:s/>289,108 <text:s/></text:p>
          </table:table-cell>
          <table:table-cell table:style-name="ce42" office:value-type="float" office:value="204983.692444444" calcext:value-type="float">
            <text:p><text:s/>204,984 <text:s/></text:p>
          </table:table-cell>
          <table:table-cell table:style-name="ce42" office:value-type="float" office:value="84124.46" calcext:value-type="float">
            <text:p><text:s/>84,12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741.061444444444" calcext:value-type="float">
            <text:p><text:s/>741 <text:s/></text:p>
          </table:table-cell>
          <table:table-cell table:style-name="ce42" office:value-type="float" office:value="648.220444444444" calcext:value-type="float">
            <text:p><text:s/>648 <text:s/></text:p>
          </table:table-cell>
          <table:table-cell table:style-name="ce42" office:value-type="float" office:value="92.841" calcext:value-type="float">
            <text:p><text:s/>9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69.7546666666667" calcext:value-type="float">
            <text:p><text:s/>7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159.355555555556" calcext:value-type="float">
            <text:p><text:s/>15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2170.93833333333" calcext:value-type="float">
            <text:p><text:s/>2,171 <text:s/></text:p>
          </table:table-cell>
          <table:table-cell table:style-name="ce42" office:value-type="float" office:value="2153.42133333333" calcext:value-type="float">
            <text:p><text:s/>2,153 <text:s/></text:p>
          </table:table-cell>
          <table:table-cell table:style-name="ce42" office:value-type="float" office:value="17.517" calcext:value-type="float">
            <text:p><text:s/>1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style-name="ce42" office:value-type="float" office:value="9486.02966666667" calcext:value-type="float">
            <text:p><text:s/>9,486 <text:s/></text:p>
          </table:table-cell>
          <table:table-cell table:style-name="ce42" office:value-type="float" office:value="9426.08266666667" calcext:value-type="float">
            <text:p><text:s/>9,426 <text:s/></text:p>
          </table:table-cell>
          <table:table-cell table:style-name="ce42" office:value-type="float" office:value="59.947" calcext:value-type="float">
            <text:p><text:s/>6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style-name="ce42" office:value-type="float" office:value="64900.1862222222" calcext:value-type="float">
            <text:p><text:s/>64,900 <text:s/></text:p>
          </table:table-cell>
          <table:table-cell table:style-name="ce42" office:value-type="float" office:value="51517.3982222222" calcext:value-type="float">
            <text:p><text:s/>51,517 <text:s/></text:p>
          </table:table-cell>
          <table:table-cell table:style-name="ce42" office:value-type="float" office:value="13382.788" calcext:value-type="float">
            <text:p><text:s/>13,38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1966.982" calcext:value-type="float">
            <text:p><text:s/>11,967 <text:s/></text:p>
          </table:table-cell>
          <table:table-cell table:style-name="ce42" office:value-type="float" office:value="8261.416" calcext:value-type="float">
            <text:p><text:s/>8,261 <text:s/></text:p>
          </table:table-cell>
          <table:table-cell table:style-name="ce42" office:value-type="float" office:value="3705.566" calcext:value-type="float">
            <text:p><text:s/>3,70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51090.0392222222" calcext:value-type="float">
            <text:p><text:s/>51,090 <text:s/></text:p>
          </table:table-cell>
          <table:table-cell table:style-name="ce43" office:value-type="float" office:value="31527.2222222222" calcext:value-type="float">
            <text:p><text:s/>31,527 <text:s/></text:p>
          </table:table-cell>
          <table:table-cell table:style-name="ce43" office:value-type="float" office:value="19562.817" calcext:value-type="float">
            <text:p><text:s/>19,563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781935.914" calcext:value-type="float">
            <text:p><text:s/>781,936 <text:s/></text:p>
          </table:table-cell>
          <table:table-cell table:style-name="ce44" office:value-type="float" office:value="720585.896" calcext:value-type="float">
            <text:p><text:s/>720,586 <text:s/></text:p>
          </table:table-cell>
          <table:table-cell table:style-name="ce44" office:value-type="float" office:value="61350.018" calcext:value-type="float">
            <text:p><text:s/>61,350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92408976.746619" calcext:value-type="float">
            <text:p><text:s/>92,408,977 <text:s/></text:p>
          </table:table-cell>
          <table:table-cell table:style-name="ce42" office:value-type="float" office:value="13344" calcext:value-type="float">
            <text:p><text:s/>13,344 <text:s/></text:p>
          </table:table-cell>
          <table:table-cell table:style-name="ce42" office:value-type="float" office:value="92395632.746619" calcext:value-type="float">
            <text:p><text:s/>92,395,633 <text:s/></text:p>
          </table:table-cell>
          <table:table-cell table:style-name="ce42" office:value-type="float" office:value="3751883.792717" calcext:value-type="float">
            <text:p><text:s/>3,751,884 <text:s/></text:p>
          </table:table-cell>
          <table:table-cell table:style-name="ce42" office:value-type="float" office:value="185280.461741" calcext:value-type="float">
            <text:p><text:s/>185,280 <text:s/></text:p>
          </table:table-cell>
          <table:table-cell table:style-name="ce42" office:value-type="float" office:value="166442.631651" calcext:value-type="float">
            <text:p><text:s/>166,44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837.83009" calcext:value-type="float">
            <text:p><text:s/>18,838 <text:s/></text:p>
          </table:table-cell>
          <table:table-cell table:style-name="ce42" office:value-type="float" office:value="3566603.330976" calcext:value-type="float">
            <text:p><text:s/>3,566,60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91928722.321" calcext:value-type="float">
            <text:p><text:s/>91,928,72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1928722.321" calcext:value-type="float">
            <text:p><text:s/>91,928,72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005.323" calcext:value-type="float">
            <text:p><text:s/>44,005 <text:s/></text:p>
          </table:table-cell>
          <table:table-cell table:style-name="ce42" office:value-type="float" office:value="17566.323" calcext:value-type="float">
            <text:p><text:s/>17,56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566.323" calcext:value-type="float">
            <text:p><text:s/>17,566 <text:s/></text:p>
          </table:table-cell>
          <table:table-cell table:style-name="ce42" office:value-type="float" office:value="26439" calcext:value-type="float">
            <text:p><text:s/>26,43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6026.349341" calcext:value-type="float">
            <text:p><text:s/>106,02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6026.349341" calcext:value-type="float">
            <text:p><text:s/>106,02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480254.425619" calcext:value-type="float">
            <text:p><text:s/>480,254 <text:s/></text:p>
          </table:table-cell>
          <table:table-cell table:style-name="ce42" office:value-type="float" office:value="13344" calcext:value-type="float">
            <text:p><text:s/>13,344 <text:s/></text:p>
          </table:table-cell>
          <table:table-cell table:style-name="ce42" office:value-type="float" office:value="466910.425619" calcext:value-type="float">
            <text:p><text:s/>466,910 <text:s/></text:p>
          </table:table-cell>
          <table:table-cell table:style-name="ce42" office:value-type="float" office:value="3601852.120376" calcext:value-type="float">
            <text:p><text:s/>3,601,852 <text:s/></text:p>
          </table:table-cell>
          <table:table-cell table:style-name="ce42" office:value-type="float" office:value="167714.138741" calcext:value-type="float">
            <text:p><text:s/>167,714 <text:s/></text:p>
          </table:table-cell>
          <table:table-cell table:style-name="ce42" office:value-type="float" office:value="166442.631651" calcext:value-type="float">
            <text:p><text:s/>166,44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71.50709" calcext:value-type="float">
            <text:p><text:s/>1,272 <text:s/></text:p>
          </table:table-cell>
          <table:table-cell table:style-name="ce42" office:value-type="float" office:value="3434137.981635" calcext:value-type="float">
            <text:p><text:s/>3,434,13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77543.192219" calcext:value-type="float">
            <text:p><text:s/>77,54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7543.192219" calcext:value-type="float">
            <text:p><text:s/>77,543 <text:s/></text:p>
          </table:table-cell>
          <table:table-cell table:style-name="ce42" office:value-type="float" office:value="790728.962441" calcext:value-type="float">
            <text:p><text:s/>790,729 <text:s/></text:p>
          </table:table-cell>
          <table:table-cell table:number-columns-repeated="2" table:style-name="ce42" office:value-type="float" office:value="136000.845438" calcext:value-type="float">
            <text:p><text:s/>136,00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54728.117003" calcext:value-type="float">
            <text:p><text:s/>654,728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77543.192219" calcext:value-type="float">
            <text:p><text:s/>77,543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77543.192219" calcext:value-type="float">
            <text:p><text:s/>77,543 <text:s/></text:p>
          </table:table-cell>
          <table:table-cell table:style-name="ce43" office:value-type="float" office:value="790728.962441" calcext:value-type="float">
            <text:p><text:s/>790,729 <text:s/></text:p>
          </table:table-cell>
          <table:table-cell table:number-columns-repeated="2" table:style-name="ce43" office:value-type="float" office:value="136000.845438" calcext:value-type="float">
            <text:p><text:s/>136,001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654728.117003" calcext:value-type="float">
            <text:p><text:s/>654,728 <text:s/></text:p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7" table:number-columns-repeated="6" table:default-cell-style-name="ce14"/>
        <table:table-column table:style-name="co6" table:default-cell-style-name="ce14"/>
        <table:table-column table:style-name="co18" table:default-cell-style-name="ce14"/>
        <table:table-column table:style-name="co9" table:number-columns-repeated="6" table:default-cell-style-name="ce14"/>
        <table:table-column table:style-name="co19" table:default-cell-style-name="ce14"/>
        <table:table-column table:style-name="co9" table:number-columns-repeated="1006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油當量單位）</text:p>
            </table:table-cell>
            <table:covered-table-cell table:number-columns-repeated="8" table:style-name="ce15"/>
            <table:table-cell table:style-name="ce15" table:number-columns-repeated="2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7年(西元2018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60" table:number-columns-repeated="2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46" calcext:value-type="float">
              <text:p>46</text:p>
            </table:table-cell>
            <table:table-cell table:style-name="ce55" office:value-type="float" office:value="47" calcext:value-type="float">
              <text:p>47</text:p>
            </table:table-cell>
            <table:table-cell table:style-name="ce55" office:value-type="float" office:value="48" calcext:value-type="float">
              <text:p>48</text:p>
            </table:table-cell>
            <table:table-cell table:style-name="ce55" office:value-type="float" office:value="49" calcext:value-type="float">
              <text:p>49</text:p>
            </table:table-cell>
            <table:table-cell table:style-name="ce55" office:value-type="float" office:value="50" calcext:value-type="float">
              <text:p>50</text:p>
            </table:table-cell>
            <table:table-cell table:style-name="ce55" office:value-type="float" office:value="51" calcext:value-type="float">
              <text:p>51</text:p>
            </table:table-cell>
            <table:table-cell table:style-name="ce18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核能</text:p>
            </table:table-cell>
            <table:table-cell table:style-name="ce56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56" office:value-type="string" calcext:value-type="string">
              <text:p>風力</text:p>
            </table:table-cell>
            <table:table-cell table:style-name="ce56" office:value-type="string" calcext:value-type="string">
              <text:p>電力</text:p>
            </table:table-cell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59" table:number-columns-repeated="2"/>
            <table:table-cell table:style-name="ce56" table:number-columns-repeated="2"/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7" office:value-type="string" calcext:value-type="string">
              <text:p>Nuclear</text:p>
            </table:table-cell>
            <table:table-cell table:style-name="ce57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57" office:value-type="string" calcext:value-type="string">
              <text:p>Wind</text:p>
            </table:table-cell>
            <table:table-cell table:style-name="ce57" office:value-type="string" calcext:value-type="string">
              <text:p>Electricity</text:p>
            </table:table-cell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/>
            <table:table-cell table:style-name="ce59"/>
            <table:table-cell table:style-name="ce58" table:number-columns-repeated="4"/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18" table:number-columns-repeated="2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428240.263413333" calcext:value-type="float">
            <text:p><text:s/>428,240 <text:s/></text:p>
          </table:table-cell>
          <table:table-cell table:style-name="ce41" office:value-type="float" office:value="1.40753333333333" calcext:value-type="float">
            <text:p><text:s/>1 <text:s/></text:p>
          </table:table-cell>
          <table:table-cell table:style-name="ce41" office:value-type="float" office:value="259150.075037778" calcext:value-type="float">
            <text:p><text:s/>259,150 <text:s/></text:p>
          </table:table-cell>
          <table:table-cell table:style-name="ce41" office:value-type="float" office:value="163130.923295556" calcext:value-type="float">
            <text:p><text:s/>163,131 <text:s/></text:p>
          </table:table-cell>
          <table:table-cell table:style-name="ce41" office:value-type="float" office:value="0" calcext:value-type="float">
            <text:p/>
          </table:table-cell>
          <table:table-cell table:style-name="ce62" table:number-columns-repeated="2"/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8015594.70325333" calcext:value-type="float">
            <text:p><text:s/>8,015,59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8015594.70325333" calcext:value-type="float">
            <text:p><text:s/>8,015,595 <text:s/></text:p>
          </table:table-cell>
          <table:table-cell table:style-name="ce43" office:value-type="float" office:value="428240.263413333" calcext:value-type="float">
            <text:p><text:s/>428,240 <text:s/></text:p>
          </table:table-cell>
          <table:table-cell table:style-name="ce43" office:value-type="float" office:value="1.40753333333333" calcext:value-type="float">
            <text:p><text:s/>1 <text:s/></text:p>
          </table:table-cell>
          <table:table-cell table:style-name="ce43" office:value-type="float" office:value="259150.075037778" calcext:value-type="float">
            <text:p><text:s/>259,150 <text:s/></text:p>
          </table:table-cell>
          <table:table-cell table:style-name="ce43" office:value-type="float" office:value="163130.923295556" calcext:value-type="float">
            <text:p><text:s/>163,131 <text:s/></text:p>
          </table:table-cell>
          <table:table-cell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0.000000000013" calcext:value-type="float">
            <text:p><text:s/>-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0.000000000001" calcext:value-type="float">
            <text:p><text:s/>-0 <text:s/></text:p>
          </table:table-cell>
          <table:table-cell table:style-name="ce43" office:value-type="float" office:value="0.000000000003" calcext:value-type="float">
            <text:p><text:s/>0 <text:s/></text:p>
          </table:table-cell>
          <table:table-cell table:style-name="ce43" office:value-type="float" office:value="-20959.7709333335" calcext:value-type="float">
            <text:p><text:s/>-20,96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8015594.70325333" calcext:value-type="float">
            <text:p><text:s/>8,015,595 <text:s/></text:p>
          </table:table-cell>
          <table:table-cell table:style-name="ce42" office:value-type="float" office:value="750336.445635556" calcext:value-type="float">
            <text:p><text:s/>750,336 <text:s/></text:p>
          </table:table-cell>
          <table:table-cell table:style-name="ce42" office:value-type="float" office:value="1.40753333333333" calcext:value-type="float">
            <text:p><text:s/>1 <text:s/></text:p>
          </table:table-cell>
          <table:table-cell table:style-name="ce42" office:value-type="float" office:value="259150.075037778" calcext:value-type="float">
            <text:p><text:s/>259,150 <text:s/></text:p>
          </table:table-cell>
          <table:table-cell table:style-name="ce42" office:value-type="float" office:value="163130.923295556" calcext:value-type="float">
            <text:p><text:s/>163,131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8015594.70325333" calcext:value-type="float">
            <text:p><text:s/>8,015,595 <text:s/></text:p>
          </table:table-cell>
          <table:table-cell table:style-name="ce42" office:value-type="float" office:value="750336.445635556" calcext:value-type="float">
            <text:p><text:s/>750,33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080.0683822222" calcext:value-type="float">
            <text:p><text:s/>11,080 <text:s/></text:p>
          </table:table-cell>
          <table:table-cell table:style-name="ce42" office:value-type="float" office:value="160268.604024444" calcext:value-type="float">
            <text:p><text:s/>160,269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.40753333333333" calcext:value-type="float">
            <text:p><text:s/>1 <text:s/></text:p>
          </table:table-cell>
          <table:table-cell table:style-name="ce42" office:value-type="float" office:value="248070.006655556" calcext:value-type="float">
            <text:p><text:s/>248,070 <text:s/></text:p>
          </table:table-cell>
          <table:table-cell table:style-name="ce42" office:value-type="float" office:value="2862.31927111111" calcext:value-type="float">
            <text:p><text:s/>2,862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2096.182222222" calcext:value-type="float">
            <text:p><text:s/>322,09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330263.3272311" calcext:value-type="float">
            <text:p><text:s/>26,330,26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2096.182222222" calcext:value-type="float">
            <text:p><text:s/>322,09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330263.3272311" calcext:value-type="float">
            <text:p><text:s/>26,330,26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32561.40826222" calcext:value-type="float">
            <text:p><text:s/>1,832,56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96.23287333333" calcext:value-type="float">
            <text:p><text:s/>1,49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2841.951204444" calcext:value-type="float">
            <text:p><text:s/>232,84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33932.322715556" calcext:value-type="float">
            <text:p><text:s/>933,93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7062.86" calcext:value-type="float">
            <text:p><text:s/>397,06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3547.33276" calcext:value-type="float">
            <text:p><text:s/>233,54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33680.7087088889" calcext:value-type="float">
            <text:p><text:s/>33,68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879153.408873333" calcext:value-type="float">
            <text:p><text:s/>879,15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23639508.2810289" calcext:value-type="float">
            <text:p><text:s/>23,639,50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23639508.2810289" calcext:value-type="float">
            <text:p><text:s/>23,639,50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234076.8949622" calcext:value-type="float">
            <text:p><text:s/>14,234,07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770.72128" calcext:value-type="float">
            <text:p><text:s/>15,77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83789.321675556" calcext:value-type="float">
            <text:p><text:s/>383,78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89051.923515556" calcext:value-type="float">
            <text:p><text:s/>589,05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767.5462022222" calcext:value-type="float">
            <text:p><text:s/>17,76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7683.5003533333" calcext:value-type="float">
            <text:p><text:s/>37,68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5397.293217778" calcext:value-type="float">
            <text:p><text:s/>345,39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3695.9190911111" calcext:value-type="float">
            <text:p><text:s/>53,69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76992.89002667" calcext:value-type="float">
            <text:p><text:s/>3,076,99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66009.87247778" calcext:value-type="float">
            <text:p><text:s/>2,266,01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510392.297473333" calcext:value-type="float">
            <text:p>( 510,392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740778.79731111" calcext:value-type="float">
            <text:p>( 1,740,779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4838.7776933333" calcext:value-type="float">
            <text:p>( 14,839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71129.943082222" calcext:value-type="float">
            <text:p><text:s/>371,13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7465.324093333" calcext:value-type="float">
            <text:p><text:s/>327,46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12387.750373333" calcext:value-type="float">
            <text:p><text:s/>112,38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2592.781177778" calcext:value-type="float">
            <text:p><text:s/>122,59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6831.82642" calcext:value-type="float">
            <text:p><text:s/>96,83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513753.895955556" calcext:value-type="float">
            <text:p><text:s/>513,75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50714.90706" calcext:value-type="float">
            <text:p><text:s/>550,71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8372.141695556" calcext:value-type="float">
            <text:p><text:s/>168,37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82342.765364444" calcext:value-type="float">
            <text:p><text:s/>382,34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38697.1124066667" calcext:value-type="float">
            <text:p>( 38,697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5" table:style-name="ce47" office:value-type="float" office:value="0" calcext:value-type="float">
            <text:p/>
          </table:table-cell>
          <table:table-cell table:style-name="ce47" office:value-type="float" office:value="287338.480128889" calcext:value-type="float">
            <text:p>( 287,338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54181.75503778" calcext:value-type="float">
            <text:p><text:s/>1,854,18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26948.78336444" calcext:value-type="float">
            <text:p><text:s/>1,626,94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7232.971673333" calcext:value-type="float">
            <text:p><text:s/>227,23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80423.9341022222" calcext:value-type="float">
            <text:p>( 80,424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61809.238455556" calcext:value-type="float">
            <text:p><text:s/>661,80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281928.482428889" calcext:value-type="float">
            <text:p><text:s/>281,92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884543.53252" calcext:value-type="float">
            <text:p><text:s/>4,884,54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451427.18052444" calcext:value-type="float">
            <text:p><text:s/>4,451,42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3474.135182222" calcext:value-type="float">
            <text:p><text:s/>273,47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5244.5522622222" calcext:value-type="float">
            <text:p><text:s/>65,24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8843.59178" calcext:value-type="float">
            <text:p><text:s/>118,84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3499.682106667" calcext:value-type="float">
            <text:p><text:s/>203,50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6509.3992133333" calcext:value-type="float">
            <text:p><text:s/>86,50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0387.090102222" calcext:value-type="float">
            <text:p><text:s/>140,38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6797.815411111" calcext:value-type="float">
            <text:p><text:s/>136,79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589.27469111111" calcext:value-type="float">
            <text:p><text:s/>3,58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82923.514851111" calcext:value-type="float">
            <text:p><text:s/>282,92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8498.194802222" calcext:value-type="float">
            <text:p><text:s/>188,49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94425.3200488889" calcext:value-type="float">
            <text:p><text:s/>94,42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502542.48655022" calcext:value-type="float">
            <text:p><text:s/>4,502,54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85954.95033556" calcext:value-type="float">
            <text:p><text:s/>1,185,95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83842.843037778" calcext:value-type="float">
            <text:p><text:s/>683,84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2693.086271111" calcext:value-type="float">
            <text:p><text:s/>192,69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1964.6860022222" calcext:value-type="float">
            <text:p><text:s/>71,96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8564.062186667" calcext:value-type="float">
            <text:p><text:s/>228,56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4821.044922222" calcext:value-type="float">
            <text:p><text:s/>324,82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5619.998633333" calcext:value-type="float">
            <text:p><text:s/>205,62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62775.373557778" calcext:value-type="float">
            <text:p><text:s/>862,77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77054.913005778" calcext:value-type="float">
            <text:p><text:s/>377,05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369251.528597778" calcext:value-type="float">
            <text:p><text:s/>369,25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4479578.29456311" calcext:value-type="float">
            <text:p><text:s/>4,479,57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27682406.88" calcext:value-type="float">
            <text:p><text:s/>27,682,407 <text:s/></text:p>
          </table:table-cell>
          <table:table-cell table:style-name="ce42" office:value-type="float" office:value="7852358.152" calcext:value-type="float">
            <text:p><text:s/>7,852,358 <text:s/></text:p>
          </table:table-cell>
          <table:table-cell table:style-name="ce42" office:value-type="float" office:value="1.473" calcext:value-type="float">
            <text:p><text:s/>1 <text:s/></text:p>
          </table:table-cell>
          <table:table-cell table:style-name="ce42" office:value-type="float" office:value="2712486.089" calcext:value-type="float">
            <text:p><text:s/>2,712,486 <text:s/></text:p>
          </table:table-cell>
          <table:table-cell table:style-name="ce42" office:value-type="float" office:value="1707184.081" calcext:value-type="float">
            <text:p><text:s/>1,707,18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7682406.88" calcext:value-type="float">
            <text:p><text:s/>27,682,407 <text:s/></text:p>
          </table:table-cell>
          <table:table-cell table:style-name="ce42" office:value-type="float" office:value="7852358.152" calcext:value-type="float">
            <text:p><text:s/>7,852,35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5954.204" calcext:value-type="float">
            <text:p><text:s/>115,954 <text:s/></text:p>
          </table:table-cell>
          <table:table-cell table:style-name="ce42" office:value-type="float" office:value="1677229.577" calcext:value-type="float">
            <text:p><text:s/>1,677,23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.473" calcext:value-type="float">
            <text:p><text:s/>1 <text:s/></text:p>
          </table:table-cell>
          <table:table-cell table:style-name="ce42" office:value-type="float" office:value="2596531.885" calcext:value-type="float">
            <text:p><text:s/>2,596,532 <text:s/></text:p>
          </table:table-cell>
          <table:table-cell table:style-name="ce42" office:value-type="float" office:value="29954.504" calcext:value-type="float">
            <text:p><text:s/>29,95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20" table:number-columns-repeated="3" table:default-cell-style-name="ce14"/>
        <table:table-column table:style-name="co21" table:default-cell-style-name="ce14"/>
        <table:table-column table:style-name="co2" table:default-cell-style-name="ce14"/>
        <table:table-column table:style-name="co22" table:default-cell-style-name="ce98"/>
        <table:table-column table:style-name="co2" table:default-cell-style-name="ce13"/>
        <table:table-column table:style-name="co23" table:default-cell-style-name="ce12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7年(西元2018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12" table:number-columns-repeated="2"/>
            <table:table-cell table:style-name="ce83"/>
            <table:table-cell table:style-name="ce51"/>
            <table:table-cell table:style-name="ce106" office:value-type="string" calcext:value-type="string">
              <text:p>(單位：公秉油當量)(<text:span text:style-name="T1">Unit:kiloiter of oil equivalent</text:span><text:span text:style-name="T2">)</text:span></text:p>
            </table:table-cell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52" calcext:value-type="float">
              <text:p>52</text:p>
            </table:table-cell>
            <table:table-cell table:style-name="ce55" office:value-type="float" office:value="53" calcext:value-type="float">
              <text:p>53</text:p>
            </table:table-cell>
            <table:table-cell table:style-name="ce65" office:value-type="float" office:value="54" calcext:value-type="float">
              <text:p>54</text:p>
            </table:table-cell>
            <table:table-cell table:style-name="ce65"/>
            <table:table-cell table:style-name="ce16"/>
            <table:table-cell table:style-name="ce84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太陽熱能</text:p>
            </table:table-cell>
            <table:table-cell table:style-name="ce56" office:value-type="string" calcext:value-type="string">
              <text:p>熱能</text:p>
            </table:table-cell>
            <table:table-cell table:style-name="ce66" office:value-type="string" calcext:value-type="string">
              <text:p>總計</text:p>
            </table:table-cell>
            <table:table-cell table:style-name="ce66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64" table:number-columns-repeated="2"/>
            <table:table-cell table:style-name="ce67" table:number-columns-repeated="2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office:value-type="string" calcext:value-type="string">
              <text:p>Solar Thermal</text:p>
            </table:table-cell>
            <table:table-cell table:style-name="ce58" office:value-type="string" calcext:value-type="string">
              <text:p>Heat</text:p>
            </table:table-cell>
            <table:table-cell table:style-name="ce68" office:value-type="string" calcext:value-type="string">
              <text:p>Grand Total</text:p>
            </table:table-cell>
            <table:table-cell table:style-name="ce68" table:number-columns-repeated="2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table:number-columns-repeated="2"/>
            <table:table-cell table:style-name="ce69" table:number-columns-repeated="3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70" table:number-columns-repeated="3"/>
            <table:covered-table-cell table:style-name="ce86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104694" calcext:value-type="float">
            <text:p><text:s/>104,694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890352.78898232" calcext:value-type="float">
            <text:p><text:s/>2,890,353 <text:s/></text:p>
          </table:table-cell>
          <table:table-cell table:style-name="ce62" table:number-columns-repeated="2"/>
          <table:table-cell table:style-name="ce87" office:value-type="float" office:value="1" calcext:value-type="float">
            <text:p>1</text:p>
          </table:table-cell>
          <table:table-cell table:style-name="ce37"/>
          <table:table-cell table:style-name="ce107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5736557.637559" calcext:value-type="float">
            <text:p><text:s/>145,736,558 <text:s/></text:p>
          </table:table-cell>
          <table:table-cell table:style-name="ce63" table:number-columns-repeated="2"/>
          <table:table-cell table:style-name="ce88" office:value-type="float" office:value="2" calcext:value-type="float">
            <text:p>2</text:p>
          </table:table-cell>
          <table:table-cell table:style-name="ce100" office:value-type="string" calcext:value-type="string">
            <text:p>+</text:p>
          </table:table-cell>
          <table:table-cell table:style-name="ce108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523585.0607225" calcext:value-type="float">
            <text:p><text:s/>20,523,585 <text:s/></text:p>
          </table:table-cell>
          <table:table-cell table:style-name="ce63" table:number-columns-repeated="2"/>
          <table:table-cell table:style-name="ce88" office:value-type="float" office:value="3" calcext:value-type="float">
            <text:p>3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06871.27951111" calcext:value-type="float">
            <text:p><text:s/>1,306,871 <text:s/></text:p>
          </table:table-cell>
          <table:table-cell table:style-name="ce63" table:number-columns-repeated="2"/>
          <table:table-cell table:style-name="ce88" office:value-type="float" office:value="4" calcext:value-type="float">
            <text:p>4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33952.76888889" calcext:value-type="float">
            <text:p><text:s/>3,233,953 <text:s/></text:p>
          </table:table-cell>
          <table:table-cell table:style-name="ce63" table:number-columns-repeated="2"/>
          <table:table-cell table:style-name="ce88" office:value-type="float" office:value="5" calcext:value-type="float">
            <text:p>5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789621.597152467" calcext:value-type="float">
            <text:p><text:s/>-789,622 <text:s/></text:p>
          </table:table-cell>
          <table:table-cell table:style-name="ce63" table:number-columns-repeated="2"/>
          <table:table-cell table:style-name="ce88" office:value-type="float" office:value="6" calcext:value-type="float">
            <text:p>6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04694" calcext:value-type="float">
            <text:p><text:s/>104,694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24352122.914571" calcext:value-type="float">
            <text:p><text:s/>124,352,123 <text:s/></text:p>
          </table:table-cell>
          <table:table-cell table:style-name="ce72" table:number-columns-repeated="2"/>
          <table:table-cell table:style-name="ce89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560084.6347689" calcext:value-type="float">
            <text:p><text:s/>27,560,085 <text:s/></text:p>
          </table:table-cell>
          <table:table-cell table:style-name="ce63" table:number-columns-repeated="2"/>
          <table:table-cell table:style-name="ce87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7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0.00000000008" calcext:value-type="float">
            <text:p><text:s/>-0 <text:s/></text:p>
          </table:table-cell>
          <table:table-cell table:style-name="ce43" office:value-type="float" office:value="69054.2364842773" calcext:value-type="float">
            <text:p><text:s/>69,054 <text:s/></text:p>
          </table:table-cell>
          <table:table-cell table:style-name="ce72" table:number-columns-repeated="2"/>
          <table:table-cell table:style-name="ce89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9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7968480.379312" calcext:value-type="float">
            <text:p><text:s/>127,968,480 <text:s/></text:p>
          </table:table-cell>
          <table:table-cell table:style-name="ce63" table:number-columns-repeated="2"/>
          <table:table-cell table:style-name="ce88" office:value-type="float" office:value="10" calcext:value-type="float">
            <text:p>10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788450.26378556" calcext:value-type="float">
            <text:p><text:s/>6,788,450 <text:s/></text:p>
          </table:table-cell>
          <table:table-cell table:style-name="ce63" table:number-columns-repeated="2"/>
          <table:table-cell table:style-name="ce88" office:value-type="float" office:value="11" calcext:value-type="float">
            <text:p>11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674315.91111111" calcext:value-type="float">
            <text:p><text:s/>5,674,316 <text:s/></text:p>
          </table:table-cell>
          <table:table-cell table:style-name="ce63" table:number-columns-repeated="2"/>
          <table:table-cell table:style-name="ce88" office:value-type="float" office:value="12" calcext:value-type="float">
            <text:p>12</text:p>
          </table:table-cell>
          <table:table-cell table:style-name="ce100"/>
          <table:table-cell table:style-name="ce108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2119066.0153532" calcext:value-type="float">
            <text:p><text:s/>52,119,066 <text:s/></text:p>
          </table:table-cell>
          <table:table-cell table:style-name="ce63" table:number-columns-repeated="2"/>
          <table:table-cell table:style-name="ce88" office:value-type="float" office:value="13" calcext:value-type="float">
            <text:p>13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4" calcext:value-type="float">
            <text:p>14</text:p>
          </table:table-cell>
          <table:table-cell table:style-name="ce100"/>
          <table:table-cell table:style-name="ce108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625065.6212956" calcext:value-type="float">
            <text:p><text:s/>50,625,066 <text:s/></text:p>
          </table:table-cell>
          <table:table-cell table:style-name="ce63" table:number-columns-repeated="2"/>
          <table:table-cell table:style-name="ce88" office:value-type="float" office:value="15" calcext:value-type="float">
            <text:p>15</text:p>
          </table:table-cell>
          <table:table-cell table:style-name="ce100"/>
          <table:table-cell table:style-name="ce108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41679.18735712" calcext:value-type="float">
            <text:p><text:s/>641,679 <text:s/></text:p>
          </table:table-cell>
          <table:table-cell table:style-name="ce63" table:number-columns-repeated="2"/>
          <table:table-cell table:style-name="ce88" office:value-type="float" office:value="16" calcext:value-type="float">
            <text:p>16</text:p>
          </table:table-cell>
          <table:table-cell table:style-name="ce100"/>
          <table:table-cell table:style-name="ce108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58812.887124445" calcext:value-type="float">
            <text:p><text:s/>558,813 <text:s/></text:p>
          </table:table-cell>
          <table:table-cell table:style-name="ce63" table:number-columns-repeated="2"/>
          <table:table-cell table:style-name="ce88" office:value-type="float" office:value="17" calcext:value-type="float">
            <text:p>17</text:p>
          </table:table-cell>
          <table:table-cell table:style-name="ce100"/>
          <table:table-cell table:style-name="ce108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1561090.4932847" calcext:value-type="float">
            <text:p><text:s/>11,561,090 <text:s/></text:p>
          </table:table-cell>
          <table:table-cell table:style-name="ce72" table:number-columns-repeated="2"/>
          <table:table-cell table:style-name="ce88" office:value-type="float" office:value="18" calcext:value-type="float">
            <text:p>18</text:p>
          </table:table-cell>
          <table:table-cell table:style-name="ce100"/>
          <table:table-cell table:style-name="ce108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68881.04647378" calcext:value-type="float">
            <text:p><text:s/>2,668,881 <text:s/></text:p>
          </table:table-cell>
          <table:table-cell table:style-name="ce42" office:value-type="float" office:value="119898679.501092" calcext:value-type="float">
            <text:p><text:s/>119,898,680 <text:s/></text:p>
          </table:table-cell>
          <table:table-cell table:style-name="ce63" table:number-columns-repeated="2"/>
          <table:table-cell table:style-name="ce87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7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68881.04647378" calcext:value-type="float">
            <text:p><text:s/>2,668,881 <text:s/></text:p>
          </table:table-cell>
          <table:table-cell table:style-name="ce42" office:value-type="float" office:value="92460584.9558731" calcext:value-type="float">
            <text:p><text:s/>92,460,585 <text:s/></text:p>
          </table:table-cell>
          <table:table-cell table:style-name="ce63" table:number-columns-repeated="2"/>
          <table:table-cell table:style-name="ce88" office:value-type="float" office:value="20" calcext:value-type="float">
            <text:p>20</text:p>
          </table:table-cell>
          <table:table-cell table:style-name="ce100"/>
          <table:table-cell table:style-name="ce108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7438094.5452188" calcext:value-type="float">
            <text:p><text:s/>27,438,095 <text:s/></text:p>
          </table:table-cell>
          <table:table-cell table:style-name="ce72" table:number-columns-repeated="2"/>
          <table:table-cell table:style-name="ce89" office:value-type="float" office:value="21" calcext:value-type="float">
            <text:p>21</text:p>
          </table:table-cell>
          <table:table-cell table:style-name="ce40"/>
          <table:table-cell table:style-name="ce109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87046.044456444" calcext:value-type="float">
            <text:p><text:s/>587,046 <text:s/></text:p>
          </table:table-cell>
          <table:table-cell table:style-name="ce42" office:value-type="float" office:value="7372582.43141291" calcext:value-type="float">
            <text:p><text:s/>7,372,582 <text:s/></text:p>
          </table:table-cell>
          <table:table-cell table:style-name="ce63" table:number-columns-repeated="2"/>
          <table:table-cell table:style-name="ce88" office:value-type="float" office:value="22" calcext:value-type="float">
            <text:p>22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23" calcext:value-type="float">
            <text:p>23</text:p>
          </table:table-cell>
          <table:table-cell table:style-name="ce100"/>
          <table:table-cell table:style-name="ce108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18947.844666667" calcext:value-type="float">
            <text:p><text:s/>618,948 <text:s/></text:p>
          </table:table-cell>
          <table:table-cell table:style-name="ce63" table:number-columns-repeated="2"/>
          <table:table-cell table:style-name="ce88" office:value-type="float" office:value="24" calcext:value-type="float">
            <text:p>24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57754.505333333" calcext:value-type="float">
            <text:p><text:s/>657,755 <text:s/></text:p>
          </table:table-cell>
          <table:table-cell table:style-name="ce63" table:number-columns-repeated="2"/>
          <table:table-cell table:style-name="ce88" office:value-type="float" office:value="25" calcext:value-type="float">
            <text:p>25</text:p>
          </table:table-cell>
          <table:table-cell table:style-name="ce100"/>
          <table:table-cell table:style-name="ce108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96.23287333333" calcext:value-type="float">
            <text:p><text:s/>1,496 <text:s/></text:p>
          </table:table-cell>
          <table:table-cell table:style-name="ce63" table:number-columns-repeated="2"/>
          <table:table-cell table:style-name="ce88" office:value-type="float" office:value="26" calcext:value-type="float">
            <text:p>26</text:p>
          </table:table-cell>
          <table:table-cell table:style-name="ce100"/>
          <table:table-cell table:style-name="ce108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11904.080012" calcext:value-type="float">
            <text:p><text:s/>511,904 <text:s/></text:p>
          </table:table-cell>
          <table:table-cell table:style-name="ce42" office:value-type="float" office:value="4416218.65359958" calcext:value-type="float">
            <text:p><text:s/>4,416,219 <text:s/></text:p>
          </table:table-cell>
          <table:table-cell table:style-name="ce63" table:number-columns-repeated="2"/>
          <table:table-cell table:style-name="ce88" office:value-type="float" office:value="27" calcext:value-type="float">
            <text:p>27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35635.245426667" calcext:value-type="float">
            <text:p><text:s/>935,635 <text:s/></text:p>
          </table:table-cell>
          <table:table-cell table:style-name="ce63" table:number-columns-repeated="2"/>
          <table:table-cell table:style-name="ce88" office:value-type="float" office:value="28" calcext:value-type="float">
            <text:p>28</text:p>
          </table:table-cell>
          <table:table-cell table:style-name="ce100"/>
          <table:table-cell table:style-name="ce108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7062.86" calcext:value-type="float">
            <text:p><text:s/>397,063 <text:s/></text:p>
          </table:table-cell>
          <table:table-cell table:style-name="ce63" table:number-columns-repeated="2"/>
          <table:table-cell table:style-name="ce88" office:value-type="float" office:value="29" calcext:value-type="float">
            <text:p>29</text:p>
          </table:table-cell>
          <table:table-cell table:style-name="ce100"/>
          <table:table-cell table:style-name="ce108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5141.9644444444" calcext:value-type="float">
            <text:p><text:s/>75,142 <text:s/></text:p>
          </table:table-cell>
          <table:table-cell table:style-name="ce42" office:value-type="float" office:value="309755.963871111" calcext:value-type="float">
            <text:p><text:s/>309,756 <text:s/></text:p>
          </table:table-cell>
          <table:table-cell table:style-name="ce63" table:number-columns-repeated="2"/>
          <table:table-cell table:style-name="ce88" office:value-type="float" office:value="30" calcext:value-type="float">
            <text:p>30</text:p>
          </table:table-cell>
          <table:table-cell table:style-name="ce100"/>
          <table:table-cell table:style-name="ce108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5711.1256422222" calcext:value-type="float">
            <text:p><text:s/>35,711 <text:s/></text:p>
          </table:table-cell>
          <table:table-cell table:style-name="ce72" table:number-columns-repeated="2"/>
          <table:table-cell table:style-name="ce89" office:value-type="float" office:value="31" calcext:value-type="float">
            <text:p>31</text:p>
          </table:table-cell>
          <table:table-cell table:style-name="ce40"/>
          <table:table-cell table:style-name="ce109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988190.703206667" calcext:value-type="float">
            <text:p><text:s/>988,191 <text:s/></text:p>
          </table:table-cell>
          <table:table-cell table:style-name="ce73" table:number-columns-repeated="2"/>
          <table:table-cell table:style-name="ce90" office:value-type="float" office:value="32" calcext:value-type="float">
            <text:p>32</text:p>
          </table:table-cell>
          <table:table-cell table:style-name="ce101" office:value-type="string" calcext:value-type="string">
            <text:p>-</text:p>
          </table:table-cell>
          <table:table-cell table:style-name="ce110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04694" calcext:value-type="float">
            <text:p><text:s/>104,694 <text:s/></text:p>
          </table:table-cell>
          <table:table-cell table:style-name="ce44" office:value-type="float" office:value="2081835.00201733" calcext:value-type="float">
            <text:p><text:s/>2,081,835 <text:s/></text:p>
          </table:table-cell>
          <table:table-cell table:style-name="ce44" office:value-type="float" office:value="80292410.0304788" calcext:value-type="float">
            <text:p><text:s/>80,292,410 <text:s/></text:p>
          </table:table-cell>
          <table:table-cell table:style-name="ce73" table:number-columns-repeated="2"/>
          <table:table-cell table:style-name="ce89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04694" calcext:value-type="float">
            <text:p><text:s/>104,694 <text:s/></text:p>
          </table:table-cell>
          <table:table-cell table:style-name="ce44" office:value-type="float" office:value="2081835.00201733" calcext:value-type="float">
            <text:p><text:s/>2,081,835 <text:s/></text:p>
          </table:table-cell>
          <table:table-cell table:style-name="ce44" office:value-type="float" office:value="53907654.8804077" calcext:value-type="float">
            <text:p><text:s/>53,907,655 <text:s/></text:p>
          </table:table-cell>
          <table:table-cell table:style-name="ce73" table:number-columns-repeated="2"/>
          <table:table-cell table:style-name="ce90" office:value-type="float" office:value="34" calcext:value-type="float">
            <text:p>34</text:p>
          </table:table-cell>
          <table:table-cell table:style-name="ce101"/>
          <table:table-cell table:style-name="ce110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80705.37580533" calcext:value-type="float">
            <text:p><text:s/>2,080,705 <text:s/></text:p>
          </table:table-cell>
          <table:table-cell table:style-name="ce42" office:value-type="float" office:value="27393859.470583" calcext:value-type="float">
            <text:p><text:s/>27,393,859 <text:s/></text:p>
          </table:table-cell>
          <table:table-cell table:style-name="ce63" table:number-columns-repeated="2"/>
          <table:table-cell table:style-name="ce88" office:value-type="float" office:value="35" calcext:value-type="float">
            <text:p>35</text:p>
          </table:table-cell>
          <table:table-cell table:style-name="ce100"/>
          <table:table-cell table:style-name="ce108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230.6929300333" calcext:value-type="float">
            <text:p><text:s/>24,231 <text:s/></text:p>
          </table:table-cell>
          <table:table-cell table:style-name="ce63" table:number-columns-repeated="2"/>
          <table:table-cell table:style-name="ce88" office:value-type="float" office:value="36" calcext:value-type="float">
            <text:p>36</text:p>
          </table:table-cell>
          <table:table-cell table:style-name="ce100"/>
          <table:table-cell table:style-name="ce108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420.06948" calcext:value-type="float">
            <text:p><text:s/>25,420 <text:s/></text:p>
          </table:table-cell>
          <table:table-cell table:style-name="ce42" office:value-type="float" office:value="797494.344893007" calcext:value-type="float">
            <text:p><text:s/>797,494 <text:s/></text:p>
          </table:table-cell>
          <table:table-cell table:style-name="ce63" table:number-columns-repeated="2"/>
          <table:table-cell table:style-name="ce88" office:value-type="float" office:value="37" calcext:value-type="float">
            <text:p>37</text:p>
          </table:table-cell>
          <table:table-cell table:style-name="ce100"/>
          <table:table-cell table:style-name="ce108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6335.943524" calcext:value-type="float">
            <text:p><text:s/>46,336 <text:s/></text:p>
          </table:table-cell>
          <table:table-cell table:style-name="ce42" office:value-type="float" office:value="1270842.37069996" calcext:value-type="float">
            <text:p><text:s/>1,270,842 <text:s/></text:p>
          </table:table-cell>
          <table:table-cell table:style-name="ce63" table:number-columns-repeated="2"/>
          <table:table-cell table:style-name="ce88" office:value-type="float" office:value="38" calcext:value-type="float">
            <text:p>38</text:p>
          </table:table-cell>
          <table:table-cell table:style-name="ce100"/>
          <table:table-cell table:style-name="ce108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27.89151333333" calcext:value-type="float">
            <text:p><text:s/>1,228 <text:s/></text:p>
          </table:table-cell>
          <table:table-cell table:style-name="ce42" office:value-type="float" office:value="29633.6192721111" calcext:value-type="float">
            <text:p><text:s/>29,634 <text:s/></text:p>
          </table:table-cell>
          <table:table-cell table:style-name="ce63" table:number-columns-repeated="2"/>
          <table:table-cell table:style-name="ce88" office:value-type="float" office:value="39" calcext:value-type="float">
            <text:p>39</text:p>
          </table:table-cell>
          <table:table-cell table:style-name="ce100"/>
          <table:table-cell table:style-name="ce108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278.6920073111" calcext:value-type="float">
            <text:p><text:s/>43,279 <text:s/></text:p>
          </table:table-cell>
          <table:table-cell table:style-name="ce63" table:number-columns-repeated="2"/>
          <table:table-cell table:style-name="ce88" office:value-type="float" office:value="40" calcext:value-type="float">
            <text:p>40</text:p>
          </table:table-cell>
          <table:table-cell table:style-name="ce100"/>
          <table:table-cell table:style-name="ce108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318.92795777778" calcext:value-type="float">
            <text:p><text:s/>5,319 <text:s/></text:p>
          </table:table-cell>
          <table:table-cell table:style-name="ce42" office:value-type="float" office:value="1125001.07913329" calcext:value-type="float">
            <text:p><text:s/>1,125,001 <text:s/></text:p>
          </table:table-cell>
          <table:table-cell table:style-name="ce63" table:number-columns-repeated="2"/>
          <table:table-cell table:style-name="ce88" office:value-type="float" office:value="41" calcext:value-type="float">
            <text:p>41</text:p>
          </table:table-cell>
          <table:table-cell table:style-name="ce100"/>
          <table:table-cell table:style-name="ce108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2426.9530165978" calcext:value-type="float">
            <text:p><text:s/>62,427 <text:s/></text:p>
          </table:table-cell>
          <table:table-cell table:style-name="ce63" table:number-columns-repeated="2"/>
          <table:table-cell table:style-name="ce88" office:value-type="float" office:value="42" calcext:value-type="float">
            <text:p>42</text:p>
          </table:table-cell>
          <table:table-cell table:style-name="ce100"/>
          <table:table-cell table:style-name="ce108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66007.73930133" calcext:value-type="float">
            <text:p><text:s/>1,866,008 <text:s/></text:p>
          </table:table-cell>
          <table:table-cell table:style-name="ce42" office:value-type="float" office:value="8283313.76363493" calcext:value-type="float">
            <text:p><text:s/>8,283,314 <text:s/></text:p>
          </table:table-cell>
          <table:table-cell table:style-name="ce63" table:number-columns-repeated="2"/>
          <table:table-cell table:style-name="ce88" office:value-type="float" office:value="43" calcext:value-type="float">
            <text:p>43</text:p>
          </table:table-cell>
          <table:table-cell table:style-name="ce100"/>
          <table:table-cell table:style-name="ce108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47743.60000356" calcext:value-type="float">
            <text:p><text:s/>1,747,744 <text:s/></text:p>
          </table:table-cell>
          <table:table-cell table:style-name="ce42" office:value-type="float" office:value="6443479.30392525" calcext:value-type="float">
            <text:p><text:s/>6,443,479 <text:s/></text:p>
          </table:table-cell>
          <table:table-cell table:style-name="ce63" table:number-columns-repeated="2"/>
          <table:table-cell table:style-name="ce88" office:value-type="float" office:value="44" calcext:value-type="float">
            <text:p>44</text:p>
          </table:table-cell>
          <table:table-cell table:style-name="ce100"/>
          <table:table-cell table:style-name="ce108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474098.324642222" calcext:value-type="float">
            <text:p>( 474,098 <text:s/>)</text:p>
          </table:table-cell>
          <table:table-cell table:style-name="ce45" office:value-type="float" office:value="1205377.85851289" calcext:value-type="float">
            <text:p>( 1,205,378 <text:s/>)</text:p>
          </table:table-cell>
          <table:table-cell table:style-name="ce74"/>
          <table:table-cell table:style-name="ce63"/>
          <table:table-cell table:style-name="ce88" office:value-type="float" office:value="45" calcext:value-type="float">
            <text:p>45</text:p>
          </table:table-cell>
          <table:table-cell table:style-name="ce100"/>
          <table:table-cell table:style-name="ce108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273645.27536133" calcext:value-type="float">
            <text:p>( 1,273,645 <text:s/>)</text:p>
          </table:table-cell>
          <table:table-cell table:style-name="ce45" office:value-type="float" office:value="5219081.08071902" calcext:value-type="float">
            <text:p>( 5,219,081 <text:s/>)</text:p>
          </table:table-cell>
          <table:table-cell table:style-name="ce74"/>
          <table:table-cell table:style-name="ce63"/>
          <table:table-cell table:style-name="ce88" office:value-type="float" office:value="46" calcext:value-type="float">
            <text:p>46</text:p>
          </table:table-cell>
          <table:table-cell table:style-name="ce100"/>
          <table:table-cell table:style-name="ce108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9020.3646933333" calcext:value-type="float">
            <text:p>( 19,020 <text:s/>)</text:p>
          </table:table-cell>
          <table:table-cell table:style-name="ce74"/>
          <table:table-cell table:style-name="ce63"/>
          <table:table-cell table:style-name="ce88" office:value-type="float" office:value="47" calcext:value-type="float">
            <text:p>47</text:p>
          </table:table-cell>
          <table:table-cell table:style-name="ce100"/>
          <table:table-cell table:style-name="ce108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0858.6755555556" calcext:value-type="float">
            <text:p><text:s/>90,859 <text:s/></text:p>
          </table:table-cell>
          <table:table-cell table:style-name="ce42" office:value-type="float" office:value="927446.018173962" calcext:value-type="float">
            <text:p><text:s/>927,446 <text:s/></text:p>
          </table:table-cell>
          <table:table-cell table:style-name="ce63" table:number-columns-repeated="2"/>
          <table:table-cell table:style-name="ce88" office:value-type="float" office:value="48" calcext:value-type="float">
            <text:p>48</text:p>
          </table:table-cell>
          <table:table-cell table:style-name="ce100"/>
          <table:table-cell table:style-name="ce108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16.39521555556" calcext:value-type="float">
            <text:p><text:s/>1,816 <text:s/></text:p>
          </table:table-cell>
          <table:table-cell table:style-name="ce42" office:value-type="float" office:value="661155.64099175" calcext:value-type="float">
            <text:p><text:s/>661,156 <text:s/></text:p>
          </table:table-cell>
          <table:table-cell table:style-name="ce63" table:number-columns-repeated="2"/>
          <table:table-cell table:style-name="ce88" office:value-type="float" office:value="49" calcext:value-type="float">
            <text:p>49</text:p>
          </table:table-cell>
          <table:table-cell table:style-name="ce100"/>
          <table:table-cell table:style-name="ce108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25589.0685266667" calcext:value-type="float">
            <text:p><text:s/>25,589 <text:s/></text:p>
          </table:table-cell>
          <table:table-cell table:style-name="ce46" office:value-type="float" office:value="251232.800543967" calcext:value-type="float">
            <text:p><text:s/>251,233 <text:s/></text:p>
          </table:table-cell>
          <table:table-cell table:style-name="ce75"/>
          <table:table-cell table:style-name="ce79"/>
          <table:table-cell table:style-name="ce91" office:value-type="float" office:value="50" calcext:value-type="float">
            <text:p>50</text:p>
          </table:table-cell>
          <table:table-cell table:style-name="ce102"/>
          <table:table-cell table:style-name="ce111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038.19082" calcext:value-type="float">
            <text:p><text:s/>18,038 <text:s/></text:p>
          </table:table-cell>
          <table:table-cell table:style-name="ce42" office:value-type="float" office:value="267197.843606008" calcext:value-type="float">
            <text:p><text:s/>267,198 <text:s/></text:p>
          </table:table-cell>
          <table:table-cell table:style-name="ce63"/>
          <table:table-cell table:style-name="ce80"/>
          <table:table-cell table:style-name="ce92" office:value-type="float" office:value="51" calcext:value-type="float">
            <text:p>51</text:p>
          </table:table-cell>
          <table:table-cell table:style-name="ce100"/>
          <table:table-cell table:style-name="ce108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0141.951507346" calcext:value-type="float">
            <text:p><text:s/>200,142 <text:s/></text:p>
          </table:table-cell>
          <table:table-cell table:style-name="ce63"/>
          <table:table-cell table:style-name="ce80"/>
          <table:table-cell table:style-name="ce92" office:value-type="float" office:value="52" calcext:value-type="float">
            <text:p>52</text:p>
          </table:table-cell>
          <table:table-cell table:style-name="ce100"/>
          <table:table-cell table:style-name="ce108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66385.7280955556" calcext:value-type="float">
            <text:p><text:s/>66,386 <text:s/></text:p>
          </table:table-cell>
          <table:table-cell table:style-name="ce46" office:value-type="float" office:value="834481.948061966" calcext:value-type="float">
            <text:p><text:s/>834,482 <text:s/></text:p>
          </table:table-cell>
          <table:table-cell table:style-name="ce75"/>
          <table:table-cell table:style-name="ce79"/>
          <table:table-cell table:style-name="ce91" office:value-type="float" office:value="53" calcext:value-type="float">
            <text:p>53</text:p>
          </table:table-cell>
          <table:table-cell table:style-name="ce102"/>
          <table:table-cell table:style-name="ce111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0.754" calcext:value-type="float">
            <text:p><text:s/>1 <text:s/></text:p>
          </table:table-cell>
          <table:table-cell table:style-name="ce42" office:value-type="float" office:value="2097032.36938552" calcext:value-type="float">
            <text:p><text:s/>2,097,032 <text:s/></text:p>
          </table:table-cell>
          <table:table-cell table:style-name="ce63"/>
          <table:table-cell table:style-name="ce80"/>
          <table:table-cell table:style-name="ce92" office:value-type="float" office:value="54" calcext:value-type="float">
            <text:p>54</text:p>
          </table:table-cell>
          <table:table-cell table:style-name="ce100"/>
          <table:table-cell table:style-name="ce108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93245.67447333" calcext:value-type="float">
            <text:p><text:s/>1,193,246 <text:s/></text:p>
          </table:table-cell>
          <table:table-cell table:style-name="ce63"/>
          <table:table-cell table:style-name="ce80"/>
          <table:table-cell table:style-name="ce92" office:value-type="float" office:value="55" calcext:value-type="float">
            <text:p>55</text:p>
          </table:table-cell>
          <table:table-cell table:style-name="ce100"/>
          <table:table-cell table:style-name="ce108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0.754" calcext:value-type="float">
            <text:p><text:s/>1 <text:s/></text:p>
          </table:table-cell>
          <table:table-cell table:style-name="ce42" office:value-type="float" office:value="903786.694912187" calcext:value-type="float">
            <text:p><text:s/>903,787 <text:s/></text:p>
          </table:table-cell>
          <table:table-cell table:style-name="ce63"/>
          <table:table-cell table:style-name="ce80"/>
          <table:table-cell table:style-name="ce92" office:value-type="float" office:value="56" calcext:value-type="float">
            <text:p>56</text:p>
          </table:table-cell>
          <table:table-cell table:style-name="ce100"/>
          <table:table-cell table:style-name="ce108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0.754" calcext:value-type="float">
            <text:p>( 1 <text:s/>)</text:p>
          </table:table-cell>
          <table:table-cell table:style-name="ce45" office:value-type="float" office:value="194007.971442898" calcext:value-type="float">
            <text:p>( 194,008 <text:s/>)</text:p>
          </table:table-cell>
          <table:table-cell table:style-name="ce74"/>
          <table:table-cell table:style-name="ce80"/>
          <table:table-cell table:style-name="ce92" office:value-type="float" office:value="57" calcext:value-type="float">
            <text:p>57</text:p>
          </table:table-cell>
          <table:table-cell table:style-name="ce100"/>
          <table:table-cell table:style-name="ce108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539501.584195956" calcext:value-type="float">
            <text:p>( 539,502 <text:s/>)</text:p>
          </table:table-cell>
          <table:table-cell table:style-name="ce76"/>
          <table:table-cell table:style-name="ce79"/>
          <table:table-cell table:style-name="ce91" office:value-type="float" office:value="58" calcext:value-type="float">
            <text:p>58</text:p>
          </table:table-cell>
          <table:table-cell table:style-name="ce102"/>
          <table:table-cell table:style-name="ce111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730.6197777778" calcext:value-type="float">
            <text:p><text:s/>12,731 <text:s/></text:p>
          </table:table-cell>
          <table:table-cell table:style-name="ce42" office:value-type="float" office:value="4497019.23542357" calcext:value-type="float">
            <text:p><text:s/>4,497,019 <text:s/></text:p>
          </table:table-cell>
          <table:table-cell table:style-name="ce63"/>
          <table:table-cell table:style-name="ce80"/>
          <table:table-cell table:style-name="ce92" office:value-type="float" office:value="59" calcext:value-type="float">
            <text:p>59</text:p>
          </table:table-cell>
          <table:table-cell table:style-name="ce100"/>
          <table:table-cell table:style-name="ce108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389.73111111111" calcext:value-type="float">
            <text:p><text:s/>6,390 <text:s/></text:p>
          </table:table-cell>
          <table:table-cell table:style-name="ce42" office:value-type="float" office:value="4138770.88576276" calcext:value-type="float">
            <text:p><text:s/>4,138,771 <text:s/></text:p>
          </table:table-cell>
          <table:table-cell table:style-name="ce63"/>
          <table:table-cell table:style-name="ce80"/>
          <table:table-cell table:style-name="ce92" office:value-type="float" office:value="60" calcext:value-type="float">
            <text:p>60</text:p>
          </table:table-cell>
          <table:table-cell table:style-name="ce100"/>
          <table:table-cell table:style-name="ce108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340.88866666667" calcext:value-type="float">
            <text:p><text:s/>6,341 <text:s/></text:p>
          </table:table-cell>
          <table:table-cell table:style-name="ce42" office:value-type="float" office:value="358248.349660807" calcext:value-type="float">
            <text:p><text:s/>358,248 <text:s/></text:p>
          </table:table-cell>
          <table:table-cell table:style-name="ce63"/>
          <table:table-cell table:style-name="ce80"/>
          <table:table-cell table:style-name="ce92" office:value-type="float" office:value="61" calcext:value-type="float">
            <text:p>61</text:p>
          </table:table-cell>
          <table:table-cell table:style-name="ce100"/>
          <table:table-cell table:style-name="ce108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6340.88866666667" calcext:value-type="float">
            <text:p>( 6,341 <text:s/>)</text:p>
          </table:table-cell>
          <table:table-cell table:style-name="ce45" office:value-type="float" office:value="177082.814791867" calcext:value-type="float">
            <text:p>( 177,083 <text:s/>)</text:p>
          </table:table-cell>
          <table:table-cell table:style-name="ce74"/>
          <table:table-cell table:style-name="ce80"/>
          <table:table-cell table:style-name="ce92" office:value-type="float" office:value="62" calcext:value-type="float">
            <text:p>62</text:p>
          </table:table-cell>
          <table:table-cell table:style-name="ce100"/>
          <table:table-cell table:style-name="ce108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16.65422444444" calcext:value-type="float">
            <text:p><text:s/>1,017 <text:s/></text:p>
          </table:table-cell>
          <table:table-cell table:style-name="ce42" office:value-type="float" office:value="910327.079984377" calcext:value-type="float">
            <text:p><text:s/>910,327 <text:s/></text:p>
          </table:table-cell>
          <table:table-cell table:style-name="ce63"/>
          <table:table-cell table:style-name="ce80"/>
          <table:table-cell table:style-name="ce92" office:value-type="float" office:value="63" calcext:value-type="float">
            <text:p>63</text:p>
          </table:table-cell>
          <table:table-cell table:style-name="ce100"/>
          <table:table-cell table:style-name="ce108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295858.645220174" calcext:value-type="float">
            <text:p><text:s/>295,859 <text:s/></text:p>
          </table:table-cell>
          <table:table-cell table:style-name="ce75"/>
          <table:table-cell table:style-name="ce79"/>
          <table:table-cell table:style-name="ce91" office:value-type="float" office:value="64" calcext:value-type="float">
            <text:p>64</text:p>
          </table:table-cell>
          <table:table-cell table:style-name="ce102"/>
          <table:table-cell table:style-name="ce111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031.1735555556" calcext:value-type="float">
            <text:p><text:s/>38,031 <text:s/></text:p>
          </table:table-cell>
          <table:table-cell table:style-name="ce42" office:value-type="float" office:value="5275470.24149835" calcext:value-type="float">
            <text:p><text:s/>5,275,470 <text:s/></text:p>
          </table:table-cell>
          <table:table-cell table:style-name="ce63"/>
          <table:table-cell table:style-name="ce80"/>
          <table:table-cell table:style-name="ce92" office:value-type="float" office:value="65" calcext:value-type="float">
            <text:p>65</text:p>
          </table:table-cell>
          <table:table-cell table:style-name="ce100"/>
          <table:table-cell table:style-name="ce108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031.1735555556" calcext:value-type="float">
            <text:p><text:s/>38,031 <text:s/></text:p>
          </table:table-cell>
          <table:table-cell table:style-name="ce42" office:value-type="float" office:value="4717303.37298054" calcext:value-type="float">
            <text:p><text:s/>4,717,303 <text:s/></text:p>
          </table:table-cell>
          <table:table-cell table:style-name="ce74"/>
          <table:table-cell table:style-name="ce80"/>
          <table:table-cell table:style-name="ce92" office:value-type="float" office:value="66" calcext:value-type="float">
            <text:p>66</text:p>
          </table:table-cell>
          <table:table-cell table:style-name="ce100"/>
          <table:table-cell table:style-name="ce108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.7768888888889" calcext:value-type="float">
            <text:p><text:s/>21 <text:s/></text:p>
          </table:table-cell>
          <table:table-cell table:style-name="ce42" office:value-type="float" office:value="342388.089751972" calcext:value-type="float">
            <text:p><text:s/>342,388 <text:s/></text:p>
          </table:table-cell>
          <table:table-cell table:style-name="ce63"/>
          <table:table-cell table:style-name="ce80"/>
          <table:table-cell table:style-name="ce92" office:value-type="float" office:value="67" calcext:value-type="float">
            <text:p>67</text:p>
          </table:table-cell>
          <table:table-cell table:style-name="ce100"/>
          <table:table-cell table:style-name="ce108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5324.954385" calcext:value-type="float">
            <text:p><text:s/>65,325 <text:s/></text:p>
          </table:table-cell>
          <table:table-cell table:style-name="ce63"/>
          <table:table-cell table:style-name="ce80"/>
          <table:table-cell table:style-name="ce92" office:value-type="float" office:value="68" calcext:value-type="float">
            <text:p>68</text:p>
          </table:table-cell>
          <table:table-cell table:style-name="ce100"/>
          <table:table-cell table:style-name="ce108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0.906666666667" calcext:value-type="float">
            <text:p><text:s/>171 <text:s/></text:p>
          </table:table-cell>
          <table:table-cell table:style-name="ce42" office:value-type="float" office:value="311479.184135556" calcext:value-type="float">
            <text:p><text:s/>311,479 <text:s/></text:p>
          </table:table-cell>
          <table:table-cell table:style-name="ce63"/>
          <table:table-cell table:style-name="ce80"/>
          <table:table-cell table:style-name="ce92" office:value-type="float" office:value="69" calcext:value-type="float">
            <text:p>69</text:p>
          </table:table-cell>
          <table:table-cell table:style-name="ce100"/>
          <table:table-cell table:style-name="ce108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4254.901777399" calcext:value-type="float">
            <text:p><text:s/>504,255 <text:s/></text:p>
          </table:table-cell>
          <table:table-cell table:style-name="ce63" table:number-columns-repeated="2"/>
          <table:table-cell table:style-name="ce88" office:value-type="float" office:value="70" calcext:value-type="float">
            <text:p>70</text:p>
          </table:table-cell>
          <table:table-cell table:style-name="ce100"/>
          <table:table-cell table:style-name="ce108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6948.377414078" calcext:value-type="float">
            <text:p><text:s/>106,948 <text:s/></text:p>
          </table:table-cell>
          <table:table-cell table:style-name="ce63" table:number-columns-repeated="2"/>
          <table:table-cell table:style-name="ce88" office:value-type="float" office:value="71" calcext:value-type="float">
            <text:p>71</text:p>
          </table:table-cell>
          <table:table-cell table:style-name="ce100"/>
          <table:table-cell table:style-name="ce108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9713.1328444444" calcext:value-type="float">
            <text:p><text:s/>49,713 <text:s/></text:p>
          </table:table-cell>
          <table:table-cell table:style-name="ce72" table:number-columns-repeated="2"/>
          <table:table-cell table:style-name="ce89" office:value-type="float" office:value="72" calcext:value-type="float">
            <text:p>72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314775.0906984" calcext:value-type="float">
            <text:p><text:s/>13,314,775 <text:s/></text:p>
          </table:table-cell>
          <table:table-cell table:style-name="ce63" table:number-columns-repeated="2"/>
          <table:table-cell table:style-name="ce87" office:value-type="float" office:value="73" calcext:value-type="float">
            <text:p>73</text:p>
          </table:table-cell>
          <table:table-cell table:style-name="ce37"/>
          <table:table-cell table:style-name="ce107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8521.438222222" calcext:value-type="float">
            <text:p><text:s/>108,521 <text:s/></text:p>
          </table:table-cell>
          <table:table-cell table:style-name="ce63" table:number-columns-repeated="2"/>
          <table:table-cell table:style-name="ce88" office:value-type="float" office:value="74" calcext:value-type="float">
            <text:p>74</text:p>
          </table:table-cell>
          <table:table-cell table:style-name="ce100"/>
          <table:table-cell table:style-name="ce108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989690.7010406" calcext:value-type="float">
            <text:p><text:s/>12,989,691 <text:s/></text:p>
          </table:table-cell>
          <table:table-cell table:style-name="ce63" table:number-columns-repeated="2"/>
          <table:table-cell table:style-name="ce88" office:value-type="float" office:value="75" calcext:value-type="float">
            <text:p>75</text:p>
          </table:table-cell>
          <table:table-cell table:style-name="ce100"/>
          <table:table-cell table:style-name="ce108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6668.482077778" calcext:value-type="float">
            <text:p><text:s/>156,668 <text:s/></text:p>
          </table:table-cell>
          <table:table-cell table:style-name="ce63" table:number-columns-repeated="2"/>
          <table:table-cell table:style-name="ce88" office:value-type="float" office:value="76" calcext:value-type="float">
            <text:p>76</text:p>
          </table:table-cell>
          <table:table-cell table:style-name="ce100"/>
          <table:table-cell table:style-name="ce108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89.27469111111" calcext:value-type="float">
            <text:p><text:s/>3,589 <text:s/></text:p>
          </table:table-cell>
          <table:table-cell table:style-name="ce63" table:number-columns-repeated="2"/>
          <table:table-cell table:style-name="ce88" office:value-type="float" office:value="77" calcext:value-type="float">
            <text:p>77</text:p>
          </table:table-cell>
          <table:table-cell table:style-name="ce100"/>
          <table:table-cell table:style-name="ce108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6305.1946666667" calcext:value-type="float">
            <text:p><text:s/>56,305 <text:s/></text:p>
          </table:table-cell>
          <table:table-cell table:style-name="ce63" table:number-columns-repeated="2"/>
          <table:table-cell table:style-name="ce88" office:value-type="float" office:value="78" calcext:value-type="float">
            <text:p>78</text:p>
          </table:table-cell>
          <table:table-cell table:style-name="ce100"/>
          <table:table-cell table:style-name="ce108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79" calcext:value-type="float">
            <text:p>79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24978.322517778" calcext:value-type="float">
            <text:p><text:s/>824,978 <text:s/></text:p>
          </table:table-cell>
          <table:table-cell table:style-name="ce63" table:number-columns-repeated="2"/>
          <table:table-cell table:style-name="ce87" office:value-type="float" office:value="80" calcext:value-type="float">
            <text:p>80</text:p>
          </table:table-cell>
          <table:table-cell table:style-name="ce37"/>
          <table:table-cell table:style-name="ce107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7774.595402222" calcext:value-type="float">
            <text:p><text:s/>267,775 <text:s/></text:p>
          </table:table-cell>
          <table:table-cell table:style-name="ce63" table:number-columns-repeated="2"/>
          <table:table-cell table:style-name="ce88" office:value-type="float" office:value="81" calcext:value-type="float">
            <text:p>81</text:p>
          </table:table-cell>
          <table:table-cell table:style-name="ce100"/>
          <table:table-cell table:style-name="ce108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557203.727115556" calcext:value-type="float">
            <text:p><text:s/>557,204 <text:s/></text:p>
          </table:table-cell>
          <table:table-cell table:style-name="ce72" table:number-columns-repeated="2"/>
          <table:table-cell table:style-name="ce89" office:value-type="float" office:value="82" calcext:value-type="float">
            <text:p>82</text:p>
          </table:table-cell>
          <table:table-cell table:style-name="ce40"/>
          <table:table-cell table:style-name="ce109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140.82" calcext:value-type="float">
            <text:p><text:s/>3,141 <text:s/></text:p>
          </table:table-cell>
          <table:table-cell table:style-name="ce42" office:value-type="float" office:value="1129.626212" calcext:value-type="float">
            <text:p><text:s/>1,130 <text:s/></text:p>
          </table:table-cell>
          <table:table-cell table:style-name="ce42" office:value-type="float" office:value="5821978.62992822" calcext:value-type="float">
            <text:p><text:s/>5,821,979 <text:s/></text:p>
          </table:table-cell>
          <table:table-cell table:style-name="ce63" table:number-columns-repeated="2"/>
          <table:table-cell table:style-name="ce88" office:value-type="float" office:value="83" calcext:value-type="float">
            <text:p>83</text:p>
          </table:table-cell>
          <table:table-cell table:style-name="ce100"/>
          <table:table-cell table:style-name="ce108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36506.91472046" calcext:value-type="float">
            <text:p><text:s/>1,436,507 <text:s/></text:p>
          </table:table-cell>
          <table:table-cell table:style-name="ce63" table:number-columns-repeated="2"/>
          <table:table-cell table:style-name="ce88" office:value-type="float" office:value="84" calcext:value-type="float">
            <text:p>84</text:p>
          </table:table-cell>
          <table:table-cell table:style-name="ce100"/>
          <table:table-cell table:style-name="ce108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90594.24838948" calcext:value-type="float">
            <text:p><text:s/>1,090,594 <text:s/></text:p>
          </table:table-cell>
          <table:table-cell table:style-name="ce63" table:number-columns-repeated="2"/>
          <table:table-cell table:style-name="ce88" office:value-type="float" office:value="85" calcext:value-type="float">
            <text:p>85</text:p>
          </table:table-cell>
          <table:table-cell table:style-name="ce100"/>
          <table:table-cell table:style-name="ce108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1904.119218289" calcext:value-type="float">
            <text:p><text:s/>221,904 <text:s/></text:p>
          </table:table-cell>
          <table:table-cell table:style-name="ce63" table:number-columns-repeated="2"/>
          <table:table-cell table:style-name="ce88" office:value-type="float" office:value="86" calcext:value-type="float">
            <text:p>86</text:p>
          </table:table-cell>
          <table:table-cell table:style-name="ce100"/>
          <table:table-cell table:style-name="ce108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2283.3813355556" calcext:value-type="float">
            <text:p><text:s/>72,283 <text:s/></text:p>
          </table:table-cell>
          <table:table-cell table:style-name="ce63" table:number-columns-repeated="2"/>
          <table:table-cell table:style-name="ce88" office:value-type="float" office:value="87" calcext:value-type="float">
            <text:p>87</text:p>
          </table:table-cell>
          <table:table-cell table:style-name="ce100"/>
          <table:table-cell table:style-name="ce108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7874.631142222" calcext:value-type="float">
            <text:p><text:s/>237,875 <text:s/></text:p>
          </table:table-cell>
          <table:table-cell table:style-name="ce63" table:number-columns-repeated="2"/>
          <table:table-cell table:style-name="ce88" office:value-type="float" office:value="88" calcext:value-type="float">
            <text:p>88</text:p>
          </table:table-cell>
          <table:table-cell table:style-name="ce100"/>
          <table:table-cell table:style-name="ce108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7984.530677778" calcext:value-type="float">
            <text:p><text:s/>327,985 <text:s/></text:p>
          </table:table-cell>
          <table:table-cell table:style-name="ce63" table:number-columns-repeated="2"/>
          <table:table-cell table:style-name="ce88" office:value-type="float" office:value="89" calcext:value-type="float">
            <text:p>89</text:p>
          </table:table-cell>
          <table:table-cell table:style-name="ce100"/>
          <table:table-cell table:style-name="ce108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0552.926933005" calcext:value-type="float">
            <text:p><text:s/>220,553 <text:s/></text:p>
          </table:table-cell>
          <table:table-cell table:style-name="ce63" table:number-columns-repeated="2"/>
          <table:table-cell table:style-name="ce88" office:value-type="float" office:value="90" calcext:value-type="float">
            <text:p>90</text:p>
          </table:table-cell>
          <table:table-cell table:style-name="ce100"/>
          <table:table-cell table:style-name="ce108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17.305333333333" calcext:value-type="float">
            <text:p><text:s/>717 <text:s/></text:p>
          </table:table-cell>
          <table:table-cell table:style-name="ce42" office:value-type="float" office:value="945913.677662409" calcext:value-type="float">
            <text:p><text:s/>945,914 <text:s/></text:p>
          </table:table-cell>
          <table:table-cell table:style-name="ce63" table:number-columns-repeated="2"/>
          <table:table-cell table:style-name="ce88" office:value-type="float" office:value="91" calcext:value-type="float">
            <text:p>91</text:p>
          </table:table-cell>
          <table:table-cell table:style-name="ce100"/>
          <table:table-cell table:style-name="ce108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3140.82" calcext:value-type="float">
            <text:p><text:s/>3,14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56621.196774717" calcext:value-type="float">
            <text:p><text:s/>756,621 <text:s/></text:p>
          </table:table-cell>
          <table:table-cell table:style-name="ce63" table:number-columns-repeated="2"/>
          <table:table-cell table:style-name="ce88" office:value-type="float" office:value="92" calcext:value-type="float">
            <text:p>92</text:p>
          </table:table-cell>
          <table:table-cell table:style-name="ce100"/>
          <table:table-cell table:style-name="ce108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412.320878666667" calcext:value-type="float">
            <text:p><text:s/>412 <text:s/></text:p>
          </table:table-cell>
          <table:table-cell table:style-name="ce43" office:value-type="float" office:value="511743.00307431" calcext:value-type="float">
            <text:p><text:s/>511,743 <text:s/></text:p>
          </table:table-cell>
          <table:table-cell table:style-name="ce72" table:number-columns-repeated="2"/>
          <table:table-cell table:style-name="ce89" office:value-type="float" office:value="93" calcext:value-type="float">
            <text:p>93</text:p>
          </table:table-cell>
          <table:table-cell table:style-name="ce40"/>
          <table:table-cell table:style-name="ce109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101553.18" calcext:value-type="float">
            <text:p><text:s/>101,553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6552063.36668036" calcext:value-type="float">
            <text:p><text:s/>6,552,063 <text:s/></text:p>
          </table:table-cell>
          <table:table-cell table:style-name="ce73" table:number-columns-repeated="2"/>
          <table:table-cell table:style-name="ce89" office:value-type="float" office:value="94" calcext:value-type="float">
            <text:p>94</text:p>
          </table:table-cell>
          <table:table-cell table:style-name="ce40"/>
          <table:table-cell table:style-name="ce109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384755.150071" calcext:value-type="float">
            <text:p><text:s/>26,384,755 <text:s/></text:p>
          </table:table-cell>
          <table:table-cell table:style-name="ce63" table:number-columns-repeated="2"/>
          <table:table-cell table:style-name="ce87" office:value-type="float" office:value="95" calcext:value-type="float">
            <text:p>95</text:p>
          </table:table-cell>
          <table:table-cell table:style-name="ce37"/>
          <table:table-cell table:style-name="ce107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384755.150071" calcext:value-type="float">
            <text:p><text:s/>26,384,755 <text:s/></text:p>
          </table:table-cell>
          <table:table-cell table:style-name="ce63" table:number-columns-repeated="2"/>
          <table:table-cell table:style-name="ce88" office:value-type="float" office:value="96" calcext:value-type="float">
            <text:p>96</text:p>
          </table:table-cell>
          <table:table-cell table:style-name="ce100"/>
          <table:table-cell table:style-name="ce108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2055532.9227816" calcext:value-type="float">
            <text:p>( 22,055,533 <text:s/>)</text:p>
          </table:table-cell>
          <table:table-cell table:style-name="ce74"/>
          <table:table-cell table:style-name="ce63"/>
          <table:table-cell table:style-name="ce88" office:value-type="float" office:value="97" calcext:value-type="float">
            <text:p>97</text:p>
          </table:table-cell>
          <table:table-cell table:style-name="ce100"/>
          <table:table-cell table:style-name="ce108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98" calcext:value-type="float">
            <text:p>98</text:p>
          </table:table-cell>
          <table:table-cell table:style-name="ce100"/>
          <table:table-cell table:style-name="ce108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99" calcext:value-type="float">
            <text:p>99</text:p>
          </table:table-cell>
          <table:table-cell table:style-name="ce40"/>
          <table:table-cell table:style-name="ce109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71" table:number-columns-repeated="2"/>
          <table:table-cell table:style-name="ce48" office:value-type="float" office:value="0" calcext:value-type="float">
            <text:p><text:s/></text:p>
          </table:table-cell>
          <table:table-cell table:style-name="ce93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12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5549709.630926" calcext:value-type="float">
            <text:p><text:s/>275,549,710 <text:s/></text:p>
          </table:table-cell>
          <table:table-cell table:style-name="ce77"/>
          <table:table-cell table:style-name="ce81"/>
          <table:table-cell table:style-name="ce94" office:value-type="float" office:value="1" calcext:value-type="float">
            <text:p>1</text:p>
          </table:table-cell>
          <table:table-cell table:style-name="ce103" office:value-type="string" calcext:value-type="string">
            <text:p><text:s/></text:p>
          </table:table-cell>
          <table:table-cell table:style-name="ce113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1979494.446" calcext:value-type="float">
            <text:p><text:s/>231,979,494 <text:s/></text:p>
          </table:table-cell>
          <table:table-cell table:style-name="ce77"/>
          <table:table-cell table:style-name="ce81"/>
          <table:table-cell table:style-name="ce94" office:value-type="float" office:value="2" calcext:value-type="float">
            <text:p>2</text:p>
          </table:table-cell>
          <table:table-cell table:style-name="ce103"/>
          <table:table-cell table:style-name="ce113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98755.184999" calcext:value-type="float">
            <text:p><text:s/>4,698,755 <text:s/></text:p>
          </table:table-cell>
          <table:table-cell table:style-name="ce77"/>
          <table:table-cell table:style-name="ce81"/>
          <table:table-cell table:style-name="ce94" office:value-type="float" office:value="3" calcext:value-type="float">
            <text:p>3</text:p>
          </table:table-cell>
          <table:table-cell table:style-name="ce103"/>
          <table:table-cell table:style-name="ce113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35585.999996" calcext:value-type="float">
            <text:p><text:s/>1,835,586 <text:s/></text:p>
          </table:table-cell>
          <table:table-cell table:style-name="ce77"/>
          <table:table-cell table:style-name="ce81"/>
          <table:table-cell table:style-name="ce95" office:value-type="float" office:value="4" calcext:value-type="float">
            <text:p>4</text:p>
          </table:table-cell>
          <table:table-cell table:style-name="ce104"/>
          <table:table-cell table:style-name="ce113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035873.999931" calcext:value-type="float">
            <text:p><text:s/>37,035,874 <text:s/></text:p>
          </table:table-cell>
          <table:table-cell table:style-name="ce77"/>
          <table:table-cell table:style-name="ce81"/>
          <table:table-cell table:style-name="ce94" office:value-type="float" office:value="5" calcext:value-type="float">
            <text:p>5</text:p>
          </table:table-cell>
          <table:table-cell table:style-name="ce103"/>
          <table:table-cell table:style-name="ce113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856670.329938" calcext:value-type="float">
            <text:p><text:s/>31,856,670 <text:s/></text:p>
          </table:table-cell>
          <table:table-cell table:style-name="ce77"/>
          <table:table-cell table:style-name="ce81"/>
          <table:table-cell table:style-name="ce94" office:value-type="float" office:value="6" calcext:value-type="float">
            <text:p>6</text:p>
          </table:table-cell>
          <table:table-cell table:style-name="ce103"/>
          <table:table-cell table:style-name="ce113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1856670.329938" calcext:value-type="float">
            <text:p><text:s/>31,856,670 <text:s/></text:p>
          </table:table-cell>
          <table:table-cell table:style-name="ce78"/>
          <table:table-cell table:style-name="ce82"/>
          <table:table-cell table:style-name="ce96" office:value-type="float" office:value="7" calcext:value-type="float">
            <text:p>7</text:p>
          </table:table-cell>
          <table:table-cell table:style-name="ce105"/>
          <table:table-cell table:style-name="ce114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60"/>
          <table:table-cell table:style-name="ce12"/>
          <table:table-cell/>
          <table:table-cell table:style-name="ce36" table:number-columns-repeated="1013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7"/>
          <table:table-cell table:number-columns-repeated="2"/>
          <table:table-cell table:style-name="ce13" table:number-columns-repeated="1013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3" style:display-name="一般_WESRB0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4:01</meta:creation-date>
    <meta:initial-creator>國際合作與能源統計科</meta:initial-creator>
    <dc:description>能源平衡表OECD能源統計格式(油當量單位)</dc:description>
    <meta:keyword>台灣能源平衡表</meta:keyword>
    <dc:creator>kenice</dc:creator>
    <meta:print-date>2018-05-11T02:27:10</meta:print-date>
    <dc:date>2020-03-02T03:54:33</dc:date>
    <dc:subject>能源平衡表OECD能源統計格式(油當量單位)</dc:subject>
    <dc:title>能源平衡表OECD能源統計格式(油當量單位)</dc:title>
    <meta:generator>LibreOffice/5.4.1.2$Windows_x86 LibreOffice_project/ea7cb86e6eeb2bf3a5af73a8f7777ac570321527</meta:generator>
    <meta:document-statistic meta:table-count="7" meta:cell-count="7763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